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1" svg:font-family="'MS Sans Serif'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8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23.7pt"/>
    </style:style>
    <style:style style:name="co4" style:family="table-column">
      <style:table-column-properties fo:break-before="auto" style:column-width="173.65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114.94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92.64pt"/>
    </style:style>
    <style:style style:name="co10" style:family="table-column">
      <style:table-column-properties fo:break-before="auto" style:column-width="109.39pt"/>
    </style:style>
    <style:style style:name="co11" style:family="table-column">
      <style:table-column-properties fo:break-before="auto" style:column-width="311.61pt"/>
    </style:style>
    <style:style style:name="co12" style:family="table-column">
      <style:table-column-properties fo:break-before="auto" style:column-width="53.09pt"/>
    </style:style>
    <style:style style:name="co13" style:family="table-column">
      <style:table-column-properties fo:break-before="auto" style:column-width="78.49pt"/>
    </style:style>
    <style:style style:name="co14" style:family="table-column">
      <style:table-column-properties fo:break-before="auto" style:column-width="91.16pt"/>
    </style:style>
    <style:style style:name="co15" style:family="table-column">
      <style:table-column-properties fo:break-before="auto" style:column-width="70.55pt"/>
    </style:style>
    <style:style style:name="co16" style:family="table-column">
      <style:table-column-properties fo:break-before="auto" style:column-width="56.3pt"/>
    </style:style>
    <style:style style:name="co17" style:family="table-column">
      <style:table-column-properties fo:break-before="auto" style:column-width="54.71pt"/>
    </style:style>
    <style:style style:name="co18" style:family="table-column">
      <style:table-column-properties fo:break-before="auto" style:column-width="67.41pt"/>
    </style:style>
    <style:style style:name="co19" style:family="table-column">
      <style:table-column-properties fo:break-before="auto" style:column-width="49.95pt"/>
    </style:style>
    <style:style style:name="co20" style:family="table-column">
      <style:table-column-properties fo:break-before="auto" style:column-width="51.56pt"/>
    </style:style>
    <style:style style:name="co21" style:family="table-column">
      <style:table-column-properties fo:break-before="auto" style:column-width="50.74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39.94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24.94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24.75pt" fo:break-before="auto" style:use-optimal-row-height="false"/>
    </style:style>
    <style:style style:name="ro9" style:family="table-row">
      <style:table-row-properties style:row-height="21.74pt" fo:break-before="auto" style:use-optimal-row-height="false"/>
    </style:style>
    <style:style style:name="ro10" style:family="table-row">
      <style:table-row-properties style:row-height="21pt" fo:break-before="auto" style:use-optimal-row-height="false"/>
    </style:style>
    <style:style style:name="ro11" style:family="table-row">
      <style:table-row-properties style:row-height="20.24pt" fo:break-before="auto" style:use-optimal-row-height="false"/>
    </style:style>
    <style:style style:name="ro12" style:family="table-row">
      <style:table-row-properties style:row-height="24.01pt" fo:break-before="auto" style:use-optimal-row-height="false"/>
    </style:style>
    <style:style style:name="ro13" style:family="table-row">
      <style:table-row-properties style:row-height="24.01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12.76pt" fo:break-before="auto" style:use-optimal-row-height="false"/>
    </style:style>
    <style:style style:name="ta1" style:family="table" style:master-page-name="PageStyle_5f_CVT_5f_Draft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2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double-thin #eff0f1" style:border-line-width-left="0.51pt 1.5pt 0.51pt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3" style:family="table-cell" style:parent-style-name="Default">
      <style:table-cell-properties style:glyph-orientation-vertical="0" fo:border-bottom="2.49pt double-thin #eff0f1" style:border-line-width-bottom="0.51pt 1.5pt 0.51pt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3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7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S Sans Serif1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MS Sans Serif1" style:font-size-complex="24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S Sans Serif1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MS Sans Serif1" style:font-size-complex="2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2.49pt double-thin #eff0f1" style:border-line-width-left="0.51pt 1.5pt 0.51pt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MS Sans Serif" style:font-size-complex="24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</style:style>
    <style:style style:name="ce60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eff0f1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7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wrap" fo:border-left="0.74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78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9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2" style:family="table-cell" style:parent-style-name="Default" style:data-style-name="N10126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1.76pt solid #eff0f1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1.76pt solid #eff0f1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84" style:family="table-cell" style:parent-style-name="Default" style:data-style-name="N10126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1.76pt solid #eff0f1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85" style:family="table-cell" style:parent-style-name="Default" style:data-style-name="N10126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1.76pt solid #eff0f1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7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9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9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94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100" style:family="table-cell" style:parent-style-name="Default" style:data-style-name="N10126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101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03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05" style:family="table-cell" style:parent-style-name="Default" style:data-style-name="N132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06" style:family="table-cell" style:parent-style-name="Default" style:data-style-name="N13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07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08" style:family="table-cell" style:parent-style-name="Default" style:data-style-name="N13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09" style:family="table-cell" style:parent-style-name="Default" style:data-style-name="N132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110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1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1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114" style:family="table-cell" style:parent-style-name="Default" style:data-style-name="N10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20.01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18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20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21" style:family="table-cell" style:parent-style-name="Default" style:data-style-name="N132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22" style:family="table-cell" style:parent-style-name="Default" style:data-style-name="N13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23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24" style:family="table-cell" style:parent-style-name="Default" style:data-style-name="N13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normal" style:font-size-asian="14pt" style:font-style-asian="normal" style:font-weight-asian="normal" style:font-name-complex="MS Sans Serif1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normal" style:font-size-asian="14pt" style:font-style-asian="normal" style:font-weight-asian="normal" style:font-name-complex="MS Sans Serif1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0.74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0.74pt solid #eff0f1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20.01pt" style:writing-mode="page"/>
    </style:style>
    <style:style style:name="ce133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34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35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36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37" style:family="table-cell" style:parent-style-name="Default" style:data-style-name="N3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38" style:family="table-cell" style:parent-style-name="Default" style:data-style-name="N3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39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4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41" style:family="table-cell" style:parent-style-name="Default" style:data-style-name="N3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4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43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44" style:family="table-cell" style:parent-style-name="Default" style:data-style-name="N136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45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46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normal" style:font-size-asian="14pt" style:font-style-asian="normal" style:font-weight-asian="normal" style:font-name-complex="MS Sans Serif1" style:font-size-complex="14pt" style:font-style-complex="normal" style:font-weight-complex="normal"/>
    </style:style>
    <style:style style:name="ce14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normal" style:font-size-asian="14pt" style:font-style-asian="normal" style:font-weight-asian="normal" style:font-name-complex="MS Sans Serif1" style:font-size-complex="14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0.74pt solid #eff0f1" style:direction="ltr" fo:padding="2.01pt" fo:border-right="0.74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0.74pt solid #eff0f1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0.74pt solid #eff0f1" style:direction="ltr" fo:padding="2.01pt" fo:border-right="0.74pt solid #eff0f1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53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56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57" style:family="table-cell" style:parent-style-name="Default" style:data-style-name="N132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0.74pt solid #eff0f1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0.74pt solid #eff0f1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0.74pt solid #eff0f1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</style:style>
    <style:style style:name="ce1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64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5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66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67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68" style:family="table-cell" style:parent-style-name="Default" style:data-style-name="N3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69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70" style:family="table-cell" style:parent-style-name="Default" style:data-style-name="N134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71" style:family="table-cell" style:parent-style-name="Default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72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normal" style:font-size-asian="14pt" style:font-style-asian="normal" style:font-weight-asian="normal" style:font-name-complex="MS Sans Serif1" style:font-size-complex="14pt" style:font-style-complex="normal" style:font-weight-complex="normal"/>
    </style:style>
    <style:style style:name="ce1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normal" style:font-size-asian="14pt" style:font-style-asian="normal" style:font-weight-asian="normal" style:font-name-complex="MS Sans Serif1" style:font-size-complex="14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177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4pt" fo:font-style="normal" fo:text-shadow="none" style:text-underline-style="none" fo:font-weight="bold" style:font-size-asian="14pt" style:font-style-asian="normal" style:font-weight-asian="bold" style:font-name-complex="MS Sans Serif1" style:font-size-complex="14pt" style:font-style-complex="normal" style:font-weight-complex="bold"/>
    </style:style>
    <style:style style:name="ce1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9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181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184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2.49pt double-thin #eff0f1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2.49pt double-thin #eff0f1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6" style:family="table-cell" style:parent-style-name="Default" style:data-style-name="N0">
      <style:table-cell-properties style:glyph-orientation-vertical="0" fo:border-bottom="2.49pt double-thin #eff0f1" style:border-line-width-bottom="0.51pt 1.5pt 0.51pt" style:cell-protect="none" style:print-content="true" style:diagonal-bl-tr="none" style:diagonal-tl-br="none" style:text-align-source="fix" style:repeat-content="false" fo:wrap-option="no-wrap" fo:border-left="2.49pt double-thin #eff0f1" style:border-line-width-left="0.51pt 1.5pt 0.51pt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7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24pt" fo:font-style="normal" fo:text-shadow="none" style:text-underline-style="none" fo:font-weight="bold" style:font-size-asian="24pt" style:font-style-asian="normal" style:font-weight-asian="bold" style:font-name-complex="MS Sans Serif1" style:font-size-complex="24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24pt" fo:font-style="normal" fo:text-shadow="none" style:text-underline-style="none" fo:font-weight="bold" style:font-size-asian="24pt" style:font-style-asian="normal" style:font-weight-asian="bold" style:font-name-complex="MS Sans Serif1" style:font-size-complex="24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24pt" fo:font-style="normal" fo:text-shadow="none" style:text-underline-style="none" fo:font-weight="bold" style:font-size-asian="24pt" style:font-style-asian="normal" style:font-weight-asian="bold" style:font-name-complex="MS Sans Serif1" style:font-size-complex="24pt" style:font-style-complex="normal" style:font-weight-complex="bold"/>
    </style:style>
    <style:style style:name="ce1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2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3" style:family="table-cell" style:parent-style-name="Default" style:data-style-name="N13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94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95" style:family="table-cell" style:parent-style-name="Default" style:data-style-name="N134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196" style:family="table-cell" style:parent-style-name="Default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2.49pt double-thin #eff0f1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19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0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2.49pt double-thin #eff0f1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0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4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2.49pt double-thin #eff0f1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05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6" style:family="table-cell" style:parent-style-name="Default" style:data-style-name="N1012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2.49pt double-thin #eff0f1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07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2.49pt double-thin #eff0f1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208" style:family="table-cell" style:parent-style-name="Default" style:data-style-name="N10129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09" style:family="table-cell" style:parent-style-name="Default" style:data-style-name="N1012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10" style:family="table-cell" style:parent-style-name="Default" style:data-style-name="N1012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11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3.5pt" fo:font-style="normal" fo:text-shadow="none" style:text-underline-style="none" fo:font-weight="normal" style:font-size-asian="13.5pt" style:font-style-asian="normal" style:font-weight-asian="normal" style:font-name-complex="MS Sans Serif" style:font-size-complex="13.5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double-thin #eff0f1" style:border-line-width-left="0.51pt 1.5pt 0.51pt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double-thin #eff0f1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eff0f1" style:rotation-angle="0" style:rotation-align="none" style:shrink-to-fit="false" fo:border-top="0.74pt solid #eff0f1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22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wrap" fo:border-left="none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223" style:family="table-cell" style:parent-style-name="Default" style:data-style-name="N132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normal" style:font-size-asian="18pt" style:font-style-asian="normal" style:font-weight-asian="normal" style:font-name-complex="MS Sans Serif1" style:font-size-complex="18pt" style:font-style-complex="normal" style:font-weight-complex="normal"/>
    </style:style>
    <style:style style:name="ce224" style:family="table-cell" style:parent-style-name="Default" style:data-style-name="N13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normal" style:font-size-asian="18pt" style:font-style-asian="normal" style:font-weight-asian="normal" style:font-name-complex="MS Sans Serif1" style:font-size-complex="18pt" style:font-style-complex="normal" style:font-weight-complex="normal"/>
    </style:style>
    <style:style style:name="ce225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normal" style:font-size-asian="18pt" style:font-style-asian="normal" style:font-weight-asian="normal" style:font-name-complex="MS Sans Serif1" style:font-size-complex="18pt" style:font-style-complex="normal" style:font-weight-complex="normal"/>
    </style:style>
    <style:style style:name="ce22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227" style:family="table-cell" style:parent-style-name="Default" style:data-style-name="N1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228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230" style:family="table-cell" style:parent-style-name="Default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bold" style:font-size-asian="16pt" style:font-style-asian="normal" style:font-weight-asian="bold" style:font-name-complex="MS Sans Serif1" style:font-size-complex="16pt" style:font-style-complex="normal" style:font-weight-complex="bold"/>
    </style:style>
    <style:style style:name="ce2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3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8pt" fo:font-style="normal" fo:text-shadow="none" style:text-underline-style="none" fo:font-weight="bold" style:font-size-asian="18pt" style:font-style-asian="normal" style:font-weight-asian="bold" style:font-name-complex="MS Sans Serif1" style:font-size-complex="18pt" style:font-style-complex="normal" style:font-weight-complex="bold"/>
    </style:style>
    <style:style style:name="ce2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</style:style>
    <style:style style:name="ce2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8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2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2.49pt double-thin #eff0f1" style:border-line-width-right="0.51pt 1.5pt 0.51pt" style:rotation-angle="0" style:rotation-align="none" style:shrink-to-fit="false" fo:border-top="2.49pt double-thin #eff0f1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6pt" fo:font-style="normal" fo:text-shadow="none" style:text-underline-style="none" fo:font-weight="normal" style:font-size-asian="16pt" style:font-style-asian="normal" style:font-weight-asian="normal" style:font-name-complex="MS Sans Serif1" style:font-size-complex="16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2.49pt double-thin #eff0f1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2.49pt double-thin #eff0f1" style:border-line-width-bottom="0.51pt 1.5pt 0.51pt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2.49pt double-thin #eff0f1" style:border-line-width-right="0.51pt 1.5pt 0.51pt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254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7" style:family="table-cell" style:parent-style-name="Default" style:data-style-name="N1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8" style:family="table-cell" style:parent-style-name="Default" style:data-style-name="N1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260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 style:data-style-name="N1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63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264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266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eff0f1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27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72" style:family="table-cell" style:parent-style-name="Default" style:data-style-name="N1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7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fo:text-align="start" css3t:text-justify="auto" fo:margin-left="0pt" style:writing-mode="page"/>
    </style:style>
    <style:style style:name="ce27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278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280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84" style:family="table-cell" style:parent-style-name="Default" style:data-style-name="N132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 style:data-style-name="N132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287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88" style:family="table-cell" style:parent-style-name="Default" style:data-style-name="N1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28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</style:style>
    <style:style style:name="ce292" style:family="table-cell" style:parent-style-name="Default" style:data-style-name="N13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4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5" style:family="table-cell" style:parent-style-name="Default" style:data-style-name="N133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6" style:family="table-cell" style:parent-style-name="Default" style:data-style-name="N133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pt" style:writing-mode="page"/>
    </style:style>
    <style:style style:name="ce2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 style:data-style-name="N13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 style:data-style-name="N13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00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01" style:family="table-cell" style:parent-style-name="Default" style:data-style-name="N13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02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03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30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3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0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10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</style:style>
    <style:style style:name="ce31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1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4" style:family="table-cell" style:parent-style-name="Default" style:data-style-name="N1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</style:style>
    <style:style style:name="ce31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17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18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319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2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21" style:family="table-cell" style:parent-style-name="Default" style:data-style-name="N132">
      <style:table-cell-properties style:glyph-orientation-vertical="0" fo:border-bottom="1.76pt solid #eff0f1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2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3" style:family="table-cell" style:parent-style-name="Default" style:data-style-name="N1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none" style:rotation-angle="0" style:rotation-align="none" style:shrink-to-fit="false" fo:border-top="1.76pt solid #eff0f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1.76pt solid #eff0f1" style:cell-protect="protected" style:print-content="true" style:diagonal-bl-tr="none" style:diagonal-tl-br="none" style:text-align-source="value-type" style:repeat-content="false" fo:wrap-option="wrap" fo:border-left="1.76pt solid #eff0f1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1" style:family="table-cell" style:parent-style-name="Default">
      <style:table-cell-properties style:glyph-orientation-vertical="0" fo:border-bottom="1.76pt solid #eff0f1" style:diagonal-bl-tr="none" style:diagonal-tl-br="none" style:text-align-source="value-type" style:repeat-content="false" fo:wrap-option="no-wrap" fo:border-left="1.76pt solid #eff0f1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33" style:family="table-cell" style:parent-style-name="Default">
      <style:table-cell-properties style:glyph-orientation-vertical="0" fo:border-bottom="1.76pt solid #eff0f1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1.76pt solid #eff0f1" style:rotation-angle="0" style:rotation-align="none" style:shrink-to-fit="false" fo:border-top="1.76pt solid #eff0f1" style:vertical-align="middle" loext:vertical-justify="auto"/>
      <style:paragraph-properties css3t:text-justify="auto" fo:margin-left="0pt" style:writing-mode="page"/>
    </style:style>
    <style:style style:name="ce3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7" style:family="table-cell" style:parent-style-name="Default">
      <style:table-cell-properties style:glyph-orientation-vertical="0" fo:border-bottom="1.76pt solid #eff0f1" style:diagonal-bl-tr="none" style:diagonal-tl-br="none" style:text-align-source="value-type" style:repeat-content="false" fo:wrap-option="no-wrap" fo:border-left="none" style:direction="ltr" fo:padding="2.01pt" fo:border-right="1.76pt solid #eff0f1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8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0" table:allow-empty-cell="false" table:base-cell-address="CVT_Draft6.K18">
          <table:help-message table:title="Note:" table:display="true">
            <text:p>Value will be rounded to the nearest integer number of character cells.</text:p>
          </table:help-message>
          <table:error-message table:message-type="stop" table:title="Invalid Number!" table:display="true">
            <text:p>Horizontal Pixel value should be a whole number.</text:p>
          </table:error-message>
        </table:content-validation>
        <table:content-validation table:name="val2" table:condition="of:cell-content-is-whole-number() and cell-content()&gt;0" table:allow-empty-cell="true" table:base-cell-address="CVT_Draft6.K19">
          <table:help-message table:title="Note:" table:display="true">
            <text:p>Vertical Pixel value will be rounded to nearest integer.</text:p>
          </table:help-message>
          <table:error-message table:message-type="stop" table:title="Invalid Number!" table:display="true">
            <text:p>Vertical Pixel value should be a whole number.</text:p>
          </table:error-message>
        </table:content-validation>
        <table:content-validation table:name="val3" table:condition="of: and cell-content-is-between(OR([CVT_Draft6.K20]=&quot;Y&quot;;[CVT_Draft6.K20]=&quot;N&quot;),0)" table:allow-empty-cell="false" table:base-cell-address="CVT_Draft6.K20">
          <table:error-message table:message-type="stop" table:title="Invalid Entry!" table:display="true">
            <text:p>Please enter Y or N (Yes/No).</text:p>
          </table:error-message>
        </table:content-validation>
        <table:content-validation table:name="val4" table:condition="of: and cell-content-is-between(OR([CVT_Draft6.K23]=&quot;Y&quot;;[CVT_Draft6.K23]=&quot;N&quot;),0)" table:allow-empty-cell="true" table:base-cell-address="CVT_Draft6.K23">
          <table:error-message table:message-type="stop" table:title="Invalid Entry!" table:display="true">
            <text:p>Please enter Y or N (Yes/No).</text:p>
          </table:error-message>
        </table:content-validation>
        <table:content-validation table:name="val5" table:condition="of:cell-content-is-decimal-number() and cell-content()&gt;0" table:allow-empty-cell="true" table:base-cell-address="CVT_Draft6.K22">
          <table:help-message table:title="Vertical Frame Rate:" table:display="true">
            <text:p>CVT Standard Frame Rates are:</text:p>
            <text:p> <text:s text:c="3"/>50Hz</text:p>
            <text:p> <text:s text:c="3"/>60Hz</text:p>
            <text:p> <text:s text:c="3"/>75Hz</text:p>
            <text:p> <text:s text:c="3"/>85Hz</text:p>
          </table:help-message>
          <table:error-message table:message-type="stop" table:title="Invalid Number!" table:display="true">
            <text:p>Frame Rate value must be a number.</text:p>
          </table:error-message>
        </table:content-validation>
      </table:content-validations>
      <table:table table:name="CVT_Draft6" table:style-name="ta1" table:protected="true" table:protection-key="CUbJvu5Q3fLmfBeJNBwGKgekIks=" table:protection-key-digest-algorithm="http://docs.oasis-open.org/office/ns/table/legacy-hash-excel" table:protection-key-digest-algorithm-2="http://www.w3.org/2000/09/xmldsig#sha1" table:print-ranges="CVT_Draft6.A33:CVT_Draft6.M83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6" table:default-cell-style-name="ce24"/>
        <table:table-column table:style-name="co7" table:default-cell-style-name="ce24"/>
        <table:table-column table:style-name="co6" table:number-columns-repeated="3" table:default-cell-style-name="ce24"/>
        <table:table-column table:style-name="co7" table:default-cell-style-name="ce24"/>
        <table:table-column table:style-name="co8" table:default-cell-style-name="ce24"/>
        <table:table-column table:style-name="co8" table:default-cell-style-name="ce257"/>
        <table:table-column table:style-name="co9" table:default-cell-style-name="ce273"/>
        <table:table-column table:style-name="co10" table:default-cell-style-name="ce86"/>
        <table:table-column table:style-name="co8" table:default-cell-style-name="ce309"/>
        <table:table-column table:style-name="co8" table:default-cell-style-name="ce314"/>
        <table:table-column table:style-name="co9" table:default-cell-style-name="ce24"/>
        <table:table-column table:style-name="co10" table:default-cell-style-name="ce24"/>
        <table:table-column table:style-name="co8" table:default-cell-style-name="ce24"/>
        <table:table-column table:style-name="co8" table:default-cell-style-name="ce257"/>
        <table:table-column table:style-name="co9" table:default-cell-style-name="ce24"/>
        <table:table-column table:style-name="co10" table:default-cell-style-name="ce24"/>
        <table:table-column table:style-name="co8" table:number-columns-repeated="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86"/>
        <table:table-column table:style-name="co8" table:default-cell-style-name="ce24"/>
        <table:table-column table:style-name="co12" table:default-cell-style-name="ce24"/>
        <table:table-column table:style-name="co8" table:default-cell-style-name="ce24"/>
        <table:table-column table:style-name="co15" table:default-cell-style-name="ce24"/>
        <table:table-column table:style-name="co8" table:number-columns-repeated="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8" table:default-cell-style-name="ce24"/>
        <table:table-column table:style-name="co19" table:default-cell-style-name="ce24"/>
        <table:table-column table:style-name="co8" table:default-cell-style-name="ce24"/>
        <table:table-column table:style-name="co20" table:default-cell-style-name="ce24"/>
        <table:table-column table:style-name="co8" table:number-columns-repeated="5" table:default-cell-style-name="ce24"/>
        <table:table-column table:style-name="co21" table:number-columns-repeated="205" table:default-cell-style-name="ce24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VESA COORDINATED VIDEO TIMING</text:p>
            </table:table-cell>
            <table:covered-table-cell table:style-name="ce28"/>
            <table:covered-table-cell table:style-name="ce55"/>
            <table:covered-table-cell table:number-columns-repeated="10" table:style-name="ce28"/>
            <table:table-cell table:number-columns-repeated="4"/>
            <table:table-cell table:style-name="ce24"/>
            <table:table-cell table:style-name="ce257"/>
            <table:table-cell table:number-columns-repeated="1005"/>
          </table:table-row>
          <table:table-row table:style-name="ro1">
            <table:table-cell table:style-name="ce1" office:value-type="string" calcext:value-type="string" table:number-columns-spanned="13" table:number-rows-spanned="1">
              <text:p>GENERATOR </text:p>
            </table:table-cell>
            <table:covered-table-cell table:style-name="ce28"/>
            <table:covered-table-cell table:style-name="ce55"/>
            <table:covered-table-cell table:number-columns-repeated="10" table:style-name="ce28"/>
            <table:table-cell table:number-columns-repeated="4"/>
            <table:table-cell table:style-name="ce24"/>
            <table:table-cell table:style-name="ce257"/>
            <table:table-cell table:number-columns-repeated="1005"/>
          </table:table-row>
          <table:table-row table:style-name="ro2">
            <table:table-cell table:style-name="ce2" office:value-type="string" calcext:value-type="string" table:number-columns-spanned="13" table:number-rows-spanned="1">
              <text:p>April 9, 2003</text:p>
            </table:table-cell>
            <table:covered-table-cell table:number-columns-repeated="12" table:style-name="ce28"/>
            <table:table-cell table:number-columns-repeated="4"/>
            <table:table-cell table:style-name="ce24"/>
            <table:table-cell table:style-name="ce257"/>
            <table:table-cell table:number-columns-repeated="1005"/>
          </table:table-row>
          <table:table-row table:style-name="ro3">
            <table:table-cell table:style-name="ce3" office:value-type="string" calcext:value-type="string" table:number-columns-spanned="13" table:number-rows-spanned="1">
              <text:p>Revision 1.1</text:p>
            </table:table-cell>
            <table:covered-table-cell table:number-columns-repeated="12" table:style-name="ce28"/>
            <table:table-cell table:number-columns-repeated="4"/>
            <table:table-cell table:style-name="ce24"/>
            <table:table-cell table:style-name="ce257"/>
            <table:table-cell table:number-columns-repeated="1005"/>
          </table:table-row>
          <table:table-row table:style-name="ro3">
            <table:table-cell table:style-name="ce4" office:value-type="string" calcext:value-type="string" table:number-columns-spanned="13" table:number-rows-spanned="1">
              <text:p>Developed By Graham Loveridge</text:p>
            </table:table-cell>
            <table:covered-table-cell table:number-columns-repeated="12" table:style-name="ce28"/>
            <table:table-cell table:number-columns-repeated="4"/>
            <table:table-cell table:style-name="ce24"/>
            <table:table-cell table:style-name="ce257"/>
            <table:table-cell table:number-columns-repeated="1005"/>
          </table:table-row>
          <table:table-row table:style-name="ro4">
            <table:table-cell table:style-name="ce4"/>
            <table:table-cell table:style-name="ce29"/>
            <table:table-cell table:style-name="ce56" table:number-columns-repeated="7"/>
            <table:table-cell table:style-name="ce29"/>
            <table:table-cell table:style-name="ce56"/>
            <table:table-cell table:style-name="ce29"/>
            <table:table-cell table:style-name="ce56"/>
            <table:table-cell table:style-name="ce254"/>
            <table:table-cell table:number-columns-repeated="3"/>
            <table:table-cell table:style-name="ce24"/>
            <table:table-cell table:style-name="ce257"/>
            <table:table-cell table:number-columns-repeated="1005"/>
          </table:table-row>
          <table:table-row table:style-name="ro5">
            <table:table-cell table:style-name="ce5" office:value-type="string" calcext:value-type="string">
              <text:p>REVISION HISTORY:</text:p>
            </table:table-cell>
            <table:table-cell table:style-name="ce30"/>
            <table:table-cell table:style-name="ce57" table:number-columns-repeated="11"/>
            <table:table-cell table:number-columns-repeated="4"/>
            <table:table-cell table:style-name="ce24"/>
            <table:table-cell table:style-name="ce257"/>
            <table:table-cell table:number-columns-repeated="1005"/>
          </table:table-row>
          <table:table-row table:style-name="ro6">
            <table:table-cell table:style-name="ce6"/>
            <table:table-cell table:style-name="ce6" office:value-type="string" calcext:value-type="string">
              <text:p>Apr 7, 2003: Rev 1.1</text:p>
            </table:table-cell>
            <table:table-cell table:style-name="ce6" table:number-columns-repeated="11"/>
            <table:table-cell table:style-name="ce255"/>
            <table:table-cell table:style-name="ce258"/>
            <table:table-cell table:style-name="ce274"/>
            <table:table-cell table:style-name="ce290"/>
            <table:table-cell table:style-name="ce255"/>
            <table:table-cell table:style-name="ce258"/>
            <table:table-cell table:style-name="ce255" table:number-columns-repeated="3"/>
            <table:table-cell table:style-name="ce258"/>
            <table:table-cell table:style-name="ce255" table:number-columns-repeated="7"/>
            <table:table-cell table:style-name="ce290"/>
            <table:table-cell table:style-name="ce255" table:number-columns-repeated="993"/>
          </table:table-row>
          <table:table-row table:style-name="ro6">
            <table:table-cell table:style-name="ce6"/>
            <table:table-cell table:style-name="ce31" office:value-type="string" calcext:value-type="string">
              <text:p>1) </text:p>
            </table:table-cell>
            <table:table-cell table:style-name="ce6" office:value-type="string" calcext:value-type="string">
              <text:p>Reduced blanking vertical back porch error corrected to give 3 lines instead of 2</text:p>
            </table:table-cell>
            <table:table-cell table:style-name="ce6" table:number-columns-repeated="10"/>
            <table:table-cell table:style-name="ce255"/>
            <table:table-cell table:style-name="ce258"/>
            <table:table-cell table:style-name="ce274"/>
            <table:table-cell table:style-name="ce290"/>
            <table:table-cell table:style-name="ce255"/>
            <table:table-cell table:style-name="ce258"/>
            <table:table-cell table:style-name="ce255" table:number-columns-repeated="3"/>
            <table:table-cell table:style-name="ce258"/>
            <table:table-cell table:style-name="ce255" table:number-columns-repeated="7"/>
            <table:table-cell table:style-name="ce290"/>
            <table:table-cell table:style-name="ce255" table:number-columns-repeated="993"/>
          </table:table-row>
          <table:table-row table:style-name="ro6">
            <table:table-cell table:style-name="ce6" table:number-columns-repeated="13"/>
            <table:table-cell table:style-name="ce255"/>
            <table:table-cell table:style-name="ce258"/>
            <table:table-cell table:style-name="ce274"/>
            <table:table-cell table:style-name="ce290"/>
            <table:table-cell table:style-name="ce255"/>
            <table:table-cell table:style-name="ce258"/>
            <table:table-cell table:style-name="ce255" table:number-columns-repeated="3"/>
            <table:table-cell table:style-name="ce258"/>
            <table:table-cell table:style-name="ce255" table:number-columns-repeated="7"/>
            <table:table-cell table:style-name="ce290"/>
            <table:table-cell table:style-name="ce255" table:number-columns-repeated="993"/>
          </table:table-row>
          <table:table-row table:style-name="ro6">
            <table:table-cell table:style-name="ce6"/>
            <table:table-cell table:style-name="ce6" office:value-type="string" calcext:value-type="string">
              <text:p>Mar 26, 2003: Rev 1.0</text:p>
            </table:table-cell>
            <table:table-cell table:style-name="ce6" table:number-columns-repeated="11"/>
            <table:table-cell table:style-name="ce255"/>
            <table:table-cell table:style-name="ce258"/>
            <table:table-cell table:style-name="ce274"/>
            <table:table-cell table:style-name="ce290"/>
            <table:table-cell table:style-name="ce255"/>
            <table:table-cell table:style-name="ce258"/>
            <table:table-cell table:style-name="ce255" table:number-columns-repeated="3"/>
            <table:table-cell table:style-name="ce258"/>
            <table:table-cell table:style-name="ce255" table:number-columns-repeated="7"/>
            <table:table-cell table:style-name="ce290"/>
            <table:table-cell table:style-name="ce255" table:number-columns-repeated="993"/>
          </table:table-row>
          <table:table-row table:style-name="ro6">
            <table:table-cell table:style-name="ce6"/>
            <table:table-cell table:style-name="ce31" office:value-type="string" calcext:value-type="string">
              <text:p>1)</text:p>
            </table:table-cell>
            <table:table-cell table:style-name="ce6" office:value-type="string" calcext:value-type="string">
              <text:p>Based on GTF spreadsheet r1v1 developed by Andy Morrish.</text:p>
            </table:table-cell>
            <table:table-cell table:style-name="ce6" table:number-columns-repeated="10"/>
            <table:table-cell table:style-name="ce255"/>
            <table:table-cell table:style-name="ce258"/>
            <table:table-cell table:style-name="ce274"/>
            <table:table-cell table:style-name="ce290"/>
            <table:table-cell table:style-name="ce255"/>
            <table:table-cell table:style-name="ce258"/>
            <table:table-cell table:style-name="ce255" table:number-columns-repeated="3"/>
            <table:table-cell table:style-name="ce323"/>
            <table:table-cell table:style-name="ce255" table:number-columns-repeated="1001"/>
          </table:table-row>
          <table:table-row table:style-name="ro6" table:number-rows-repeated="2">
            <table:table-cell table:style-name="ce6" table:number-columns-repeated="13"/>
            <table:table-cell table:style-name="ce255"/>
            <table:table-cell table:style-name="ce258"/>
            <table:table-cell table:style-name="ce274"/>
            <table:table-cell table:style-name="ce290"/>
            <table:table-cell table:style-name="ce255"/>
            <table:table-cell table:style-name="ce258"/>
            <table:table-cell table:style-name="ce255" table:number-columns-repeated="3"/>
            <table:table-cell table:style-name="ce323"/>
            <table:table-cell table:style-name="ce255" table:number-columns-repeated="1001"/>
          </table:table-row>
          <table:table-row table:style-name="ro5">
            <table:table-cell table:style-name="ce7" office:value-type="string" calcext:value-type="string">
              <text:p>Comments, bugs, call Graham Loveridge at 408 934-4394 or fax (408) 262-7989 or e-mail graham@genesis-microchip.com</text:p>
            </table:table-cell>
            <table:table-cell table:style-name="ce32" table:number-columns-repeated="12"/>
            <table:table-cell table:style-name="ce254"/>
            <table:table-cell table:number-columns-repeated="3"/>
            <table:table-cell table:style-name="ce24"/>
            <table:table-cell table:style-name="ce257"/>
            <table:table-cell table:number-columns-repeated="1005"/>
          </table:table-row>
        </table:table-header-rows>
        <table:table-row table:style-name="ro5">
          <table:table-cell table:style-name="ce8" office:value-type="string" calcext:value-type="string">
            <text:p>Unlock Password: VESACVT</text:p>
          </table:table-cell>
          <table:table-cell table:style-name="ce33" table:number-columns-repeated="12"/>
          <table:table-cell table:style-name="ce254"/>
          <table:table-cell table:number-columns-repeated="3"/>
          <table:table-cell table:style-name="ce24"/>
          <table:table-cell table:style-name="ce257"/>
          <table:table-cell table:number-columns-repeated="1005"/>
        </table:table-row>
        <table:table-row table:style-name="ro5">
          <table:table-cell table:style-name="ce9"/>
          <table:table-cell table:style-name="ce34" table:number-columns-repeated="8"/>
          <table:table-cell table:style-name="ce161" table:number-columns-repeated="2"/>
          <table:table-cell table:style-name="ce12"/>
          <table:table-cell table:style-name="ce234"/>
          <table:table-cell/>
          <table:table-cell table:style-name="ce259" office:value-type="string" calcext:value-type="string">
            <text:p>CONSTANTS:</text:p>
          </table:table-cell>
          <table:table-cell table:style-name="ce275"/>
          <table:table-cell table:style-name="ce291"/>
          <table:table-cell table:style-name="ce24"/>
          <table:table-cell table:style-name="ce259" office:value-type="string" calcext:value-type="string">
            <text:p>STANDARD CRT TIMING SCRATCH PAD:</text:p>
          </table:table-cell>
          <table:table-cell table:style-name="ce315"/>
          <table:table-cell table:style-name="ce291"/>
          <table:table-cell/>
          <table:table-cell table:style-name="ce259" office:value-type="string" calcext:value-type="string">
            <text:p>REDUCED BLANKING SCRATCH PAD:</text:p>
          </table:table-cell>
          <table:table-cell table:style-name="ce315"/>
          <table:table-cell table:style-name="ce291"/>
          <table:table-cell/>
          <table:table-cell table:style-name="ce326" office:value-type="string" calcext:value-type="string">
            <text:p>CHECKS:</text:p>
          </table:table-cell>
          <table:table-cell table:style-name="ce315"/>
          <table:table-cell table:style-name="ce334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2">
          <table:table-cell table:style-name="ce10"/>
          <table:table-cell table:style-name="ce35" office:value-type="string" calcext:value-type="string">
            <text:p>1) Enter Desired Horizontal Pixels Here =&gt;</text:p>
          </table:table-cell>
          <table:table-cell table:style-name="ce35"/>
          <table:table-cell table:style-name="ce70"/>
          <table:table-cell table:style-name="ce87"/>
          <table:table-cell table:style-name="ce101"/>
          <table:table-cell table:style-name="ce115" table:number-columns-spanned="4" table:number-rows-spanned="1"/>
          <table:covered-table-cell table:number-columns-repeated="2" table:style-name="ce130"/>
          <table:covered-table-cell table:style-name="ce162"/>
          <table:table-cell table:style-name="ce184" table:content-validation-name="val1" office:value-type="float" office:value="1024" calcext:value-type="float">
            <text:p>1024</text:p>
          </table:table-cell>
          <table:table-cell table:style-name="ce216" table:formula="of:=IF(H_PIXELS&lt;&gt;H_PIXELS_RND;&quot;WARNING! - Rounded to Nearest Character Cell&quot;;&quot;&quot;)" table:number-columns-spanned="2" table:number-rows-spanned="1">
            <text:p/>
          </table:table-cell>
          <table:covered-table-cell table:style-name="ce235"/>
          <table:table-cell/>
          <table:table-cell table:style-name="ce260"/>
          <table:table-cell table:style-name="ce276" office:value-type="string" calcext:value-type="string">
            <text:p>CELL_GRAN_RND (Pixels) =</text:p>
          </table:table-cell>
          <table:table-cell table:style-name="ce292" table:formula="of:=ROUNDDOWN(CELL_GRAN;0)" office:value-type="float" office:value="8" calcext:value-type="float">
            <text:p>8.000 </text:p>
          </table:table-cell>
          <table:table-cell table:style-name="ce24"/>
          <table:table-cell table:style-name="ce263"/>
          <table:table-cell table:style-name="ce271" office:value-type="string" calcext:value-type="string">
            <text:p>MIN_VSYNC_BP (uS) = </text:p>
          </table:table-cell>
          <table:table-cell table:style-name="ce292" table:formula="of:=[.K110]" office:value-type="float" office:value="550" calcext:value-type="float">
            <text:p>550.000 </text:p>
          </table:table-cell>
          <table:table-cell/>
          <table:table-cell table:style-name="ce263"/>
          <table:table-cell table:style-name="ce13" office:value-type="string" calcext:value-type="string">
            <text:p>RB_MIN_V_BLANK (us) =</text:p>
          </table:table-cell>
          <table:table-cell table:style-name="ce292" table:formula="of:=[.K133]" office:value-type="float" office:value="460" calcext:value-type="float">
            <text:p>460.000 </text:p>
          </table:table-cell>
          <table:table-cell/>
          <table:table-cell table:style-name="ce327" office:value-type="float" office:value="1" calcext:value-type="float">
            <text:p>1</text:p>
          </table:table-cell>
          <table:table-cell table:style-name="ce13" table:formula="of:=IF(OR(H_PIXELS=&quot;&quot;;V_LINES=&quot;&quot;;MARGINS_RQD?=&quot;&quot;;INT_RQD?=&quot;&quot;;IP_FREQ_RQD=&quot;&quot;;RED_BLANK_RQD?=&quot;&quot;);&quot;ERROR!  Invalid Input Parameters  &quot;;&quot;&quot;)">
            <text:p/>
          </table:table-cell>
          <table:table-cell table:style-name="ce335" table:formula="of:=IF(OR(H_PIXELS=&quot;&quot;;V_LINES=&quot;&quot;;MARGINS_RQD?=&quot;&quot;;INT_RQD?=&quot;&quot;;IP_FREQ_RQD=&quot;&quot;;RED_BLANK_RQD?=&quot;&quot;);&quot;Yes&quot;;&quot;&quot;)">
            <text:p/>
          </table:table-cell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2">
          <table:table-cell table:style-name="ce10"/>
          <table:table-cell table:style-name="ce35" office:value-type="string" calcext:value-type="string">
            <text:p>2) Enter Desired Vertical Pixels Here =&gt;</text:p>
          </table:table-cell>
          <table:table-cell table:style-name="ce35"/>
          <table:table-cell table:style-name="ce70"/>
          <table:table-cell table:style-name="ce87"/>
          <table:table-cell table:style-name="ce101"/>
          <table:table-cell table:style-name="ce115" table:number-columns-spanned="4" table:number-rows-spanned="1"/>
          <table:covered-table-cell table:number-columns-repeated="2" table:style-name="ce130"/>
          <table:covered-table-cell table:style-name="ce162"/>
          <table:table-cell table:style-name="ce184" table:content-validation-name="val2" office:value-type="float" office:value="768" calcext:value-type="float">
            <text:p>768</text:p>
          </table:table-cell>
          <table:table-cell table:style-name="ce216" table:formula="of:=IF((V_LINES/IF(INT_RQD?=&quot;y&quot;;2;1))&lt;&gt;V_LINES_RND;&quot;WARNING! - Rounded to Nearest Whole Line&quot;;&quot;&quot;)" table:number-columns-spanned="2" table:number-rows-spanned="1">
            <text:p/>
          </table:table-cell>
          <table:covered-table-cell table:style-name="ce235"/>
          <table:table-cell/>
          <table:table-cell table:style-name="ce260"/>
          <table:table-cell table:style-name="ce276" office:value-type="string" calcext:value-type="string">
            <text:p>MARGIN_PER (%) =</text:p>
          </table:table-cell>
          <table:table-cell table:style-name="ce292" table:formula="of:=[.$K$93]" office:value-type="float" office:value="1.8" calcext:value-type="float">
            <text:p>1.800 </text:p>
          </table:table-cell>
          <table:table-cell table:style-name="ce24"/>
          <table:table-cell table:style-name="ce263"/>
          <table:table-cell table:style-name="ce316" office:value-type="string" calcext:value-type="string">
            <text:p>H_SYNC_PER (%) =</text:p>
          </table:table-cell>
          <table:table-cell table:style-name="ce292" table:formula="of:=[.K104]" office:value-type="float" office:value="8" calcext:value-type="float">
            <text:p>8.000 </text:p>
          </table:table-cell>
          <table:table-cell/>
          <table:table-cell table:style-name="ce263"/>
          <table:table-cell table:style-name="ce256" office:value-type="string" calcext:value-type="string">
            <text:p>RB_H_SYNC (Pixels) =</text:p>
          </table:table-cell>
          <table:table-cell table:style-name="ce292" table:formula="of:=[.K131]" office:value-type="float" office:value="32" calcext:value-type="float">
            <text:p>32.000 </text:p>
          </table:table-cell>
          <table:table-cell/>
          <table:table-cell table:style-name="ce327" office:value-type="float" office:value="2" calcext:value-type="float">
            <text:p>2</text:p>
          </table:table-cell>
          <table:table-cell table:style-name="ce13" table:formula="of:=IF(H_PIXELS&lt;&gt;H_PIXELS_RND;&quot;WARNING!  Horizontal Pixel Count Rounded to Nearest Character Cell&quot;;&quot;&quot;)">
            <text:p/>
          </table:table-cell>
          <table:table-cell table:style-name="ce335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2">
          <table:table-cell table:style-name="ce10"/>
          <table:table-cell table:style-name="ce35" office:value-type="string" calcext:value-type="string">
            <text:p>3) Enter If You Want Margins Here (Y or N) =&gt;</text:p>
          </table:table-cell>
          <table:table-cell table:style-name="ce35"/>
          <table:table-cell table:style-name="ce70" table:number-columns-repeated="5"/>
          <table:table-cell table:style-name="ce151"/>
          <table:table-cell table:style-name="ce73"/>
          <table:table-cell table:style-name="ce185" table:content-validation-name="val3" office:value-type="string" calcext:value-type="string">
            <text:p>n</text:p>
          </table:table-cell>
          <table:table-cell table:style-name="ce216" table:number-columns-spanned="2" table:number-rows-spanned="1"/>
          <table:covered-table-cell table:style-name="ce235"/>
          <table:table-cell/>
          <table:table-cell table:style-name="ce261"/>
          <table:table-cell table:style-name="ce277" office:value-type="string" calcext:value-type="string">
            <text:p>MIN_V_PORCH_RND (Lines) = </text:p>
          </table:table-cell>
          <table:table-cell table:style-name="ce292" table:formula="of:=ROUNDDOWN(MIN_V_PORCH;0)" office:value-type="float" office:value="3" calcext:value-type="float">
            <text:p>3.000 </text:p>
          </table:table-cell>
          <table:table-cell table:style-name="ce24"/>
          <table:table-cell table:style-name="ce270"/>
          <table:table-cell table:style-name="ce317"/>
          <table:table-cell table:style-name="ce321"/>
          <table:table-cell/>
          <table:table-cell table:style-name="ce263"/>
          <table:table-cell table:style-name="ce13" office:value-type="string" calcext:value-type="string">
            <text:p>RB_H_BLANK (Pixels) =</text:p>
          </table:table-cell>
          <table:table-cell table:style-name="ce292" table:formula="of:=[.K130]" office:value-type="float" office:value="160" calcext:value-type="float">
            <text:p>160.000 </text:p>
          </table:table-cell>
          <table:table-cell/>
          <table:table-cell table:style-name="ce327" office:value-type="float" office:value="3" calcext:value-type="float">
            <text:p>3</text:p>
          </table:table-cell>
          <table:table-cell table:style-name="ce13" table:formula="of:=IF(V_LINES&lt;&gt;(V_LINES_RND*IF(INT_RQD?=&quot;Y&quot;;2;1));&quot;WARNING!  Vertical Pixel Count Rounded To Nearest Integer  &quot;;&quot;&quot;)">
            <text:p/>
          </table:table-cell>
          <table:table-cell table:style-name="ce335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2">
          <table:table-cell table:style-name="ce10"/>
          <table:table-cell table:style-name="ce35" office:value-type="string" calcext:value-type="string">
            <text:p>4) Enter If You Want Interlace Here (Y or N) =&gt;</text:p>
          </table:table-cell>
          <table:table-cell table:style-name="ce35"/>
          <table:table-cell table:style-name="ce70" table:number-columns-repeated="5"/>
          <table:table-cell table:style-name="ce151" office:value-type="string" calcext:value-type="string">
            <text:p><text:s/></text:p>
          </table:table-cell>
          <table:table-cell table:style-name="ce73"/>
          <table:table-cell table:style-name="ce185" table:content-validation-name="val4" office:value-type="string" calcext:value-type="string">
            <text:p>n</text:p>
          </table:table-cell>
          <table:table-cell table:style-name="ce216" table:number-columns-spanned="2" table:number-rows-spanned="1"/>
          <table:covered-table-cell table:style-name="ce235"/>
          <table:table-cell/>
          <table:table-cell table:style-name="ce262" office:value-type="string" calcext:value-type="string">
            <text:p>COMMON TIMING PARAMETERS:</text:p>
          </table:table-cell>
          <table:table-cell table:style-name="ce275"/>
          <table:table-cell table:style-name="ce291"/>
          <table:table-cell table:style-name="ce24"/>
          <table:table-cell table:style-name="ce310" office:value-type="string" calcext:value-type="string">
            <text:p>SPEC STEP #:</text:p>
          </table:table-cell>
          <table:table-cell table:style-name="ce13"/>
          <table:table-cell table:style-name="ce293"/>
          <table:table-cell table:style-name="ce13"/>
          <table:table-cell table:style-name="ce324" office:value-type="string" calcext:value-type="string">
            <text:p>SPEC STEP #:</text:p>
          </table:table-cell>
          <table:table-cell table:style-name="ce315"/>
          <table:table-cell table:style-name="ce291"/>
          <table:table-cell/>
          <table:table-cell table:style-name="ce327" office:value-type="float" office:value="4" calcext:value-type="float">
            <text:p>4</text:p>
          </table:table-cell>
          <table:table-cell table:style-name="ce13" table:formula="of:=IF([.H46]&lt;&gt;&quot;&quot;;&quot;WARNING!  Aspect Ratio Not CVT Standard&quot;;&quot;&quot;)">
            <text:p/>
          </table:table-cell>
          <table:table-cell table:style-name="ce335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2">
          <table:table-cell table:style-name="ce10"/>
          <table:table-cell table:style-name="ce36" office:value-type="string" calcext:value-type="string">
            <text:p>5) Enter Vertical Scan Frame Rate Here =&gt;</text:p>
          </table:table-cell>
          <table:table-cell table:style-name="ce36"/>
          <table:table-cell table:style-name="ce73" table:number-columns-repeated="3"/>
          <table:table-cell table:style-name="ce115" table:formula="of:=&quot;NOTE: Actual frame rate will be within +/- 0.6Hz due to pixel clock rounding to &quot;&amp;CLOCK_STEP&amp;&quot;MHz.&quot;" office:value-type="string" office:string-value="NOTE: Actual frame rate will be within +/- 0.6Hz due to pixel clock rounding to 0.25MHz." calcext:value-type="string" table:number-columns-spanned="4" table:number-rows-spanned="1">
            <text:p>NOTE: Actual frame rate will be within +/- 0.6Hz due to pixel clock rounding to 0.25MHz.</text:p>
          </table:table-cell>
          <table:covered-table-cell table:number-columns-repeated="2" table:style-name="ce131"/>
          <table:covered-table-cell table:style-name="ce163"/>
          <table:table-cell table:style-name="ce186" table:content-validation-name="val5" office:value-type="float" office:value="60" calcext:value-type="float">
            <text:p>60</text:p>
          </table:table-cell>
          <table:table-cell table:style-name="ce217" office:value-type="string" calcext:value-type="string">
            <text:p>Hz</text:p>
          </table:table-cell>
          <table:table-cell table:style-name="ce236"/>
          <table:table-cell/>
          <table:table-cell table:style-name="ce263" office:value-type="float" office:value="1" calcext:value-type="float">
            <text:p>1</text:p>
          </table:table-cell>
          <table:table-cell table:style-name="ce131" office:value-type="string" calcext:value-type="string">
            <text:p>REQUIRED FIELD RATE</text:p>
          </table:table-cell>
          <table:table-cell table:style-name="ce293"/>
          <table:table-cell table:style-name="ce24"/>
          <table:table-cell table:style-name="ce263" table:formula="of:=[.O42]+1" office:value-type="float" office:value="8" calcext:value-type="float">
            <text:p>8</text:p>
          </table:table-cell>
          <table:table-cell table:style-name="ce318" office:value-type="string" calcext:value-type="string">
            <text:p>ESTIMATE HORIZ. PERIOD (us):</text:p>
          </table:table-cell>
          <table:table-cell table:style-name="ce292"/>
          <table:table-cell table:style-name="ce13"/>
          <table:table-cell table:style-name="ce263" table:formula="of:=[.O42]+1" office:value-type="float" office:value="8" calcext:value-type="float">
            <text:p>8</text:p>
          </table:table-cell>
          <table:table-cell table:style-name="ce318" office:value-type="string" calcext:value-type="string">
            <text:p>ESTIMATE HORIZ. PERIOD (us):</text:p>
          </table:table-cell>
          <table:table-cell table:style-name="ce292"/>
          <table:table-cell/>
          <table:table-cell table:style-name="ce327" office:value-type="float" office:value="5" calcext:value-type="float">
            <text:p>5</text:p>
          </table:table-cell>
          <table:table-cell table:style-name="ce13" table:formula="of:=IF(OR(IP_FREQ_RQD=50;IP_FREQ_RQD=60;IP_FREQ_RQD=75;IP_FREQ_RQD=85);&quot;&quot;;&quot;WARNING!  Refresh Rate Not a CVT Standard  &quot;)">
            <text:p/>
          </table:table-cell>
          <table:table-cell table:style-name="ce335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2">
          <table:table-cell table:style-name="ce10"/>
          <table:table-cell table:style-name="ce36" office:value-type="string" calcext:value-type="string">
            <text:p>6) Enter If You Want Reduced Blanking Here (Y or N) =&gt;</text:p>
          </table:table-cell>
          <table:table-cell table:style-name="ce36"/>
          <table:table-cell table:style-name="ce73" table:number-columns-repeated="3"/>
          <table:table-cell table:style-name="ce116"/>
          <table:table-cell table:style-name="ce132" table:number-columns-repeated="2"/>
          <table:table-cell table:style-name="ce131"/>
          <table:table-cell table:style-name="ce185" table:content-validation-name="val4" office:value-type="string" calcext:value-type="string">
            <text:p>y</text:p>
          </table:table-cell>
          <table:table-cell table:style-name="ce216" table:number-columns-spanned="2" table:number-rows-spanned="1"/>
          <table:covered-table-cell table:style-name="ce235"/>
          <table:table-cell/>
          <table:table-cell table:style-name="ce264"/>
          <table:table-cell table:style-name="ce278" office:value-type="string" calcext:value-type="string">
            <text:p>V_FIELD_RATE (Hz) = </text:p>
          </table:table-cell>
          <table:table-cell table:style-name="ce292" table:formula="of:=(IF(INT_RQD?=&quot;y&quot;;IP_FREQ_RQD*2;IP_FREQ_RQD))" office:value-type="float" office:value="60" calcext:value-type="float">
            <text:p>60.000 </text:p>
          </table:table-cell>
          <table:table-cell table:style-name="ce24"/>
          <table:table-cell table:style-name="ce263"/>
          <table:table-cell table:style-name="ce256" office:value-type="string" calcext:value-type="string">
            <text:p>Estimated H period =</text:p>
          </table:table-cell>
          <table:table-cell table:style-name="ce292" table:formula="of:=((1/V_FIELD_RATE_RQD)-MIN_VSYNC_BP/1000000)/(V_LINES_RND+(2*TOP_MARGIN)+MIN_V_PORCH_RND+INTERLACE)*1000000" office:value-type="float" office:value="20.903588413316" calcext:value-type="float">
            <text:p>20.904 </text:p>
          </table:table-cell>
          <table:table-cell/>
          <table:table-cell table:style-name="ce263"/>
          <table:table-cell table:style-name="ce256" office:value-type="string" calcext:value-type="string">
            <text:p>Estimated H period =</text:p>
          </table:table-cell>
          <table:table-cell table:style-name="ce292" table:formula="of:=((1000000/V_FIELD_RATE_RQD)-RB_MIN_V_BLANK)/(V_LINES_RND+TOP_MARGIN+BOT_MARGIN)" office:value-type="float" office:value="21.1024305555556" calcext:value-type="float">
            <text:p>21.102 </text:p>
          </table:table-cell>
          <table:table-cell/>
          <table:table-cell table:style-name="ce327" office:value-type="float" office:value="6" calcext:value-type="float">
            <text:p>6</text:p>
          </table:table-cell>
          <table:table-cell table:style-name="ce13" table:formula="of:=IF(AND(RED_BLANK_RQD?=&quot;Y&quot;;IP_FREQ_RQD&lt;&gt;60);&quot;WARNING!  60Hz Refresh Rate Advised For Reduced Blanking&quot;;&quot;&quot;)">
            <text:p/>
          </table:table-cell>
          <table:table-cell table:style-name="ce335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0"/>
          <table:table-cell table:style-name="ce36" table:number-columns-repeated="2"/>
          <table:table-cell table:style-name="ce73" table:number-columns-repeated="3"/>
          <table:table-cell table:style-name="ce116"/>
          <table:table-cell table:style-name="ce132" table:number-columns-repeated="2"/>
          <table:table-cell table:style-name="ce131"/>
          <table:table-cell table:style-name="ce3"/>
          <table:table-cell table:style-name="ce218"/>
          <table:table-cell table:style-name="ce235"/>
          <table:table-cell/>
          <table:table-cell table:style-name="ce264"/>
          <table:table-cell table:style-name="ce278"/>
          <table:table-cell table:style-name="ce292"/>
          <table:table-cell table:style-name="ce24"/>
          <table:table-cell table:style-name="ce263"/>
          <table:table-cell table:style-name="ce13"/>
          <table:table-cell table:style-name="ce293"/>
          <table:table-cell/>
          <table:table-cell table:style-name="ce263"/>
          <table:table-cell table:style-name="ce13"/>
          <table:table-cell table:style-name="ce293"/>
          <table:table-cell/>
          <table:table-cell table:style-name="ce328"/>
          <table:table-cell table:style-name="ce13"/>
          <table:table-cell table:style-name="ce335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0"/>
          <table:table-cell table:style-name="ce35"/>
          <table:table-cell table:style-name="ce58" office:value-type="string" calcext:value-type="string" table:number-columns-spanned="1" table:number-rows-spanned="6">
            <text:p>STATUS:</text:p>
          </table:table-cell>
          <table:table-cell table:style-name="ce74" table:formula="of:=IF([.AA26]=&quot;&quot;;&quot;OK&quot;;[.AA26])" office:value-type="string" office:string-value="OK" calcext:value-type="string" table:number-columns-spanned="9" table:number-rows-spanned="6">
            <text:p>OK</text:p>
          </table:table-cell>
          <table:covered-table-cell table:number-columns-repeated="7" table:style-name="ce88"/>
          <table:covered-table-cell table:style-name="ce219"/>
          <table:table-cell table:style-name="ce237"/>
          <table:table-cell/>
          <table:table-cell table:style-name="ce264" table:formula="of:=[.O22]+1" office:value-type="float" office:value="2" calcext:value-type="float">
            <text:p>2</text:p>
          </table:table-cell>
          <table:table-cell table:style-name="ce278" office:value-type="string" calcext:value-type="string">
            <text:p>HORIZONTAL PIXELS</text:p>
          </table:table-cell>
          <table:table-cell table:style-name="ce292"/>
          <table:table-cell table:style-name="ce24"/>
          <table:table-cell table:style-name="ce263" table:formula="of:=[.S22]+1" office:value-type="float" office:value="9" calcext:value-type="float">
            <text:p>9</text:p>
          </table:table-cell>
          <table:table-cell table:style-name="ce13" office:value-type="string" calcext:value-type="string">
            <text:p>FIND NUMBER OF LINES IN (SYNC + BACK PORCH):</text:p>
          </table:table-cell>
          <table:table-cell table:style-name="ce293"/>
          <table:table-cell/>
          <table:table-cell table:style-name="ce263" table:formula="of:=[.W22]+1" office:value-type="float" office:value="9" calcext:value-type="float">
            <text:p>9</text:p>
          </table:table-cell>
          <table:table-cell table:style-name="ce318" office:value-type="string" calcext:value-type="string">
            <text:p>FIND NUMBER OF LINES IN VERTICAL BLANKING:</text:p>
          </table:table-cell>
          <table:table-cell table:style-name="ce292"/>
          <table:table-cell/>
          <table:table-cell table:style-name="ce326" office:value-type="string" calcext:value-type="string">
            <text:p>ERROR/WARNING MESSAGE</text:p>
          </table:table-cell>
          <table:table-cell table:style-name="ce315"/>
          <table:table-cell table:style-name="ce334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0"/>
          <table:table-cell table:style-name="ce35"/>
          <table:covered-table-cell table:style-name="ce59"/>
          <table:covered-table-cell table:style-name="ce75"/>
          <table:covered-table-cell table:number-columns-repeated="7" table:style-name="ce89"/>
          <table:covered-table-cell table:style-name="ce220"/>
          <table:table-cell table:style-name="ce237"/>
          <table:table-cell/>
          <table:table-cell table:style-name="ce265"/>
          <table:table-cell table:style-name="ce279" office:value-type="string" calcext:value-type="string">
            <text:p>H_PIXELS_RND = </text:p>
          </table:table-cell>
          <table:table-cell table:style-name="ce294" table:formula="of:=ROUNDDOWN(H_PIXELS/CELL_GRAN_RND;0)*CELL_GRAN_RND" office:value-type="float" office:value="1024" calcext:value-type="float">
            <text:p>1,024</text:p>
          </table:table-cell>
          <table:table-cell table:style-name="ce24"/>
          <table:table-cell table:style-name="ce263"/>
          <table:table-cell table:style-name="ce256" office:value-type="string" calcext:value-type="string">
            <text:p>Estimated V_SYNC_BP</text:p>
          </table:table-cell>
          <table:table-cell table:style-name="ce322" table:formula="of:=ROUNDDOWN((MIN_VSYNC_BP/H_PERIOD_EST);0)+1" office:value-type="float" office:value="27" calcext:value-type="float">
            <text:p>27.00</text:p>
          </table:table-cell>
          <table:table-cell/>
          <table:table-cell table:style-name="ce263"/>
          <table:table-cell table:style-name="ce256" office:value-type="string" calcext:value-type="string">
            <text:p>VBI_LINES = </text:p>
          </table:table-cell>
          <table:table-cell table:style-name="ce292" table:formula="of:=ROUNDDOWN(RB_MIN_V_BLANK/H_PERIOD_EST;0)+1" office:value-type="float" office:value="22" calcext:value-type="float">
            <text:p>22.000 </text:p>
          </table:table-cell>
          <table:table-cell/>
          <table:table-cell table:style-name="ce329" table:formula="of:=IF([.AB18]&lt;&gt;&quot;&quot;;[.AB18]&amp;CHAR(10);&quot;&quot;)&amp;IF([.AB19]&lt;&gt;&quot;&quot;;[.AB19]&amp;CHAR(10);&quot;&quot;)&amp;IF([.AB20]&lt;&gt;&quot;&quot;;[.AB20]&amp;CHAR(10);&quot;&quot;)&amp;IF([.AB21]&lt;&gt;&quot;&quot;;[.AB21]&amp;CHAR(10);&quot;&quot;)&amp;IF([.AB22]&lt;&gt;&quot;&quot;;[.AB22]&amp;CHAR(10);&quot;&quot;)&amp;IF([.AB23]&lt;&gt;&quot;&quot;;[.AB23]&amp;CHAR(10);&quot;&quot;)" table:number-columns-spanned="3" table:number-rows-spanned="3">
            <text:p/>
          </table:table-cell>
          <table:covered-table-cell table:style-name="ce332"/>
          <table:covered-table-cell table:style-name="ce336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0"/>
          <table:table-cell table:style-name="ce35"/>
          <table:covered-table-cell table:style-name="ce59"/>
          <table:covered-table-cell table:style-name="ce76"/>
          <table:covered-table-cell table:number-columns-repeated="7" table:style-name="ce90"/>
          <table:covered-table-cell table:style-name="ce221"/>
          <table:table-cell table:style-name="ce237"/>
          <table:table-cell/>
          <table:table-cell table:style-name="ce266"/>
          <table:table-cell table:style-name="ce131"/>
          <table:table-cell table:style-name="ce292"/>
          <table:table-cell table:style-name="ce24"/>
          <table:table-cell table:style-name="ce263"/>
          <table:table-cell table:style-name="ce256" office:value-type="string" calcext:value-type="string">
            <text:p>(Actual value =)</text:p>
          </table:table-cell>
          <table:table-cell table:style-name="ce293" table:formula="of:=((MIN_VSYNC_BP/H_PERIOD_EST))" office:value-type="float" office:value="26.0633484162896" calcext:value-type="float">
            <text:p>26.0633484163</text:p>
          </table:table-cell>
          <table:table-cell table:style-name="ce256"/>
          <table:table-cell table:style-name="ce263"/>
          <table:table-cell table:style-name="ce13" office:value-type="string" calcext:value-type="string">
            <text:p>(Actual value)</text:p>
          </table:table-cell>
          <table:table-cell table:style-name="ce293" table:formula="of:=RB_MIN_V_BLANK/H_PERIOD_EST" office:value-type="float" office:value="21.7984368572604" calcext:value-type="float">
            <text:p>21.7984368573</text:p>
          </table:table-cell>
          <table:table-cell/>
          <table:covered-table-cell table:style-name="ce330"/>
          <table:covered-table-cell table:style-name="ce332"/>
          <table:covered-table-cell table:style-name="ce336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0"/>
          <table:table-cell table:style-name="ce35"/>
          <table:covered-table-cell table:style-name="ce59"/>
          <table:covered-table-cell table:style-name="ce76"/>
          <table:covered-table-cell table:number-columns-repeated="7" table:style-name="ce90"/>
          <table:covered-table-cell table:style-name="ce221"/>
          <table:table-cell table:style-name="ce237"/>
          <table:table-cell/>
          <table:table-cell table:style-name="ce266" table:formula="of:=[.O25]+1" office:value-type="float" office:value="3" calcext:value-type="float">
            <text:p>3</text:p>
          </table:table-cell>
          <table:table-cell table:style-name="ce131" office:value-type="string" calcext:value-type="string">
            <text:p>DETERMINE LEFT &amp; RIGHT BORDERS</text:p>
          </table:table-cell>
          <table:table-cell table:style-name="ce292"/>
          <table:table-cell table:style-name="ce24"/>
          <table:table-cell table:style-name="ce263"/>
          <table:table-cell table:style-name="ce256" office:value-type="string" calcext:value-type="string">
            <text:p>V_SYNC_BP</text:p>
          </table:table-cell>
          <table:table-cell table:style-name="ce293" table:formula="of:=IF([.U26]&lt;(V_SYNC+MIN_V_BPORCH);V_SYNC+MIN_V_BPORCH;[.U26])" office:value-type="float" office:value="27" calcext:value-type="float">
            <text:p>27</text:p>
          </table:table-cell>
          <table:table-cell/>
          <table:table-cell table:style-name="ce263"/>
          <table:table-cell table:style-name="ce13"/>
          <table:table-cell table:style-name="ce293"/>
          <table:table-cell/>
          <table:covered-table-cell table:style-name="ce331"/>
          <table:covered-table-cell table:style-name="ce333"/>
          <table:covered-table-cell table:style-name="ce337"/>
          <table:table-cell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0"/>
          <table:table-cell table:style-name="ce35"/>
          <table:covered-table-cell table:style-name="ce59"/>
          <table:covered-table-cell table:style-name="ce76"/>
          <table:covered-table-cell table:number-columns-repeated="7" table:style-name="ce90"/>
          <table:covered-table-cell table:style-name="ce221"/>
          <table:table-cell table:style-name="ce237"/>
          <table:table-cell/>
          <table:table-cell table:style-name="ce266"/>
          <table:table-cell table:style-name="ce280" office:value-type="string" calcext:value-type="string">
            <text:p>LEFT_MARGIN = </text:p>
          </table:table-cell>
          <table:table-cell table:style-name="ce294" table:formula="of:=(IF(MARGINS_RQD?=&quot;Y&quot;;(ROUNDDOWN((H_PIXELS_RND*MARGIN_PER/100/CELL_GRAN_RND);0))*CELL_GRAN_RND;0))" office:value-type="float" office:value="0" calcext:value-type="float">
            <text:p>0</text:p>
          </table:table-cell>
          <table:table-cell table:style-name="ce24"/>
          <table:table-cell table:style-name="ce263"/>
          <table:table-cell table:style-name="ce256"/>
          <table:table-cell table:style-name="ce293"/>
          <table:table-cell table:style-name="ce256"/>
          <table:table-cell table:style-name="ce263" table:formula="of:=[.W25]+1" office:value-type="float" office:value="10" calcext:value-type="float">
            <text:p>10</text:p>
          </table:table-cell>
          <table:table-cell table:style-name="ce320" office:value-type="string" calcext:value-type="string">
            <text:p>CHECK VERTICAL BLANKING IS SUFFICENT</text:p>
          </table:table-cell>
          <table:table-cell table:style-name="ce293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0"/>
          <table:table-cell table:style-name="ce35"/>
          <table:covered-table-cell table:style-name="ce59"/>
          <table:covered-table-cell table:style-name="ce77"/>
          <table:covered-table-cell table:number-columns-repeated="7" table:style-name="ce91"/>
          <table:covered-table-cell table:style-name="ce222"/>
          <table:table-cell table:style-name="ce237"/>
          <table:table-cell/>
          <table:table-cell table:style-name="ce266"/>
          <table:table-cell table:style-name="ce280" office:value-type="string" calcext:value-type="string">
            <text:p>RIGHT_MARGIN = </text:p>
          </table:table-cell>
          <table:table-cell table:style-name="ce294" table:formula="of:=(IF(MARGINS_RQD?=&quot;Y&quot;;(ROUNDDOWN((H_PIXELS_RND*MARGIN_PER/100/CELL_GRAN_RND);0))*CELL_GRAN_RND;0))" office:value-type="float" office:value="0" calcext:value-type="float">
            <text:p>0</text:p>
          </table:table-cell>
          <table:table-cell table:style-name="ce24"/>
          <table:table-cell table:style-name="ce263" table:formula="of:=[.S25]+1" office:value-type="float" office:value="10" calcext:value-type="float">
            <text:p>10</text:p>
          </table:table-cell>
          <table:table-cell table:style-name="ce13" office:value-type="string" calcext:value-type="string">
            <text:p>FIND NUMBER OF LINES IN BACK PORCH (Lines):</text:p>
          </table:table-cell>
          <table:table-cell table:style-name="ce293"/>
          <table:table-cell table:style-name="ce256"/>
          <table:table-cell table:style-name="ce263"/>
          <table:table-cell table:style-name="ce320" office:value-type="string" calcext:value-type="string">
            <text:p>Minimum VBI Lines=</text:p>
          </table:table-cell>
          <table:table-cell table:style-name="ce293" table:formula="of:=RB_V_FPORCH+V_SYNC_RND+MIN_V_BPORCH" office:value-type="float" office:value="13" calcext:value-type="float">
            <text:p>13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1"/>
          <table:table-cell table:style-name="ce37"/>
          <table:table-cell table:style-name="ce60"/>
          <table:table-cell table:style-name="ce78" table:number-columns-repeated="7"/>
          <table:table-cell table:style-name="ce187"/>
          <table:table-cell table:style-name="ce223"/>
          <table:table-cell table:style-name="ce238"/>
          <table:table-cell/>
          <table:table-cell table:style-name="ce266"/>
          <table:table-cell table:style-name="ce280"/>
          <table:table-cell table:style-name="ce294"/>
          <table:table-cell table:style-name="ce24"/>
          <table:table-cell table:style-name="ce263"/>
          <table:table-cell table:style-name="ce13" office:value-type="string" calcext:value-type="string">
            <text:p>Back porch =</text:p>
          </table:table-cell>
          <table:table-cell table:style-name="ce294" table:formula="of:=V_SYNC_BP-V_SYNC_RND" office:value-type="float" office:value="23" calcext:value-type="float">
            <text:p>23</text:p>
          </table:table-cell>
          <table:table-cell/>
          <table:table-cell table:style-name="ce263"/>
          <table:table-cell table:style-name="ce320" office:value-type="string" calcext:value-type="string">
            <text:p>ACT_VBI_LINES =</text:p>
          </table:table-cell>
          <table:table-cell table:style-name="ce293" table:formula="of:=IF(VBI_LINES&lt;RB_MIN_VBI;RB_MIN_VBI;VBI_LINES)" office:value-type="float" office:value="22" calcext:value-type="float">
            <text:p>22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2"/>
          <table:table-cell table:style-name="ce38"/>
          <table:table-cell table:style-name="ce61"/>
          <table:table-cell table:style-name="ce12" table:number-columns-repeated="7"/>
          <table:table-cell table:style-name="ce188"/>
          <table:table-cell table:style-name="ce224"/>
          <table:table-cell table:style-name="ce12"/>
          <table:table-cell/>
          <table:table-cell table:style-name="ce266" table:formula="of:=[.O28]+1" office:value-type="float" office:value="4" calcext:value-type="float">
            <text:p>4</text:p>
          </table:table-cell>
          <table:table-cell table:style-name="ce280" office:value-type="string" calcext:value-type="string">
            <text:p>FIND TOTAL ACTIVE PIXELS</text:p>
          </table:table-cell>
          <table:table-cell table:style-name="ce294"/>
          <table:table-cell table:style-name="ce24"/>
          <table:table-cell table:style-name="ce263"/>
          <table:table-cell table:style-name="ce13"/>
          <table:table-cell table:style-name="ce293"/>
          <table:table-cell/>
          <table:table-cell table:style-name="ce263"/>
          <table:table-cell table:style-name="ce13"/>
          <table:table-cell table:style-name="ce293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3"/>
          <table:table-cell table:style-name="ce39"/>
          <table:table-cell table:style-name="ce62"/>
          <table:table-cell table:style-name="ce13" table:number-columns-repeated="7"/>
          <table:table-cell table:style-name="ce189"/>
          <table:table-cell table:style-name="ce225"/>
          <table:table-cell table:style-name="ce13"/>
          <table:table-cell/>
          <table:table-cell table:style-name="ce266"/>
          <table:table-cell table:style-name="ce281" office:value-type="string" calcext:value-type="string">
            <text:p>TOTAL_ACTIVE_PIXELS = </text:p>
          </table:table-cell>
          <table:table-cell table:style-name="ce294" table:formula="of:=H_PIXELS_RND+LEFT_MARGIN+RIGHT_MARGIN" office:value-type="float" office:value="1024" calcext:value-type="float">
            <text:p>1,024</text:p>
          </table:table-cell>
          <table:table-cell table:style-name="ce24"/>
          <table:table-cell table:style-name="ce263" table:formula="of:=[.S30]+1" office:value-type="float" office:value="11" calcext:value-type="float">
            <text:p>11</text:p>
          </table:table-cell>
          <table:table-cell table:style-name="ce256" office:value-type="string" calcext:value-type="string">
            <text:p>FIND TOTAL NUMBER OF LINES IN VERTICAL FIELD:</text:p>
          </table:table-cell>
          <table:table-cell table:style-name="ce292"/>
          <table:table-cell/>
          <table:table-cell table:style-name="ce263" table:formula="of:=[.W29]+1" office:value-type="float" office:value="11" calcext:value-type="float">
            <text:p>11</text:p>
          </table:table-cell>
          <table:table-cell table:style-name="ce256" office:value-type="string" calcext:value-type="string">
            <text:p>FIND TOTAL NUMBER OF LINES IN VERTICAL FIELD:</text:p>
          </table:table-cell>
          <table:table-cell table:style-name="ce292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4" table:formula="of:=&quot;Format: &quot;&amp;[.F39]&amp;&quot; x &quot;&amp;[.F40]&amp;&quot; @ &quot;&amp;IP_FREQ_RQD&amp;&quot; Hz&quot;&amp;IF(RED_BLANK_RQD?=&quot;Y&quot;;&quot; - Reduced Blanking&quot;;&quot;&quot;)" office:value-type="string" office:string-value="Format: 1024 x 768 @ 60 Hz - Reduced Blanking" calcext:value-type="string" table:number-columns-spanned="13" table:number-rows-spanned="2">
            <text:p>Format: 1024 x 768 @ 60 Hz - Reduced Blanking</text:p>
          </table:table-cell>
          <table:covered-table-cell table:number-columns-repeated="12" table:style-name="ce15"/>
          <table:table-cell/>
          <table:table-cell table:style-name="ce266"/>
          <table:table-cell table:style-name="ce281"/>
          <table:table-cell table:style-name="ce294"/>
          <table:table-cell table:style-name="ce24"/>
          <table:table-cell table:style-name="ce263"/>
          <table:table-cell table:style-name="ce319" office:value-type="string" calcext:value-type="string">
            <text:p>Total lines = </text:p>
          </table:table-cell>
          <table:table-cell table:style-name="ce322" table:formula="of:=V_LINES_RND+TOP_MARGIN+BOT_MARGIN+V_SYNC_BP+INTERLACE+MIN_V_PORCH_RND" office:value-type="float" office:value="798" calcext:value-type="float">
            <text:p>798.00</text:p>
          </table:table-cell>
          <table:table-cell/>
          <table:table-cell table:style-name="ce263"/>
          <table:table-cell table:style-name="ce319" office:value-type="string" calcext:value-type="string">
            <text:p>Total lines = </text:p>
          </table:table-cell>
          <table:table-cell table:style-name="ce292" table:formula="of:=ACT_VBI_LINES+V_LINES_RND+TOP_MARGIN+BOT_MARGIN+INTERLACE" office:value-type="float" office:value="790" calcext:value-type="float">
            <text:p>790.000 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covered-table-cell table:number-columns-repeated="13" table:style-name="ce15"/>
          <table:table-cell/>
          <table:table-cell table:style-name="ce266" table:formula="of:=[.O32]+1" office:value-type="float" office:value="5" calcext:value-type="float">
            <text:p>5</text:p>
          </table:table-cell>
          <table:table-cell table:style-name="ce282" office:value-type="string" calcext:value-type="string">
            <text:p>FIND NUMBER OF LINES PER FIELD</text:p>
          </table:table-cell>
          <table:table-cell table:style-name="ce294"/>
          <table:table-cell table:style-name="ce24"/>
          <table:table-cell table:style-name="ce263"/>
          <table:table-cell table:style-name="ce256"/>
          <table:table-cell table:style-name="ce292"/>
          <table:table-cell/>
          <table:table-cell table:style-name="ce263"/>
          <table:table-cell table:style-name="ce13"/>
          <table:table-cell table:style-name="ce293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6" table:formula="of:=&quot;VESA CVT Name: &quot;&amp;IF([.D25]=&quot;OK&quot;;TEXT(H_PIXELS_RND*V_LINES_RND/1000000;&quot;0.00&quot;)&amp;&quot;M&quot;&amp;IF(ASPECT_RATIO=&quot;4:3&quot;;&quot;3&quot;;IF(ASPECT_RATIO=&quot;5:4&quot;;&quot;4&quot;;IF(OR(ASPECT_RATIO=&quot;15:9&quot;;ASPECT_RATIO=&quot;16:9&quot;);&quot;9&quot;;IF(ASPECT_RATIO=&quot;16:10&quot;;&quot;A&quot;;&quot;&quot;))))&amp;IF(RED_BLANK_RQD?=&quot;Y&quot;;&quot;-R&quot;;&quot;&quot;);&quot;NOT CVT STANDARD! - &quot;&amp;TEXT(H_PIXELS_RND*V_LINES_RND/1000000;&quot;0.00&quot;)&amp;&quot; Mega Pixel Image&quot;)" office:value-type="string" office:string-value="VESA CVT Name: 0.79M3-R" calcext:value-type="string" table:number-columns-spanned="13" table:number-rows-spanned="2">
            <text:p>VESA CVT Name: 0.79M3-R</text:p>
          </table:table-cell>
          <table:covered-table-cell table:number-columns-repeated="12" table:style-name="ce17"/>
          <table:table-cell/>
          <table:table-cell table:style-name="ce265"/>
          <table:table-cell table:style-name="ce279" office:value-type="string" calcext:value-type="string">
            <text:p>V_LINES_RND = </text:p>
          </table:table-cell>
          <table:table-cell table:style-name="ce294" table:formula="of:=IF(INT_RQD?=&quot;y&quot;;ROUNDDOWN(V_LINES/2;0);ROUNDDOWN(V_LINES;0))" office:value-type="float" office:value="768" calcext:value-type="float">
            <text:p>768</text:p>
          </table:table-cell>
          <table:table-cell table:style-name="ce24"/>
          <table:table-cell table:style-name="ce263" table:formula="of:=[.S33]+1" office:value-type="float" office:value="12" calcext:value-type="float">
            <text:p>12</text:p>
          </table:table-cell>
          <table:table-cell table:style-name="ce13" office:value-type="string" calcext:value-type="string">
            <text:p>FIND IDEAL BLANKING DUTY CYCLE FROM FORMULA (%):</text:p>
          </table:table-cell>
          <table:table-cell table:style-name="ce293"/>
          <table:table-cell/>
          <table:table-cell table:style-name="ce263" table:formula="of:=[.W33]+1" office:value-type="float" office:value="12" calcext:value-type="float">
            <text:p>12</text:p>
          </table:table-cell>
          <table:table-cell table:style-name="ce256" office:value-type="string" calcext:value-type="string">
            <text:p>FIND TOTAL NUMBER OF PIXELS IN A LINE (Pixels):</text:p>
          </table:table-cell>
          <table:table-cell table:style-name="ce292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covered-table-cell table:number-columns-repeated="13" table:style-name="ce17"/>
          <table:table-cell/>
          <table:table-cell table:style-name="ce265"/>
          <table:table-cell table:style-name="ce279"/>
          <table:table-cell table:style-name="ce294"/>
          <table:table-cell table:style-name="ce24"/>
          <table:table-cell table:style-name="ce263"/>
          <table:table-cell table:style-name="ce256" office:value-type="string" calcext:value-type="string">
            <text:p>IDEAL_DUTY_CYCLE</text:p>
          </table:table-cell>
          <table:table-cell table:style-name="ce292" table:formula="of:=C_PRIME-(M_PRIME*H_PERIOD_EST/1000)" office:value-type="float" office:value="23.6692708333333" calcext:value-type="float">
            <text:p>23.669 </text:p>
          </table:table-cell>
          <table:table-cell/>
          <table:table-cell table:style-name="ce263"/>
          <table:table-cell table:style-name="ce256" office:value-type="string" calcext:value-type="string">
            <text:p>Total number of pixels=</text:p>
          </table:table-cell>
          <table:table-cell table:style-name="ce292" table:formula="of:=RB_H_BLANK+TOTAL_ACTIVE_PIXELS" office:value-type="float" office:value="1184" calcext:value-type="float">
            <text:p>1,184.000 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8"/>
          <table:table-cell table:style-name="ce40" table:number-columns-repeated="6"/>
          <table:table-cell table:style-name="ce133"/>
          <table:table-cell table:style-name="ce40"/>
          <table:table-cell table:style-name="ce164"/>
          <table:table-cell table:style-name="ce40" table:number-columns-repeated="2"/>
          <table:table-cell table:style-name="ce239"/>
          <table:table-cell/>
          <table:table-cell table:style-name="ce265" table:formula="of:=[.O35]+1" office:value-type="float" office:value="6" calcext:value-type="float">
            <text:p>6</text:p>
          </table:table-cell>
          <table:table-cell table:style-name="ce279" office:value-type="string" calcext:value-type="string">
            <text:p>FIND TOP &amp; BOTTOM MARGINS</text:p>
          </table:table-cell>
          <table:table-cell table:style-name="ce294"/>
          <table:table-cell table:style-name="ce24"/>
          <table:table-cell table:style-name="ce263"/>
          <table:table-cell table:style-name="ce256"/>
          <table:table-cell table:style-name="ce292"/>
          <table:table-cell/>
          <table:table-cell table:style-name="ce263"/>
          <table:table-cell table:style-name="ce13"/>
          <table:table-cell table:style-name="ce293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OR PIXELS</text:p>
          </table:table-cell>
          <table:table-cell table:style-name="ce63" table:number-columns-repeated="3"/>
          <table:table-cell table:style-name="ce102" table:formula="of:=H_PIXELS_RND" office:value-type="float" office:value="1024" calcext:value-type="float">
            <text:p>1,024</text:p>
          </table:table-cell>
          <table:table-cell table:style-name="ce117" office:value-type="string" calcext:value-type="string">
            <text:p>PIXELS</text:p>
          </table:table-cell>
          <table:table-cell table:style-name="ce134"/>
          <table:table-cell table:style-name="ce95"/>
          <table:table-cell table:style-name="ce165"/>
          <table:table-cell table:style-name="ce190"/>
          <table:table-cell table:style-name="ce63"/>
          <table:table-cell table:style-name="ce240"/>
          <table:table-cell/>
          <table:table-cell table:style-name="ce266"/>
          <table:table-cell table:style-name="ce280" office:value-type="string" calcext:value-type="string">
            <text:p>TOP_MARGIN = </text:p>
          </table:table-cell>
          <table:table-cell table:style-name="ce294" table:formula="of:=(IF(MARGINS_RQD?=&quot;Y&quot;;ROUNDDOWN((MARGIN_PER/100*V_LINES_RND);0);0))" office:value-type="float" office:value="0" calcext:value-type="float">
            <text:p>0</text:p>
          </table:table-cell>
          <table:table-cell table:style-name="ce24"/>
          <table:table-cell table:style-name="ce263" table:formula="of:=[.S36]+1" office:value-type="float" office:value="13" calcext:value-type="float">
            <text:p>13</text:p>
          </table:table-cell>
          <table:table-cell table:style-name="ce256" office:value-type="string" calcext:value-type="string">
            <text:p>FIND BLANKING TIME TO NEAREST CHAR CELL (Pixels):</text:p>
          </table:table-cell>
          <table:table-cell table:style-name="ce292"/>
          <table:table-cell/>
          <table:table-cell table:style-name="ce263" table:formula="of:=[.W36]+1" office:value-type="float" office:value="13" calcext:value-type="float">
            <text:p>13</text:p>
          </table:table-cell>
          <table:table-cell table:style-name="ce320" office:value-type="string" calcext:value-type="string">
            <text:p>FIND PIXEL CLOCK FREQUENCY (MHz):</text:p>
          </table:table-cell>
          <table:table-cell table:style-name="ce292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VER PIXELS</text:p>
          </table:table-cell>
          <table:table-cell table:style-name="ce63" table:number-columns-repeated="2"/>
          <table:table-cell table:style-name="ce92" table:formula="of:=(IF(INT_RQD?=&quot;y&quot;;&quot;PER FRAME:&quot;;&quot;&quot;))">
            <text:p/>
          </table:table-cell>
          <table:table-cell table:style-name="ce102" table:formula="of:=IF(INT_RQD?=&quot;y&quot;;2*V_LINES_RND;V_LINES_RND)" office:value-type="float" office:value="768" calcext:value-type="float">
            <text:p>768</text:p>
          </table:table-cell>
          <table:table-cell table:style-name="ce117" office:value-type="string" calcext:value-type="string">
            <text:p>LINES</text:p>
          </table:table-cell>
          <table:table-cell table:style-name="ce134"/>
          <table:table-cell table:style-name="ce92" table:formula="of:=(IF(INT_RQD?=&quot;y&quot;;&quot;PER FIELD:&quot;;&quot;&quot;))">
            <text:p/>
          </table:table-cell>
          <table:table-cell table:style-name="ce166" table:formula="of:=(IF(INT_RQD?=&quot;y&quot;;V_LINES_RND;&quot;&quot;))">
            <text:p/>
          </table:table-cell>
          <table:table-cell table:style-name="ce117" table:formula="of:=(IF([.$K$21]=&quot;y&quot;;&quot;LINES&quot;;&quot;&quot;))">
            <text:p/>
          </table:table-cell>
          <table:table-cell table:style-name="ce63"/>
          <table:table-cell table:style-name="ce240"/>
          <table:table-cell/>
          <table:table-cell table:style-name="ce266"/>
          <table:table-cell table:style-name="ce280" office:value-type="string" calcext:value-type="string">
            <text:p>BOT_MARGIN = </text:p>
          </table:table-cell>
          <table:table-cell table:style-name="ce294" table:formula="of:=(IF(MARGINS_RQD?=&quot;Y&quot;;ROUNDDOWN((MARGIN_PER/100*V_LINES_RND);0);0))" office:value-type="float" office:value="0" calcext:value-type="float">
            <text:p>0</text:p>
          </table:table-cell>
          <table:table-cell table:style-name="ce24"/>
          <table:table-cell table:style-name="ce263"/>
          <table:table-cell table:style-name="ce256" office:value-type="string" calcext:value-type="string">
            <text:p>Blanking time =</text:p>
          </table:table-cell>
          <table:table-cell table:style-name="ce294" table:formula="of:=IF(IDEAL_DUTY_CYCLE&lt;20;(ROUNDDOWN((TOTAL_ACTIVE_PIXELS*20/(100-20)/(2*CELL_GRAN_RND));0))*(2*CELL_GRAN_RND);(ROUNDDOWN((TOTAL_ACTIVE_PIXELS*IDEAL_DUTY_CYCLE/(100-IDEAL_DUTY_CYCLE)/(2*CELL_GRAN_RND));0))*(2*CELL_GRAN_RND))" office:value-type="float" office:value="304" calcext:value-type="float">
            <text:p>304</text:p>
          </table:table-cell>
          <table:table-cell/>
          <table:table-cell table:style-name="ce263"/>
          <table:table-cell table:style-name="ce320" table:formula="of:=&quot;Rounded down to &quot;&amp;CLOCK_STEP&amp;&quot;MHz =&quot;" office:value-type="string" office:string-value="Rounded down to 0.25MHz =" calcext:value-type="string">
            <text:p>Rounded down to 0.25MHz =</text:p>
          </table:table-cell>
          <table:table-cell table:style-name="ce292" table:formula="of:=CLOCK_STEP*ROUNDDOWN((V_FIELD_RATE_RQD*TOTAL_V_LINES*TOTAL_PIXELS/1000000)/CLOCK_STEP;0)" office:value-type="float" office:value="56" calcext:value-type="float">
            <text:p>56.000 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OR FREQUENCY</text:p>
          </table:table-cell>
          <table:table-cell table:style-name="ce63" table:number-columns-repeated="3"/>
          <table:table-cell table:style-name="ce103" table:formula="of:=ACT_H_FREQ" office:value-type="float" office:value="47.2972972972973" calcext:value-type="float">
            <text:p>47.297 </text:p>
          </table:table-cell>
          <table:table-cell table:style-name="ce117" office:value-type="string" calcext:value-type="string">
            <text:p>kHz</text:p>
          </table:table-cell>
          <table:table-cell table:style-name="ce135"/>
          <table:table-cell table:style-name="ce95"/>
          <table:table-cell table:style-name="ce165"/>
          <table:table-cell table:style-name="ce190"/>
          <table:table-cell table:style-name="ce95"/>
          <table:table-cell table:style-name="ce240"/>
          <table:table-cell/>
          <table:table-cell table:style-name="ce266"/>
          <table:table-cell table:style-name="ce131"/>
          <table:table-cell table:style-name="ce292"/>
          <table:table-cell table:style-name="ce24"/>
          <table:table-cell table:style-name="ce263"/>
          <table:table-cell table:style-name="ce256"/>
          <table:table-cell table:style-name="ce292"/>
          <table:table-cell/>
          <table:table-cell table:style-name="ce263"/>
          <table:table-cell table:style-name="ce320" office:value-type="string" calcext:value-type="string">
            <text:p>Non-rounded value =</text:p>
          </table:table-cell>
          <table:table-cell table:style-name="ce292" table:formula="of:=V_FIELD_RATE_RQD*TOTAL_V_LINES*TOTAL_PIXELS/1000000" office:value-type="float" office:value="56.1216" calcext:value-type="float">
            <text:p>56.122 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ACTUAL VER FREQUENCY</text:p>
          </table:table-cell>
          <table:table-cell table:style-name="ce63" table:number-columns-repeated="2"/>
          <table:table-cell table:style-name="ce92" table:formula="of:=(IF(INT_RQD?=&quot;y&quot;;&quot;FRAME RATE:&quot;;&quot;&quot;))">
            <text:p/>
          </table:table-cell>
          <table:table-cell table:style-name="ce103" table:formula="of:=ACT_FRAME_RATE" office:value-type="float" office:value="59.8699965788573" calcext:value-type="float">
            <text:p>59.870 </text:p>
          </table:table-cell>
          <table:table-cell table:style-name="ce117" office:value-type="string" calcext:value-type="string">
            <text:p>Hz</text:p>
          </table:table-cell>
          <table:table-cell table:style-name="ce136"/>
          <table:table-cell table:style-name="ce92" table:formula="of:=(IF(INT_RQD?=&quot;y&quot;;&quot;FIELD RATE:&quot;;&quot;&quot;))">
            <text:p/>
          </table:table-cell>
          <table:table-cell table:style-name="ce136" table:formula="of:=(IF(INT_RQD?=&quot;y&quot;;ACT_FIELD_RATE;&quot;&quot;))">
            <text:p/>
          </table:table-cell>
          <table:table-cell table:style-name="ce95" table:formula="of:=(IF([.$K$21]=&quot;y&quot;;&quot;Hz&quot;;&quot;&quot;))">
            <text:p/>
          </table:table-cell>
          <table:table-cell table:style-name="ce95"/>
          <table:table-cell table:style-name="ce240"/>
          <table:table-cell/>
          <table:table-cell table:style-name="ce266" table:formula="of:=[.O38]+1" office:value-type="float" office:value="7" calcext:value-type="float">
            <text:p>7</text:p>
          </table:table-cell>
          <table:table-cell table:style-name="ce283" office:value-type="string" calcext:value-type="string">
            <text:p>INTERLACE</text:p>
          </table:table-cell>
          <table:table-cell table:style-name="ce292"/>
          <table:table-cell table:style-name="ce24"/>
          <table:table-cell table:style-name="ce263" table:formula="of:=[.S39]+1" office:value-type="float" office:value="14" calcext:value-type="float">
            <text:p>14</text:p>
          </table:table-cell>
          <table:table-cell table:style-name="ce256" office:value-type="string" calcext:value-type="string">
            <text:p>FIND TOTAL NUMBER OF PIXELS IN A LINE (Pixels):</text:p>
          </table:table-cell>
          <table:table-cell table:style-name="ce292"/>
          <table:table-cell/>
          <table:table-cell table:style-name="ce263"/>
          <table:table-cell table:style-name="ce13"/>
          <table:table-cell table:style-name="ce293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PIXEL CLOCK</text:p>
          </table:table-cell>
          <table:table-cell table:style-name="ce63" table:number-columns-repeated="3"/>
          <table:table-cell table:style-name="ce103" table:formula="of:=ACT_PIXEL_FREQ" office:value-type="float" office:value="56" calcext:value-type="float">
            <text:p>56.000 </text:p>
          </table:table-cell>
          <table:table-cell table:style-name="ce117" office:value-type="string" calcext:value-type="string">
            <text:p>MHz</text:p>
          </table:table-cell>
          <table:table-cell table:style-name="ce135"/>
          <table:table-cell table:style-name="ce95"/>
          <table:table-cell table:style-name="ce102" office:value-type="float" office:value="1" calcext:value-type="float">
            <text:p>1</text:p>
          </table:table-cell>
          <table:table-cell table:style-name="ce95" office:value-type="string" calcext:value-type="string">
            <text:p>PIXELS</text:p>
          </table:table-cell>
          <table:table-cell table:style-name="ce63"/>
          <table:table-cell table:style-name="ce240"/>
          <table:table-cell/>
          <table:table-cell table:style-name="ce261"/>
          <table:table-cell table:style-name="ce284" office:value-type="string" calcext:value-type="string">
            <text:p>INTERLACE = </text:p>
          </table:table-cell>
          <table:table-cell table:style-name="ce295" table:formula="of:=(IF(INT_RQD?=&quot;y&quot;;0.5;0))" office:value-type="float" office:value="0" calcext:value-type="float">
            <text:p>0.0</text:p>
          </table:table-cell>
          <table:table-cell table:style-name="ce24"/>
          <table:table-cell table:style-name="ce263"/>
          <table:table-cell table:style-name="ce256" office:value-type="string" calcext:value-type="string">
            <text:p>Total number of pixels=</text:p>
          </table:table-cell>
          <table:table-cell table:style-name="ce294" table:formula="of:=TOTAL_ACTIVE_PIXELS+H_BLANK" office:value-type="float" office:value="1184" calcext:value-type="float">
            <text:p>1,184</text:p>
          </table:table-cell>
          <table:table-cell/>
          <table:table-cell table:style-name="ce263" table:formula="of:=[.W39]+1" office:value-type="float" office:value="14" calcext:value-type="float">
            <text:p>14</text:p>
          </table:table-cell>
          <table:table-cell table:style-name="ce13" office:value-type="string" calcext:value-type="string">
            <text:p>FIND ACTUAL HORIZONTAL FREQUENCY (kHz):</text:p>
          </table:table-cell>
          <table:table-cell table:style-name="ce292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CHARACTER WIDTH </text:p>
          </table:table-cell>
          <table:table-cell table:style-name="ce63" table:number-columns-repeated="3"/>
          <table:table-cell table:style-name="ce103" table:formula="of:=CELL_GRAN_RND*1000/ACT_PIXEL_FREQ" office:value-type="float" office:value="142.857142857143" calcext:value-type="float">
            <text:p>142.857 </text:p>
          </table:table-cell>
          <table:table-cell table:style-name="ce95" office:value-type="string" calcext:value-type="string">
            <text:p>ns</text:p>
          </table:table-cell>
          <table:table-cell table:style-name="ce135"/>
          <table:table-cell table:style-name="ce95"/>
          <table:table-cell table:style-name="ce102" table:formula="of:=CELL_GRAN_RND" office:value-type="float" office:value="8" calcext:value-type="float">
            <text:p>8</text:p>
          </table:table-cell>
          <table:table-cell table:style-name="ce95" office:value-type="string" calcext:value-type="string">
            <text:p>PIXELS</text:p>
          </table:table-cell>
          <table:table-cell table:style-name="ce63"/>
          <table:table-cell table:style-name="ce240"/>
          <table:table-cell/>
          <table:table-cell table:style-name="ce267"/>
          <table:table-cell table:style-name="ce285"/>
          <table:table-cell table:style-name="ce296"/>
          <table:table-cell table:style-name="ce24"/>
          <table:table-cell table:style-name="ce263"/>
          <table:table-cell table:style-name="ce13"/>
          <table:table-cell table:style-name="ce292"/>
          <table:table-cell/>
          <table:table-cell table:style-name="ce263"/>
          <table:table-cell table:style-name="ce256" office:value-type="string" calcext:value-type="string">
            <text:p>Horiz. freq = </text:p>
          </table:table-cell>
          <table:table-cell table:style-name="ce292" table:formula="of:=1000*ACT_PIXEL_FREQ/TOTAL_PIXELS" office:value-type="float" office:value="47.2972972972973" calcext:value-type="float">
            <text:p>47.297 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SCAN TYPE</text:p>
          </table:table-cell>
          <table:table-cell table:style-name="ce63" table:number-columns-repeated="3"/>
          <table:table-cell table:style-name="ce103" table:formula="of:=(IF(INT_RQD?=&quot;y&quot;;&quot;INTERLACED&quot;;&quot;NON-INT&quot;))" office:value-type="string" office:string-value="NON-INT" calcext:value-type="string">
            <text:p>NON-INT</text:p>
          </table:table-cell>
          <table:table-cell table:style-name="ce117"/>
          <table:table-cell table:style-name="ce135"/>
          <table:table-cell table:style-name="ce152"/>
          <table:table-cell table:style-name="ce165"/>
          <table:table-cell table:style-name="ce191"/>
          <table:table-cell table:style-name="ce63"/>
          <table:table-cell table:style-name="ce240"/>
          <table:table-cell/>
          <table:table-cell table:style-name="ce268" office:value-type="string" calcext:value-type="string">
            <text:p>RESULTS:</text:p>
          </table:table-cell>
          <table:table-cell table:style-name="ce275"/>
          <table:table-cell table:style-name="ce291"/>
          <table:table-cell table:style-name="ce24"/>
          <table:table-cell table:style-name="ce311" table:formula="of:=[.S42]+1" office:value-type="float" office:value="15" calcext:value-type="float">
            <text:p>15</text:p>
          </table:table-cell>
          <table:table-cell table:style-name="ce320" office:value-type="string" calcext:value-type="string">
            <text:p>FIND PIXEL CLOCK FREQUENCY (MHz):</text:p>
          </table:table-cell>
          <table:table-cell table:style-name="ce293"/>
          <table:table-cell/>
          <table:table-cell table:style-name="ce263"/>
          <table:table-cell table:style-name="ce13"/>
          <table:table-cell table:style-name="ce293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ASPECT RATIO</text:p>
          </table:table-cell>
          <table:table-cell table:style-name="ce63" table:number-columns-repeated="3"/>
          <table:table-cell table:style-name="ce104" table:formula="of:=IF([.F39]=CELL_GRAN_RND*INT(([.F40]*4/3)/CELL_GRAN_RND);&quot;4:3&quot;;&quot;&quot;)&amp;IF([.F39]=CELL_GRAN_RND*INT(([.F40]*16/9)/CELL_GRAN_RND);&quot;16:9&quot;;&quot;&quot;)&amp;IF([.F39]=CELL_GRAN_RND*INT(([.F40]*16/10)/CELL_GRAN_RND);&quot;16:10&quot;;&quot;&quot;)&amp;IF([.F39]=CELL_GRAN_RND*INT(([.F40]*5/4)/CELL_GRAN_RND);&quot;5:4&quot;;&quot;&quot;)&amp;IF([.F39]=CELL_GRAN_RND*INT(([.F40]*15/9)/CELL_GRAN_RND);&quot;15:9&quot;;&quot;&quot;)" office:value-type="string" office:string-value="4:3" calcext:value-type="string">
            <text:p>4:3</text:p>
          </table:table-cell>
          <table:table-cell table:style-name="ce118"/>
          <table:table-cell table:style-name="ce134" table:formula="of:=IF(ASPECT_RATIO=&quot;&quot;;&quot;WARNING! - Not Standard Aspect Ratio&quot;;&quot;&quot;)">
            <text:p/>
          </table:table-cell>
          <table:table-cell table:style-name="ce153"/>
          <table:table-cell table:style-name="ce165"/>
          <table:table-cell table:style-name="ce192"/>
          <table:table-cell table:style-name="ce63"/>
          <table:table-cell table:style-name="ce240"/>
          <table:table-cell/>
          <table:table-cell table:style-name="ce269"/>
          <table:table-cell table:style-name="ce281"/>
          <table:table-cell table:style-name="ce297"/>
          <table:table-cell table:style-name="ce24"/>
          <table:table-cell table:style-name="ce263"/>
          <table:table-cell table:style-name="ce320" table:formula="of:=&quot;Rounded down to &quot;&amp;CLOCK_STEP&amp;&quot;MHz =&quot;" office:value-type="string" office:string-value="Rounded down to 0.25MHz =" calcext:value-type="string">
            <text:p>Rounded down to 0.25MHz =</text:p>
          </table:table-cell>
          <table:table-cell table:style-name="ce293" table:formula="of:=CLOCK_STEP*ROUNDDOWN((TOTAL_PIXELS/H_PERIOD_EST)/CLOCK_STEP;0)" office:value-type="float" office:value="56" calcext:value-type="float">
            <text:p>56</text:p>
          </table:table-cell>
          <table:table-cell table:style-name="ce256"/>
          <table:table-cell table:style-name="ce263" table:formula="of:=[.W43]+1" office:value-type="float" office:value="15" calcext:value-type="float">
            <text:p>15</text:p>
          </table:table-cell>
          <table:table-cell table:style-name="ce320" office:value-type="string" calcext:value-type="string">
            <text:p>FIND ACTUAL FIELD RATE (Hz):</text:p>
          </table:table-cell>
          <table:table-cell table:style-name="ce293"/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SYNC POLARITY</text:p>
          </table:table-cell>
          <table:table-cell table:style-name="ce63" table:number-columns-repeated="3"/>
          <table:table-cell table:style-name="ce104" table:formula="of:=IF(RED_BLANK_RQD?=&quot;y&quot;;&quot;POSITIVE&quot;;&quot;NEGATIVE&quot;)" office:value-type="string" office:string-value="POSITIVE" calcext:value-type="string">
            <text:p>POSITIVE</text:p>
          </table:table-cell>
          <table:table-cell table:style-name="ce118"/>
          <table:table-cell table:style-name="ce134"/>
          <table:table-cell table:style-name="ce153"/>
          <table:table-cell table:style-name="ce165"/>
          <table:table-cell table:style-name="ce192"/>
          <table:table-cell table:style-name="ce63"/>
          <table:table-cell table:style-name="ce240"/>
          <table:table-cell/>
          <table:table-cell table:style-name="ce269" office:value-type="string" calcext:value-type="string">
            <text:p>Estimated Horizontal Frequency (kHz):</text:p>
          </table:table-cell>
          <table:table-cell table:style-name="ce281"/>
          <table:table-cell table:style-name="ce297"/>
          <table:table-cell table:style-name="ce24"/>
          <table:table-cell table:style-name="ce263"/>
          <table:table-cell table:style-name="ce320" office:value-type="string" calcext:value-type="string">
            <text:p>Non-rounded value =</text:p>
          </table:table-cell>
          <table:table-cell table:style-name="ce299" table:formula="of:=TOTAL_PIXELS/H_PERIOD_EST" office:value-type="float" office:value="56.1072809543398" calcext:value-type="float">
            <text:p>56.107</text:p>
          </table:table-cell>
          <table:table-cell table:style-name="ce256"/>
          <table:table-cell table:style-name="ce263"/>
          <table:table-cell table:style-name="ce256" office:value-type="string" calcext:value-type="string">
            <text:p>Actual vertical field rate =</text:p>
          </table:table-cell>
          <table:table-cell table:style-name="ce292" table:formula="of:=1000*ACT_H_FREQ/TOTAL_V_LINES" office:value-type="float" office:value="59.8699965788573" calcext:value-type="float">
            <text:p>59.870 </text:p>
          </table:table-cell>
          <table:table-cell/>
          <table:table-cell table:style-name="ce86"/>
          <table:table-cell table:number-columns-repeated="3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VSYNC POLARITY</text:p>
          </table:table-cell>
          <table:table-cell table:style-name="ce63" table:number-columns-repeated="3"/>
          <table:table-cell table:style-name="ce104" table:formula="of:=IF(RED_BLANK_RQD?=&quot;y&quot;;&quot;NEGATIVE&quot;;&quot;POSITIVE&quot;)" office:value-type="string" office:string-value="NEGATIVE" calcext:value-type="string">
            <text:p>NEGATIVE</text:p>
          </table:table-cell>
          <table:table-cell table:style-name="ce118"/>
          <table:table-cell table:style-name="ce134"/>
          <table:table-cell table:style-name="ce153"/>
          <table:table-cell table:style-name="ce165"/>
          <table:table-cell table:style-name="ce192"/>
          <table:table-cell table:style-name="ce63"/>
          <table:table-cell table:style-name="ce240"/>
          <table:table-cell/>
          <table:table-cell table:style-name="ce269"/>
          <table:table-cell table:style-name="ce281" office:value-type="string" calcext:value-type="string">
            <text:p>H_PERIOD_EST = </text:p>
          </table:table-cell>
          <table:table-cell table:style-name="ce298" table:formula="of:=IF(RED_BLANK_RQD?=&quot;Y&quot;;[.Y23];[.U23])" office:value-type="float" office:value="21.1024305555556" calcext:value-type="float">
            <text:p>21.102</text:p>
          </table:table-cell>
          <table:table-cell table:style-name="ce24"/>
          <table:table-cell table:style-name="ce263"/>
          <table:table-cell table:style-name="ce13"/>
          <table:table-cell table:style-name="ce293"/>
          <table:table-cell table:style-name="ce256"/>
          <table:table-cell table:style-name="ce263"/>
          <table:table-cell table:style-name="ce13"/>
          <table:table-cell table:style-name="ce293"/>
          <table:table-cell table:number-columns-repeated="5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2"/>
          <table:table-cell table:style-name="ce64" table:number-columns-repeated="3"/>
          <table:table-cell table:style-name="ce105"/>
          <table:table-cell table:style-name="ce119"/>
          <table:table-cell table:style-name="ce137"/>
          <table:table-cell table:style-name="ce154"/>
          <table:table-cell table:style-name="ce137"/>
          <table:table-cell table:style-name="ce154"/>
          <table:table-cell table:style-name="ce64"/>
          <table:table-cell table:style-name="ce241"/>
          <table:table-cell/>
          <table:table-cell table:style-name="ce269"/>
          <table:table-cell table:style-name="ce281"/>
          <table:table-cell table:style-name="ce297"/>
          <table:table-cell table:style-name="ce24"/>
          <table:table-cell table:style-name="ce263" table:formula="of:=[.S45]+1" office:value-type="float" office:value="16" calcext:value-type="float">
            <text:p>16</text:p>
          </table:table-cell>
          <table:table-cell table:style-name="ce13" office:value-type="string" calcext:value-type="string">
            <text:p>FIND ACTUAL HORIZONTAL FREQUENCY (kHz):</text:p>
          </table:table-cell>
          <table:table-cell table:style-name="ce292"/>
          <table:table-cell table:style-name="ce256"/>
          <table:table-cell table:style-name="ce263" table:formula="of:=[.W46]+1" office:value-type="float" office:value="16" calcext:value-type="float">
            <text:p>16</text:p>
          </table:table-cell>
          <table:table-cell table:style-name="ce256" office:value-type="string" calcext:value-type="string">
            <text:p>FIND ACTUAL VERTICAL <text:s/>FRAME FREQUENCY (Hz):</text:p>
          </table:table-cell>
          <table:table-cell table:style-name="ce292"/>
          <table:table-cell table:number-columns-repeated="5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20"/>
          <table:table-cell table:style-name="ce43"/>
          <table:table-cell table:style-name="ce63" table:number-columns-repeated="3"/>
          <table:table-cell table:style-name="ce80"/>
          <table:table-cell table:style-name="ce117"/>
          <table:table-cell table:style-name="ce135"/>
          <table:table-cell table:style-name="ce95"/>
          <table:table-cell table:style-name="ce165"/>
          <table:table-cell table:style-name="ce63" table:number-columns-repeated="2"/>
          <table:table-cell table:style-name="ce240"/>
          <table:table-cell/>
          <table:table-cell table:style-name="ce269" office:value-type="string" calcext:value-type="string">
            <text:p>Actual Horizontal Frequency (kHz):</text:p>
          </table:table-cell>
          <table:table-cell table:style-name="ce281"/>
          <table:table-cell table:style-name="ce297"/>
          <table:table-cell table:style-name="ce24"/>
          <table:table-cell table:style-name="ce263"/>
          <table:table-cell table:style-name="ce256" office:value-type="string" calcext:value-type="string">
            <text:p>Horiz. freq = </text:p>
          </table:table-cell>
          <table:table-cell table:style-name="ce292" table:formula="of:=1000*ACT_PIXEL_FREQ/TOTAL_PIXELS" office:value-type="float" office:value="47.2972972972973" calcext:value-type="float">
            <text:p>47.297 </text:p>
          </table:table-cell>
          <table:table-cell/>
          <table:table-cell table:style-name="ce263"/>
          <table:table-cell table:style-name="ce256" office:value-type="string" calcext:value-type="string">
            <text:p>Actual vertical frame rate =</text:p>
          </table:table-cell>
          <table:table-cell table:style-name="ce292" table:formula="of:=(IF(INT_RQD?=&quot;y&quot;;ACT_FIELD_RATE/2;ACT_FIELD_RATE))" office:value-type="float" office:value="59.8699965788573" calcext:value-type="float">
            <text:p>59.870 </text:p>
          </table:table-cell>
          <table:table-cell table:number-columns-repeated="5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OR TOTAL</text:p>
          </table:table-cell>
          <table:table-cell table:style-name="ce63" table:number-columns-repeated="3"/>
          <table:table-cell table:style-name="ce80" table:formula="of:=TOTAL_PIXELS/ACT_PIXEL_FREQ" office:value-type="float" office:value="21.1428571428571" calcext:value-type="float">
            <text:p>21.143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TOTAL_PIXELS/CELL_GRAN_RND" office:value-type="float" office:value="148" calcext:value-type="float">
            <text:p>148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TOTAL_PIXELS" office:value-type="float" office:value="1184" calcext:value-type="float">
            <text:p>1,184</text:p>
          </table:table-cell>
          <table:table-cell table:style-name="ce156" office:value-type="string" calcext:value-type="string">
            <text:p>PIXELS</text:p>
          </table:table-cell>
          <table:table-cell table:style-name="ce226"/>
          <table:table-cell table:style-name="ce240"/>
          <table:table-cell/>
          <table:table-cell table:style-name="ce269"/>
          <table:table-cell table:style-name="ce131" office:value-type="string" calcext:value-type="string">
            <text:p>ACT_H_FREQ = </text:p>
          </table:table-cell>
          <table:table-cell table:style-name="ce299" table:formula="of:=IF(RED_BLANK_RQD?=&quot;y&quot;;[.Y44];[.U50])" office:value-type="float" office:value="47.2972972972973" calcext:value-type="float">
            <text:p>47.297</text:p>
          </table:table-cell>
          <table:table-cell table:style-name="ce24"/>
          <table:table-cell table:style-name="ce263"/>
          <table:table-cell table:style-name="ce13"/>
          <table:table-cell table:style-name="ce293"/>
          <table:table-cell/>
          <table:table-cell table:style-name="ce270"/>
          <table:table-cell table:style-name="ce317"/>
          <table:table-cell table:style-name="ce302"/>
          <table:table-cell table:number-columns-repeated="5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OR ADDR</text:p>
          </table:table-cell>
          <table:table-cell table:style-name="ce63" table:number-columns-repeated="3"/>
          <table:table-cell table:style-name="ce80" table:formula="of:=H_PIXELS_RND/ACT_PIXEL_FREQ" office:value-type="float" office:value="18.2857142857143" calcext:value-type="float">
            <text:p>18.286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H_PIXELS_RND/CELL_GRAN_RND" office:value-type="float" office:value="128" calcext:value-type="float">
            <text:p>128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H_PIXELS_RND" office:value-type="float" office:value="1024" calcext:value-type="float">
            <text:p>1,024</text:p>
          </table:table-cell>
          <table:table-cell table:style-name="ce156" office:value-type="string" calcext:value-type="string">
            <text:p>PIXELS</text:p>
          </table:table-cell>
          <table:table-cell table:style-name="ce226"/>
          <table:table-cell table:style-name="ce240"/>
          <table:table-cell/>
          <table:table-cell table:style-name="ce269" office:value-type="string" calcext:value-type="string">
            <text:p>Actual Vertical Frequency (Hz):</text:p>
          </table:table-cell>
          <table:table-cell table:style-name="ce131"/>
          <table:table-cell table:style-name="ce299"/>
          <table:table-cell table:style-name="ce24"/>
          <table:table-cell table:style-name="ce263" table:formula="of:=[.S49]+1" office:value-type="float" office:value="17" calcext:value-type="float">
            <text:p>17</text:p>
          </table:table-cell>
          <table:table-cell table:style-name="ce320" office:value-type="string" calcext:value-type="string">
            <text:p>FIND ACTUAL FIELD RATE (Hz):</text:p>
          </table:table-cell>
          <table:table-cell table:style-name="ce293"/>
          <table:table-cell table:number-columns-repeated="9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21"/>
          <table:table-cell table:style-name="ce44"/>
          <table:table-cell table:style-name="ce64" table:number-columns-repeated="3"/>
          <table:table-cell table:style-name="ce105"/>
          <table:table-cell table:style-name="ce121"/>
          <table:table-cell table:style-name="ce138"/>
          <table:table-cell table:style-name="ce154"/>
          <table:table-cell table:style-name="ce141"/>
          <table:table-cell table:style-name="ce157"/>
          <table:table-cell table:style-name="ce227"/>
          <table:table-cell table:style-name="ce241"/>
          <table:table-cell/>
          <table:table-cell table:style-name="ce269"/>
          <table:table-cell table:style-name="ce131" office:value-type="string" calcext:value-type="string">
            <text:p>ACT_FIELD_RATE =</text:p>
          </table:table-cell>
          <table:table-cell table:style-name="ce299" table:formula="of:=IF(RED_BLANK_RQD?=&quot;y&quot;;[.Y47];[.U53])" office:value-type="float" office:value="59.8699965788573" calcext:value-type="float">
            <text:p>59.870</text:p>
          </table:table-cell>
          <table:table-cell table:style-name="ce24"/>
          <table:table-cell table:style-name="ce263"/>
          <table:table-cell table:style-name="ce256" office:value-type="string" calcext:value-type="string">
            <text:p>Actual vertical field rate =</text:p>
          </table:table-cell>
          <table:table-cell table:style-name="ce292" table:formula="of:=1000*ACT_H_FREQ/TOTAL_V_LINES" office:value-type="float" office:value="59.8699965788573" calcext:value-type="float">
            <text:p>59.870 </text:p>
          </table:table-cell>
          <table:table-cell table:number-columns-repeated="9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20"/>
          <table:table-cell table:style-name="ce45"/>
          <table:table-cell table:style-name="ce65" table:number-columns-repeated="3"/>
          <table:table-cell table:style-name="ce106"/>
          <table:table-cell table:style-name="ce122"/>
          <table:table-cell table:style-name="ce139"/>
          <table:table-cell table:style-name="ce155"/>
          <table:table-cell table:style-name="ce167"/>
          <table:table-cell table:style-name="ce193"/>
          <table:table-cell table:style-name="ce228"/>
          <table:table-cell table:style-name="ce242"/>
          <table:table-cell/>
          <table:table-cell table:style-name="ce269"/>
          <table:table-cell table:style-name="ce131" office:value-type="string" calcext:value-type="string">
            <text:p>ACT_FRAME_RATE = </text:p>
          </table:table-cell>
          <table:table-cell table:style-name="ce299" table:formula="of:=IF(RED_BLANK_RQD?=&quot;y&quot;;[.Y50];[.U56])" office:value-type="float" office:value="59.8699965788573" calcext:value-type="float">
            <text:p>59.870</text:p>
          </table:table-cell>
          <table:table-cell table:style-name="ce24"/>
          <table:table-cell table:style-name="ce263"/>
          <table:table-cell table:style-name="ce13"/>
          <table:table-cell table:style-name="ce293"/>
          <table:table-cell table:number-columns-repeated="8"/>
          <table:table-cell table:style-name="ce256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OR BLANK</text:p>
          </table:table-cell>
          <table:table-cell table:style-name="ce63" table:number-columns-repeated="3"/>
          <table:table-cell table:style-name="ce80" table:formula="of:=H_BLANK/ACT_PIXEL_FREQ" office:value-type="float" office:value="2.85714285714286" calcext:value-type="float">
            <text:p>2.857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H_BLANK/CELL_GRAN_RND" office:value-type="float" office:value="20" calcext:value-type="float">
            <text:p>20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H_BLANK" office:value-type="float" office:value="160" calcext:value-type="float">
            <text:p>160</text:p>
          </table:table-cell>
          <table:table-cell table:style-name="ce156" office:value-type="string" calcext:value-type="string">
            <text:p>PIXELS</text:p>
          </table:table-cell>
          <table:table-cell table:style-name="ce226"/>
          <table:table-cell table:style-name="ce240"/>
          <table:table-cell/>
          <table:table-cell table:style-name="ce269" office:value-type="string" calcext:value-type="string">
            <text:p>Actual Pixel Clock (MHz):</text:p>
          </table:table-cell>
          <table:table-cell table:style-name="ce131"/>
          <table:table-cell table:style-name="ce299"/>
          <table:table-cell table:style-name="ce24"/>
          <table:table-cell table:style-name="ce263" table:formula="of:=[.S52]+1" office:value-type="float" office:value="18" calcext:value-type="float">
            <text:p>18</text:p>
          </table:table-cell>
          <table:table-cell table:style-name="ce256" office:value-type="string" calcext:value-type="string">
            <text:p>FIND ACTUAL VERTICAL <text:s/>FRAME FREQUENCY (Hz):</text:p>
          </table:table-cell>
          <table:table-cell table:style-name="ce292"/>
          <table:table-cell table:number-columns-repeated="8"/>
          <table:table-cell table:style-name="ce256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OR BLANK+MARGIN</text:p>
          </table:table-cell>
          <table:table-cell table:style-name="ce63" table:number-columns-repeated="3"/>
          <table:table-cell table:style-name="ce80" table:formula="of:=(H_BLANK+LEFT_MARGIN+RIGHT_MARGIN)/ACT_PIXEL_FREQ" office:value-type="float" office:value="2.85714285714286" calcext:value-type="float">
            <text:p>2.857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(H_BLANK+LEFT_MARGIN+RIGHT_MARGIN)/CELL_GRAN_RND" office:value-type="float" office:value="20" calcext:value-type="float">
            <text:p>20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H_BLANK+LEFT_MARGIN+RIGHT_MARGIN" office:value-type="float" office:value="160" calcext:value-type="float">
            <text:p>160</text:p>
          </table:table-cell>
          <table:table-cell table:style-name="ce156" office:value-type="string" calcext:value-type="string">
            <text:p>PIXELS</text:p>
          </table:table-cell>
          <table:table-cell table:style-name="ce226"/>
          <table:table-cell table:style-name="ce240"/>
          <table:table-cell/>
          <table:table-cell table:style-name="ce269"/>
          <table:table-cell table:style-name="ce131" office:value-type="string" calcext:value-type="string">
            <text:p>ACT_PIXEL_FREQ = </text:p>
          </table:table-cell>
          <table:table-cell table:style-name="ce299" table:formula="of:=IF(RED_BLANK_RQD?=&quot;y&quot;;[.Y40];[.U46])" office:value-type="float" office:value="56" calcext:value-type="float">
            <text:p>56.000</text:p>
          </table:table-cell>
          <table:table-cell table:style-name="ce24"/>
          <table:table-cell table:style-name="ce263"/>
          <table:table-cell table:style-name="ce256" office:value-type="string" calcext:value-type="string">
            <text:p>Actual vertical frame rate =</text:p>
          </table:table-cell>
          <table:table-cell table:style-name="ce292" table:formula="of:=(IF(INT_RQD?=&quot;y&quot;;ACT_FIELD_RATE/2;ACT_FIELD_RATE))" office:value-type="float" office:value="59.8699965788573" calcext:value-type="float">
            <text:p>59.870 </text:p>
          </table:table-cell>
          <table:table-cell table:number-columns-repeated="2"/>
          <table:table-cell table:style-name="ce303"/>
          <table:table-cell table:number-columns-repeated="6"/>
          <table:table-cell table:style-name="ce24"/>
          <table:table-cell table:number-columns-repeated="25"/>
          <table:table-cell table:style-name="ce13"/>
          <table:table-cell table:style-name="ce256"/>
          <table:table-cell table:number-columns-repeated="966"/>
        </table:table-row>
        <table:table-row table:style-name="ro7">
          <table:table-cell table:style-name="ce19"/>
          <table:table-cell table:style-name="ce41" office:value-type="string" calcext:value-type="string">
            <text:p>PREDICTED H BLANK DUTY CYCLE</text:p>
          </table:table-cell>
          <table:table-cell table:style-name="ce63" table:number-columns-repeated="3"/>
          <table:table-cell table:style-name="ce80" table:formula="of:=IDEAL_DUTY_CYCLE" office:value-type="float" office:value="23.6692708333333" calcext:value-type="float">
            <text:p>23.669 </text:p>
          </table:table-cell>
          <table:table-cell table:style-name="ce120" office:value-type="string" calcext:value-type="string">
            <text:p>%</text:p>
          </table:table-cell>
          <table:table-cell table:style-name="ce140"/>
          <table:table-cell table:style-name="ce156"/>
          <table:table-cell table:style-name="ce165"/>
          <table:table-cell table:style-name="ce63" table:number-columns-repeated="2"/>
          <table:table-cell table:style-name="ce240"/>
          <table:table-cell/>
          <table:table-cell table:style-name="ce263"/>
          <table:table-cell table:style-name="ce131"/>
          <table:table-cell table:style-name="ce300"/>
          <table:table-cell table:style-name="ce24"/>
          <table:table-cell table:style-name="ce270"/>
          <table:table-cell table:style-name="ce317"/>
          <table:table-cell table:style-name="ce302"/>
          <table:table-cell table:number-columns-repeated="9"/>
          <table:table-cell table:style-name="ce24"/>
          <table:table-cell table:number-columns-repeated="10"/>
          <table:table-cell table:style-name="ce13"/>
          <table:table-cell table:number-columns-repeated="14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/>
          <table:table-cell table:style-name="ce66" office:value-type="string" calcext:value-type="string">
            <text:p>(from GTF blanking formula)</text:p>
          </table:table-cell>
          <table:table-cell table:style-name="ce66" table:number-columns-repeated="2"/>
          <table:table-cell table:style-name="ce80"/>
          <table:table-cell table:style-name="ce120"/>
          <table:table-cell table:style-name="ce140"/>
          <table:table-cell table:style-name="ce156"/>
          <table:table-cell table:style-name="ce165"/>
          <table:table-cell table:style-name="ce66"/>
          <table:table-cell table:style-name="ce63"/>
          <table:table-cell table:style-name="ce240"/>
          <table:table-cell/>
          <table:table-cell table:style-name="ce269" office:value-type="string" calcext:value-type="string">
            <text:p>Horizontal Total (Pixels)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10"/>
          <table:table-cell table:style-name="ce13"/>
          <table:table-cell table:number-columns-repeated="14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ACTUAL HOR BLANK DUTY CYCLE</text:p>
          </table:table-cell>
          <table:table-cell table:style-name="ce63" table:number-columns-repeated="3"/>
          <table:table-cell table:style-name="ce80" table:formula="of:=H_BLANK/TOTAL_PIXELS*100" office:value-type="float" office:value="13.5135135135135" calcext:value-type="float">
            <text:p>13.514 </text:p>
          </table:table-cell>
          <table:table-cell table:style-name="ce120" office:value-type="string" calcext:value-type="string">
            <text:p>%</text:p>
          </table:table-cell>
          <table:table-cell table:style-name="ce140"/>
          <table:table-cell table:style-name="ce156"/>
          <table:table-cell table:style-name="ce165"/>
          <table:table-cell table:style-name="ce63" table:number-columns-repeated="2"/>
          <table:table-cell table:style-name="ce240"/>
          <table:table-cell/>
          <table:table-cell table:style-name="ce269"/>
          <table:table-cell table:style-name="ce131" office:value-type="string" calcext:value-type="string">
            <text:p>TOTAL_PIXELS = </text:p>
          </table:table-cell>
          <table:table-cell table:style-name="ce300" table:formula="of:=IF(RED_BLANK_RQD?=&quot;Y&quot;;[.Y37];[.U43])" office:value-type="float" office:value="1184" calcext:value-type="float">
            <text:p>1184</text:p>
          </table:table-cell>
          <table:table-cell table:style-name="ce24"/>
          <table:table-cell table:style-name="ce257"/>
          <table:table-cell table:number-columns-repeated="2"/>
          <table:table-cell table:style-name="ce256"/>
          <table:table-cell table:number-columns-repeated="8"/>
          <table:table-cell table:style-name="ce24"/>
          <table:table-cell table:number-columns-repeated="10"/>
          <table:table-cell table:style-name="ce13"/>
          <table:table-cell table:number-columns-repeated="14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ACT. HOR BLNK+MARGIN DUTY CYCLE</text:p>
          </table:table-cell>
          <table:table-cell table:style-name="ce63" table:number-columns-repeated="3"/>
          <table:table-cell table:style-name="ce80" table:formula="of:=(H_BLANK+LEFT_MARGIN+RIGHT_MARGIN)/TOTAL_PIXELS*100" office:value-type="float" office:value="13.5135135135135" calcext:value-type="float">
            <text:p>13.514 </text:p>
          </table:table-cell>
          <table:table-cell table:style-name="ce120" office:value-type="string" calcext:value-type="string">
            <text:p>%</text:p>
          </table:table-cell>
          <table:table-cell table:style-name="ce140"/>
          <table:table-cell table:style-name="ce156"/>
          <table:table-cell table:style-name="ce165"/>
          <table:table-cell table:style-name="ce63" table:number-columns-repeated="2"/>
          <table:table-cell table:style-name="ce240"/>
          <table:table-cell/>
          <table:table-cell table:style-name="ce269" office:value-type="string" calcext:value-type="string">
            <text:p>Horizontal Blanking (Pixels)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number-columns-repeated="2"/>
          <table:table-cell table:style-name="ce256"/>
          <table:table-cell table:number-columns-repeated="8"/>
          <table:table-cell table:style-name="ce24"/>
          <table:table-cell table:number-columns-repeated="10"/>
          <table:table-cell table:style-name="ce13"/>
          <table:table-cell table:number-columns-repeated="14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 LEFT MARGIN </text:p>
          </table:table-cell>
          <table:table-cell table:style-name="ce63" table:number-columns-repeated="3"/>
          <table:table-cell table:style-name="ce80" table:formula="of:=LEFT_MARGIN/ACT_PIXEL_FREQ" office:value-type="float" office:value="0" calcext:value-type="float">
            <text:p>0.000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LEFT_MARGIN/CELL_GRAN_RND" office:value-type="float" office:value="0" calcext:value-type="float">
            <text:p>0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LEFT_MARGIN" office:value-type="float" office:value="0" calcext:value-type="float">
            <text:p>0</text:p>
          </table:table-cell>
          <table:table-cell table:style-name="ce156" office:value-type="string" calcext:value-type="string">
            <text:p>PIXELS</text:p>
          </table:table-cell>
          <table:table-cell table:style-name="ce156"/>
          <table:table-cell table:style-name="ce240"/>
          <table:table-cell/>
          <table:table-cell table:style-name="ce269"/>
          <table:table-cell table:style-name="ce131" office:value-type="string" calcext:value-type="string">
            <text:p>H_BLANK = </text:p>
          </table:table-cell>
          <table:table-cell table:style-name="ce300" table:formula="of:=IF(RED_BLANK_RQD?=&quot;Y&quot;;[.Y20];[.U40])" office:value-type="float" office:value="160" calcext:value-type="float">
            <text:p>160</text:p>
          </table:table-cell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10"/>
          <table:table-cell table:style-name="ce13"/>
          <table:table-cell table:number-columns-repeated="14"/>
          <table:table-cell table:style-name="ce13"/>
          <table:table-cell table:style-name="ce256"/>
          <table:table-cell table:number-columns-repeated="966"/>
        </table:table-row>
        <table:table-row table:style-name="ro5">
          <table:table-cell table:style-name="ce19"/>
          <table:table-cell table:style-name="ce41" office:value-type="string" calcext:value-type="string">
            <text:p>H FRONT PORCH </text:p>
          </table:table-cell>
          <table:table-cell table:style-name="ce63" table:number-columns-repeated="3"/>
          <table:table-cell table:style-name="ce80" table:formula="of:=H_FRONT_PORCH/ACT_PIXEL_FREQ" office:value-type="float" office:value="0.857142857142857" calcext:value-type="float">
            <text:p>0.857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H_FRONT_PORCH/CELL_GRAN_RND" office:value-type="float" office:value="6" calcext:value-type="float">
            <text:p>6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H_FRONT_PORCH" office:value-type="float" office:value="48" calcext:value-type="float">
            <text:p>48</text:p>
          </table:table-cell>
          <table:table-cell table:style-name="ce156" office:value-type="string" calcext:value-type="string">
            <text:p>PIXELS</text:p>
          </table:table-cell>
          <table:table-cell table:style-name="ce156"/>
          <table:table-cell table:style-name="ce240"/>
          <table:table-cell/>
          <table:table-cell table:style-name="ce269" office:value-type="string" calcext:value-type="string">
            <text:p>Hor Front Porch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number-columns-repeated="2"/>
          <table:table-cell table:style-name="ce256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HOR SYNC</text:p>
          </table:table-cell>
          <table:table-cell table:style-name="ce63" table:number-columns-repeated="3"/>
          <table:table-cell table:style-name="ce80" table:formula="of:=H_SYNC_RND/ACT_PIXEL_FREQ" office:value-type="float" office:value="0.571428571428571" calcext:value-type="float">
            <text:p>0.571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H_SYNC_RND/CELL_GRAN_RND" office:value-type="float" office:value="4" calcext:value-type="float">
            <text:p>4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H_SYNC_RND" office:value-type="float" office:value="32" calcext:value-type="float">
            <text:p>32</text:p>
          </table:table-cell>
          <table:table-cell table:style-name="ce156" office:value-type="string" calcext:value-type="string">
            <text:p>PIXELS</text:p>
          </table:table-cell>
          <table:table-cell table:style-name="ce156"/>
          <table:table-cell table:style-name="ce240"/>
          <table:table-cell/>
          <table:table-cell table:style-name="ce269"/>
          <table:table-cell table:style-name="ce131" office:value-type="string" calcext:value-type="string">
            <text:p>H_FRONT_PORCH = </text:p>
          </table:table-cell>
          <table:table-cell table:style-name="ce300" table:formula="of:=H_BLANK-H_BACK_PORCH-H_SYNC_RND" office:value-type="float" office:value="48" calcext:value-type="float">
            <text:p>48</text:p>
          </table:table-cell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H BACK PORCH</text:p>
          </table:table-cell>
          <table:table-cell table:style-name="ce63" table:number-columns-repeated="3"/>
          <table:table-cell table:style-name="ce80" table:formula="of:=H_BACK_PORCH/ACT_PIXEL_FREQ" office:value-type="float" office:value="1.42857142857143" calcext:value-type="float">
            <text:p>1.429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H_BACK_PORCH/CELL_GRAN_RND" office:value-type="float" office:value="10" calcext:value-type="float">
            <text:p>10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H_BACK_PORCH" office:value-type="float" office:value="80" calcext:value-type="float">
            <text:p>80</text:p>
          </table:table-cell>
          <table:table-cell table:style-name="ce156" office:value-type="string" calcext:value-type="string">
            <text:p>PIXELS</text:p>
          </table:table-cell>
          <table:table-cell table:style-name="ce156"/>
          <table:table-cell table:style-name="ce240"/>
          <table:table-cell/>
          <table:table-cell table:style-name="ce269" office:value-type="string" calcext:value-type="string">
            <text:p>Hor Sync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number-columns-repeated="2"/>
          <table:table-cell table:style-name="ce256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H RIGHT MARGIN</text:p>
          </table:table-cell>
          <table:table-cell table:style-name="ce63" table:number-columns-repeated="3"/>
          <table:table-cell table:style-name="ce80" table:formula="of:=RIGHT_MARGIN/ACT_PIXEL_FREQ" office:value-type="float" office:value="0" calcext:value-type="float">
            <text:p>0.000 </text:p>
          </table:table-cell>
          <table:table-cell table:style-name="ce120" office:value-type="string" calcext:value-type="string">
            <text:p>us</text:p>
          </table:table-cell>
          <table:table-cell table:style-name="ce102" table:formula="of:=RIGHT_MARGIN/CELL_GRAN_RND" office:value-type="float" office:value="0" calcext:value-type="float">
            <text:p>0</text:p>
          </table:table-cell>
          <table:table-cell table:style-name="ce95" office:value-type="string" calcext:value-type="string">
            <text:p>CHARS</text:p>
          </table:table-cell>
          <table:table-cell table:style-name="ce140" table:formula="of:=RIGHT_MARGIN" office:value-type="float" office:value="0" calcext:value-type="float">
            <text:p>0</text:p>
          </table:table-cell>
          <table:table-cell table:style-name="ce156" office:value-type="string" calcext:value-type="string">
            <text:p>PIXELS</text:p>
          </table:table-cell>
          <table:table-cell table:style-name="ce156"/>
          <table:table-cell table:style-name="ce240"/>
          <table:table-cell/>
          <table:table-cell table:style-name="ce269"/>
          <table:table-cell table:style-name="ce131" office:value-type="string" calcext:value-type="string">
            <text:p>H_SYNC_RND = </text:p>
          </table:table-cell>
          <table:table-cell table:style-name="ce300" table:formula="of:=IF(RED_BLANK_RQD?=&quot;Y&quot;;[.Y19];(ROUNDDOWN((H_SYNC_PER/100*TOTAL_PIXELS/CELL_GRAN_RND);0))*CELL_GRAN_RND)" office:value-type="float" office:value="32" calcext:value-type="float">
            <text:p>32</text:p>
          </table:table-cell>
          <table:table-cell table:style-name="ce24"/>
          <table:table-cell table:style-name="ce257"/>
          <table:table-cell table:number-columns-repeated="2"/>
          <table:table-cell table:style-name="ce256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1"/>
          <table:table-cell table:style-name="ce44"/>
          <table:table-cell table:style-name="ce64" table:number-columns-repeated="3"/>
          <table:table-cell table:style-name="ce105"/>
          <table:table-cell table:style-name="ce121"/>
          <table:table-cell table:style-name="ce141"/>
          <table:table-cell table:style-name="ce157"/>
          <table:table-cell table:style-name="ce168"/>
          <table:table-cell table:style-name="ce154"/>
          <table:table-cell table:style-name="ce64"/>
          <table:table-cell table:style-name="ce241"/>
          <table:table-cell/>
          <table:table-cell table:style-name="ce269" office:value-type="string" calcext:value-type="string">
            <text:p>Hor Back Porch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number-columns-repeated="2"/>
          <table:table-cell table:style-name="ce256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/>
          <table:table-cell table:style-name="ce63" table:number-columns-repeated="3"/>
          <table:table-cell table:style-name="ce107" table:formula="of:=(IF(INT_RQD?=&quot;y&quot;;&quot;PER FRAME&quot;;&quot;&quot;))" table:number-columns-spanned="2" table:number-rows-spanned="1">
            <text:p/>
          </table:table-cell>
          <table:covered-table-cell table:style-name="ce123"/>
          <table:table-cell table:style-name="ce142" table:formula="of:=(IF(INT_RQD?=&quot;y&quot;;&quot;PER FIELD&quot;;&quot;&quot;))" table:number-columns-spanned="2" table:number-rows-spanned="1">
            <text:p/>
          </table:table-cell>
          <table:covered-table-cell table:style-name="ce123"/>
          <table:table-cell table:style-name="ce107" table:formula="of:=(IF(INT_RQD?=&quot;y&quot;;&quot;PER FRAME&quot;;&quot;&quot;))" table:number-columns-spanned="2" table:number-rows-spanned="1">
            <text:p/>
          </table:table-cell>
          <table:covered-table-cell table:style-name="ce178"/>
          <table:table-cell table:style-name="ce229" table:formula="of:=(IF(INT_RQD?=&quot;y&quot;;&quot;PER FIELD&quot;;&quot;&quot;))" table:number-columns-spanned="2" table:number-rows-spanned="1">
            <text:p/>
          </table:table-cell>
          <table:covered-table-cell table:style-name="ce243"/>
          <table:table-cell/>
          <table:table-cell table:style-name="ce269"/>
          <table:table-cell table:style-name="ce131" office:value-type="string" calcext:value-type="string">
            <text:p>H_BACK_PORCH = </text:p>
          </table:table-cell>
          <table:table-cell table:style-name="ce300" table:formula="of:=H_BLANK/2" office:value-type="float" office:value="80" calcext:value-type="float">
            <text:p>80</text:p>
          </table:table-cell>
          <table:table-cell table:style-name="ce24"/>
          <table:table-cell table:style-name="ce257"/>
          <table:table-cell table:style-name="ce13" table:number-columns-repeated="2"/>
          <table:table-cell table:style-name="ce256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ER TOTAL</text:p>
          </table:table-cell>
          <table:table-cell table:style-name="ce63" table:number-columns-repeated="3"/>
          <table:table-cell table:style-name="ce80" table:formula="of:=IF(INT_RQD?=&quot;y&quot;;2;1)*TOTAL_V_LINES/ACT_H_FREQ" office:value-type="float" office:value="16.7028571428571" calcext:value-type="float">
            <text:p>16.703 </text:p>
          </table:table-cell>
          <table:table-cell table:style-name="ce120" office:value-type="string" calcext:value-type="string">
            <text:p>ms</text:p>
          </table:table-cell>
          <table:table-cell table:style-name="ce143" table:formula="of:=IF(INT_RQD?=&quot;y&quot;;TOTAL_V_LINES/ACT_H_FREQ;&quot;&quot;)">
            <text:p/>
          </table:table-cell>
          <table:table-cell table:style-name="ce120" table:formula="of:=IF(INT_RQD?=&quot;y&quot;;&quot;ms&quot;;&quot;&quot;)">
            <text:p/>
          </table:table-cell>
          <table:table-cell table:style-name="ce169" table:formula="of:=IF(INT_RQD?=&quot;y&quot;;2;1)*TOTAL_V_LINES" office:value-type="float" office:value="790" calcext:value-type="float">
            <text:p>790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IF(INT_RQD?=&quot;y&quot;;TOTAL_V_LINES;&quot;&quot;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3"/>
          <table:table-cell table:style-name="ce131"/>
          <table:table-cell table:style-name="ce300"/>
          <table:table-cell table:style-name="ce24"/>
          <table:table-cell table:style-name="ce257"/>
          <table:table-cell table:style-name="ce13" table:number-columns-repeated="2"/>
          <table:table-cell table:number-columns-repeated="9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ER ADDR</text:p>
          </table:table-cell>
          <table:table-cell table:style-name="ce63" table:number-columns-repeated="3"/>
          <table:table-cell table:style-name="ce80" table:formula="of:=IF(INT_RQD?=&quot;y&quot;;2;1)*V_LINES_RND/ACT_H_FREQ" office:value-type="float" office:value="16.2377142857143" calcext:value-type="float">
            <text:p>16.238 </text:p>
          </table:table-cell>
          <table:table-cell table:style-name="ce120" office:value-type="string" calcext:value-type="string">
            <text:p>ms</text:p>
          </table:table-cell>
          <table:table-cell table:style-name="ce143" table:formula="of:=IF(INT_RQD?=&quot;y&quot;;V_LINES_RND/ACT_H_FREQ;&quot;&quot;)">
            <text:p/>
          </table:table-cell>
          <table:table-cell table:style-name="ce120" table:formula="of:=IF(INT_RQD?=&quot;y&quot;;&quot;ms&quot;;&quot;&quot;)">
            <text:p/>
          </table:table-cell>
          <table:table-cell table:style-name="ce169" table:formula="of:=IF(INT_RQD?=&quot;y&quot;;2*V_LINES_RND;V_LINES_RND)" office:value-type="float" office:value="768" calcext:value-type="float">
            <text:p>768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IF(INT_RQD?=&quot;y&quot;;V_LINES_RND;&quot;&quot;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9" office:value-type="string" calcext:value-type="string">
            <text:p>Vertical Total (lines)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style-name="ce13" table:number-columns-repeated="2"/>
          <table:table-cell table:number-columns-repeated="9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1"/>
          <table:table-cell table:style-name="ce44"/>
          <table:table-cell table:style-name="ce64" table:number-columns-repeated="3"/>
          <table:table-cell table:style-name="ce105"/>
          <table:table-cell table:style-name="ce121"/>
          <table:table-cell table:style-name="ce144"/>
          <table:table-cell table:style-name="ce121"/>
          <table:table-cell table:style-name="ce170"/>
          <table:table-cell table:style-name="ce195"/>
          <table:table-cell table:style-name="ce170"/>
          <table:table-cell table:style-name="ce245"/>
          <table:table-cell/>
          <table:table-cell table:style-name="ce269"/>
          <table:table-cell table:style-name="ce131" office:value-type="string" calcext:value-type="string">
            <text:p>TOTAL_V_LINES = </text:p>
          </table:table-cell>
          <table:table-cell table:style-name="ce301" table:formula="of:=IF(RED_BLANK_RQD?=&quot;Y&quot;;[.Y34];[.U34])" office:value-type="float" office:value="790" calcext:value-type="float">
            <text:p>790.0</text:p>
          </table:table-cell>
          <table:table-cell table:style-name="ce24"/>
          <table:table-cell table:style-name="ce257"/>
          <table:table-cell table:style-name="ce13" table:number-columns-repeated="2"/>
          <table:table-cell table:number-columns-repeated="9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0"/>
          <table:table-cell table:style-name="ce45"/>
          <table:table-cell table:style-name="ce65" table:number-columns-repeated="3"/>
          <table:table-cell table:style-name="ce108" table:formula="of:=(IF(INT_RQD?=&quot;y&quot;;&quot;ODD FIELD&quot;;&quot;&quot;))" table:number-columns-spanned="2" table:number-rows-spanned="1">
            <text:p/>
          </table:table-cell>
          <table:covered-table-cell table:style-name="ce124"/>
          <table:table-cell table:style-name="ce145" table:formula="of:=(IF(INT_RQD?=&quot;y&quot;;&quot;EVEN FIELD&quot;;&quot;&quot;))" table:number-columns-spanned="2" table:number-rows-spanned="1">
            <text:p/>
          </table:table-cell>
          <table:covered-table-cell table:style-name="ce124"/>
          <table:table-cell table:style-name="ce171" table:formula="of:=(IF(INT_RQD?=&quot;y&quot;;&quot;ODD FIELD&quot;;&quot;&quot;))" table:number-columns-spanned="2" table:number-rows-spanned="1">
            <text:p/>
          </table:table-cell>
          <table:covered-table-cell table:style-name="ce196"/>
          <table:table-cell table:style-name="ce230" table:formula="of:=(IF(INT_RQD?=&quot;y&quot;;&quot;EVEN FIELD&quot;;&quot;&quot;))" table:number-columns-spanned="2" table:number-rows-spanned="1">
            <text:p/>
          </table:table-cell>
          <table:covered-table-cell table:style-name="ce246"/>
          <table:table-cell/>
          <table:table-cell table:style-name="ce269" office:value-type="string" calcext:value-type="string">
            <text:p>Vertical Blanking (lines):</text:p>
          </table:table-cell>
          <table:table-cell table:style-name="ce131"/>
          <table:table-cell table:style-name="ce301"/>
          <table:table-cell table:style-name="ce24"/>
          <table:table-cell table:style-name="ce257"/>
          <table:table-cell table:style-name="ce13" table:number-columns-repeated="2"/>
          <table:table-cell table:style-name="ce256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ER BLANK</text:p>
          </table:table-cell>
          <table:table-cell table:style-name="ce63" table:number-columns-repeated="3"/>
          <table:table-cell table:style-name="ce80" table:formula="of:=V_BLANK/ACT_H_FREQ" office:value-type="float" office:value="0.465142857142857" calcext:value-type="float">
            <text:p>0.465 </text:p>
          </table:table-cell>
          <table:table-cell table:style-name="ce120" office:value-type="string" calcext:value-type="string">
            <text:p>ms</text:p>
          </table:table-cell>
          <table:table-cell table:style-name="ce80" table:formula="of:=IF(INT_RQD?=&quot;y&quot;;(V_BLANK+(2*INTERLACE))/ACT_H_FREQ;&quot;&quot;)">
            <text:p/>
          </table:table-cell>
          <table:table-cell table:style-name="ce120" table:formula="of:=(IF(INT_RQD?=&quot;y&quot;;&quot;ms&quot;;&quot;&quot;))">
            <text:p/>
          </table:table-cell>
          <table:table-cell table:style-name="ce169" table:formula="of:=V_BLANK" office:value-type="float" office:value="22" calcext:value-type="float">
            <text:p>22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IF(INT_RQD?=&quot;y&quot;;V_BLANK+(2*INTERLACE);&quot;&quot;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9"/>
          <table:table-cell table:style-name="ce131" office:value-type="string" calcext:value-type="string">
            <text:p>V_BLANK = </text:p>
          </table:table-cell>
          <table:table-cell table:style-name="ce300" table:formula="of:=IF(RED_BLANK_RQD?=&quot;y&quot;;ACT_VBI_LINES;V_SYNC_BP+MIN_V_PORCH_RND)" office:value-type="float" office:value="22" calcext:value-type="float">
            <text:p>22</text:p>
          </table:table-cell>
          <table:table-cell table:style-name="ce24"/>
          <table:table-cell table:style-name="ce257"/>
          <table:table-cell table:style-name="ce13" table:number-columns-repeated="2"/>
          <table:table-cell table:style-name="ce256"/>
          <table:table-cell table:style-name="ce271"/>
          <table:table-cell table:number-columns-repeated="7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 TOP MARGIN</text:p>
          </table:table-cell>
          <table:table-cell table:style-name="ce63" table:number-columns-repeated="3"/>
          <table:table-cell table:style-name="ce80" table:formula="of:=1000*TOP_MARGIN/ACT_H_FREQ" office:value-type="float" office:value="0" calcext:value-type="float">
            <text:p>0.000 </text:p>
          </table:table-cell>
          <table:table-cell table:style-name="ce120" office:value-type="string" calcext:value-type="string">
            <text:p>us</text:p>
          </table:table-cell>
          <table:table-cell table:style-name="ce143" table:formula="of:=(IF(INT_RQD?=&quot;y&quot;;1000*TOP_MARGIN/ACT_H_FREQ;&quot;&quot;))">
            <text:p/>
          </table:table-cell>
          <table:table-cell table:style-name="ce120" table:formula="of:=(IF(INT_RQD?=&quot;y&quot;;&quot;us&quot;;&quot;&quot;))">
            <text:p/>
          </table:table-cell>
          <table:table-cell table:style-name="ce169" table:formula="of:=TOP_MARGIN" office:value-type="float" office:value="0" calcext:value-type="float">
            <text:p>0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(IF(INT_RQD?=&quot;y&quot;;TOP_MARGIN;&quot;&quot;)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9" office:value-type="string" calcext:value-type="string">
            <text:p>Ver Front Porch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style-name="ce13" table:number-columns-repeated="2"/>
          <table:table-cell table:style-name="ce256"/>
          <table:table-cell table:style-name="ce271"/>
          <table:table-cell table:number-columns-repeated="7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 FRONT PORCH</text:p>
          </table:table-cell>
          <table:table-cell table:style-name="ce63" table:number-columns-repeated="3"/>
          <table:table-cell table:style-name="ce80" table:formula="of:=1000*(V_FRONT_PORCH+INTERLACE)/ACT_H_FREQ" office:value-type="float" office:value="63.4285714285714" calcext:value-type="float">
            <text:p>63.429 </text:p>
          </table:table-cell>
          <table:table-cell table:style-name="ce120" office:value-type="string" calcext:value-type="string">
            <text:p>us</text:p>
          </table:table-cell>
          <table:table-cell table:style-name="ce143" table:formula="of:=IF(INT_RQD?=&quot;y&quot;;1000*V_FRONT_PORCH/ACT_H_FREQ;&quot;&quot;)">
            <text:p/>
          </table:table-cell>
          <table:table-cell table:style-name="ce120" table:formula="of:=(IF(INT_RQD?=&quot;y&quot;;&quot;us&quot;;&quot;&quot;))">
            <text:p/>
          </table:table-cell>
          <table:table-cell table:style-name="ce169" table:formula="of:=V_FRONT_PORCH+INTERLACE" office:value-type="float" office:value="3" calcext:value-type="float">
            <text:p>3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IF(INT_RQD?=&quot;y&quot;;V_FRONT_PORCH;&quot;&quot;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9"/>
          <table:table-cell table:style-name="ce131" office:value-type="string" calcext:value-type="string">
            <text:p>V_FRONT_PORCH = </text:p>
          </table:table-cell>
          <table:table-cell table:style-name="ce300" table:formula="of:=IF(RED_BLANK_RQD?=&quot;y&quot;;RB_V_FPORCH;MIN_V_PORCH_RND)" office:value-type="float" office:value="3" calcext:value-type="float">
            <text:p>3</text:p>
          </table:table-cell>
          <table:table-cell table:style-name="ce24"/>
          <table:table-cell table:style-name="ce257"/>
          <table:table-cell table:style-name="ce13" table:number-columns-repeated="2"/>
          <table:table-cell table:style-name="ce256"/>
          <table:table-cell table:style-name="ce271"/>
          <table:table-cell table:number-columns-repeated="7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ER SYNC</text:p>
          </table:table-cell>
          <table:table-cell table:style-name="ce63" table:number-columns-repeated="3"/>
          <table:table-cell table:style-name="ce80" table:formula="of:=1000*V_SYNC_RND/ACT_H_FREQ" office:value-type="float" office:value="84.5714285714286" calcext:value-type="float">
            <text:p>84.571 </text:p>
          </table:table-cell>
          <table:table-cell table:style-name="ce120" office:value-type="string" calcext:value-type="string">
            <text:p>us</text:p>
          </table:table-cell>
          <table:table-cell table:style-name="ce80" table:formula="of:=IF(INT_RQD?=&quot;y&quot;;1000*V_SYNC_RND/ACT_H_FREQ;&quot;&quot;)">
            <text:p/>
          </table:table-cell>
          <table:table-cell table:style-name="ce120" table:formula="of:=(IF(INT_RQD?=&quot;y&quot;;&quot;us&quot;;&quot;&quot;))">
            <text:p/>
          </table:table-cell>
          <table:table-cell table:style-name="ce169" table:formula="of:=V_SYNC_RND" office:value-type="float" office:value="4" calcext:value-type="float">
            <text:p>4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IF(INT_RQD?=&quot;y&quot;;V_SYNC_RND;&quot;&quot;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9" office:value-type="string" calcext:value-type="string">
            <text:p>Ver Sync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style-name="ce13" table:number-columns-repeated="2"/>
          <table:table-cell table:number-columns-repeated="9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 BACK PORCH</text:p>
          </table:table-cell>
          <table:table-cell table:style-name="ce63" table:number-columns-repeated="3"/>
          <table:table-cell table:style-name="ce80" table:formula="of:=1000*V_BACK_PORCH/ACT_H_FREQ" office:value-type="float" office:value="317.142857142857" calcext:value-type="float">
            <text:p>317.143 </text:p>
          </table:table-cell>
          <table:table-cell table:style-name="ce120" office:value-type="string" calcext:value-type="string">
            <text:p>us</text:p>
          </table:table-cell>
          <table:table-cell table:style-name="ce143" table:formula="of:=IF(INT_RQD?=&quot;y&quot;;1000*(V_BACK_PORCH+INTERLACE)/ACT_H_FREQ;&quot;&quot;)">
            <text:p/>
          </table:table-cell>
          <table:table-cell table:style-name="ce120" table:formula="of:=(IF(INT_RQD?=&quot;y&quot;;&quot;us&quot;;&quot;&quot;))">
            <text:p/>
          </table:table-cell>
          <table:table-cell table:style-name="ce169" table:formula="of:=V_BACK_PORCH" office:value-type="float" office:value="15" calcext:value-type="float">
            <text:p>15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IF(INT_RQD?=&quot;y&quot;;V_BACK_PORCH+INTERLACE;&quot;&quot;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9"/>
          <table:table-cell table:style-name="ce131" office:value-type="string" calcext:value-type="string">
            <text:p>V_SYNC_RND = </text:p>
          </table:table-cell>
          <table:table-cell table:style-name="ce300" table:formula="of:=INT(V_SYNC)" office:value-type="float" office:value="4" calcext:value-type="float">
            <text:p>4</text:p>
          </table:table-cell>
          <table:table-cell table:style-name="ce24"/>
          <table:table-cell table:style-name="ce257"/>
          <table:table-cell table:number-columns-repeated="2"/>
          <table:table-cell table:style-name="ce13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9"/>
          <table:table-cell table:style-name="ce41" office:value-type="string" calcext:value-type="string">
            <text:p>V BOTTOM MARGIN</text:p>
          </table:table-cell>
          <table:table-cell table:style-name="ce63" table:number-columns-repeated="3"/>
          <table:table-cell table:style-name="ce80" table:formula="of:=1000*BOT_MARGIN/ACT_H_FREQ" office:value-type="float" office:value="0" calcext:value-type="float">
            <text:p>0.000 </text:p>
          </table:table-cell>
          <table:table-cell table:style-name="ce120" office:value-type="string" calcext:value-type="string">
            <text:p>us</text:p>
          </table:table-cell>
          <table:table-cell table:style-name="ce143" table:formula="of:=(IF(INT_RQD?=&quot;y&quot;;1000*BOT_MARGIN/ACT_H_FREQ;&quot;&quot;))">
            <text:p/>
          </table:table-cell>
          <table:table-cell table:style-name="ce120" table:formula="of:=(IF(INT_RQD?=&quot;y&quot;;&quot;us&quot;;&quot;&quot;))">
            <text:p/>
          </table:table-cell>
          <table:table-cell table:style-name="ce169" table:formula="of:=BOT_MARGIN" office:value-type="float" office:value="0" calcext:value-type="float">
            <text:p>0.0 </text:p>
          </table:table-cell>
          <table:table-cell table:style-name="ce194" office:value-type="string" calcext:value-type="string">
            <text:p>LINES</text:p>
          </table:table-cell>
          <table:table-cell table:style-name="ce169" table:formula="of:=(IF(INT_RQD?=&quot;y&quot;;BOT_MARGIN;&quot;&quot;))">
            <text:p/>
          </table:table-cell>
          <table:table-cell table:style-name="ce244" table:formula="of:=(IF(INT_RQD?=&quot;y&quot;;&quot;LINES&quot;;&quot;&quot;))">
            <text:p/>
          </table:table-cell>
          <table:table-cell/>
          <table:table-cell table:style-name="ce269" office:value-type="string" calcext:value-type="string">
            <text:p>Ver Back Porch:</text:p>
          </table:table-cell>
          <table:table-cell table:style-name="ce131"/>
          <table:table-cell table:style-name="ce300"/>
          <table:table-cell table:style-name="ce24"/>
          <table:table-cell table:style-name="ce257"/>
          <table:table-cell table:number-columns-repeated="2"/>
          <table:table-cell table:style-name="ce13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11"/>
          <table:table-cell table:style-name="ce46"/>
          <table:table-cell table:style-name="ce67" table:formula="of:=IF([.B49]=&quot;&quot;;&quot;&quot;;&quot;NOTE: ANY RESULT IN RED PARENTHESIS INDICATES AN ERROR: SOLUTION NOT POSSIBLE WITH GIVEN INPUTS REQUIREMENTS&quot;)">
            <text:p/>
          </table:table-cell>
          <table:table-cell table:style-name="ce79" table:number-columns-repeated="2"/>
          <table:table-cell table:style-name="ce109"/>
          <table:table-cell table:style-name="ce125"/>
          <table:table-cell table:style-name="ce146" table:number-columns-repeated="2"/>
          <table:table-cell table:style-name="ce172"/>
          <table:table-cell table:style-name="ce79" table:number-columns-repeated="2"/>
          <table:table-cell table:style-name="ce247"/>
          <table:table-cell/>
          <table:table-cell table:style-name="ce269"/>
          <table:table-cell table:style-name="ce131" office:value-type="string" calcext:value-type="string">
            <text:p>V_BACK_PROCH = </text:p>
          </table:table-cell>
          <table:table-cell table:style-name="ce300" table:formula="of:=V_BLANK-V_FRONT_PORCH-[.Q76]" office:value-type="float" office:value="15" calcext:value-type="float">
            <text:p>15</text:p>
          </table:table-cell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7"/>
          <table:table-cell table:style-name="ce47"/>
          <table:table-cell table:style-name="ce68"/>
          <table:table-cell table:style-name="ce57" table:number-columns-repeated="2"/>
          <table:table-cell table:style-name="ce110"/>
          <table:table-cell table:style-name="ce126"/>
          <table:table-cell table:style-name="ce147" table:number-columns-repeated="2"/>
          <table:table-cell table:style-name="ce173"/>
          <table:table-cell table:style-name="ce57" table:number-columns-repeated="3"/>
          <table:table-cell/>
          <table:table-cell table:style-name="ce270"/>
          <table:table-cell table:style-name="ce286"/>
          <table:table-cell table:style-name="ce302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7"/>
          <table:table-cell table:style-name="ce47"/>
          <table:table-cell table:style-name="ce68"/>
          <table:table-cell table:style-name="ce57" table:number-columns-repeated="2"/>
          <table:table-cell table:style-name="ce110"/>
          <table:table-cell table:style-name="ce126"/>
          <table:table-cell table:style-name="ce147" table:number-columns-repeated="2"/>
          <table:table-cell table:style-name="ce173"/>
          <table:table-cell table:style-name="ce57" table:number-columns-repeated="3"/>
          <table:table-cell table:style-name="ce13"/>
          <table:table-cell table:number-columns-repeated="3"/>
          <table:table-cell table:style-name="ce256"/>
          <table:table-cell table:style-name="ce257"/>
          <table:table-cell table:number-columns-repeated="11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7"/>
          <table:table-cell table:style-name="ce47"/>
          <table:table-cell table:style-name="ce68"/>
          <table:table-cell table:style-name="ce57" table:number-columns-repeated="2"/>
          <table:table-cell table:style-name="ce110"/>
          <table:table-cell table:style-name="ce126"/>
          <table:table-cell table:style-name="ce147" table:number-columns-repeated="2"/>
          <table:table-cell table:style-name="ce173"/>
          <table:table-cell table:style-name="ce57" table:number-columns-repeated="3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2"/>
          <table:table-cell table:style-name="ce47"/>
          <table:table-cell table:style-name="ce68"/>
          <table:table-cell table:style-name="ce57" table:number-columns-repeated="2"/>
          <table:table-cell table:style-name="ce110"/>
          <table:table-cell table:style-name="ce126"/>
          <table:table-cell table:style-name="ce147" table:number-columns-repeated="2"/>
          <table:table-cell table:style-name="ce173"/>
          <table:table-cell table:style-name="ce57" table:number-columns-repeated="3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2"/>
          <table:table-cell table:number-columns-repeated="12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number-columns-repeated="8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48"/>
          <table:table-cell table:style-name="ce34" table:number-columns-repeated="3"/>
          <table:table-cell table:style-name="ce111"/>
          <table:table-cell table:style-name="ce34" table:number-columns-repeated="3"/>
          <table:table-cell table:style-name="ce174" table:number-columns-repeated="2"/>
          <table:table-cell table:style-name="ce34"/>
          <table:table-cell table:style-name="ce248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49" office:value-type="string" calcext:value-type="string" table:number-columns-spanned="12" table:number-rows-spanned="1">
            <text:p>DEFAULT PARAMETER VALUES</text:p>
          </table:table-cell>
          <table:covered-table-cell table:number-columns-repeated="3" table:style-name="ce29"/>
          <table:covered-table-cell table:style-name="ce112"/>
          <table:covered-table-cell table:number-columns-repeated="6" table:style-name="ce29"/>
          <table:covered-table-cell table:style-name="ce249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0"/>
          <table:table-cell table:style-name="ce57" table:number-columns-repeated="3"/>
          <table:table-cell table:style-name="ce113"/>
          <table:table-cell table:style-name="ce57" table:number-columns-repeated="3"/>
          <table:table-cell table:style-name="ce29" table:number-columns-repeated="2"/>
          <table:table-cell table:style-name="ce57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1" office:value-type="string" calcext:value-type="string">
            <text:p>STANDARD TIMING:</text:p>
          </table:table-cell>
          <table:table-cell table:style-name="ce57" table:number-columns-repeated="3"/>
          <table:table-cell table:style-name="ce113"/>
          <table:table-cell table:style-name="ce57" table:number-columns-repeated="3"/>
          <table:table-cell table:style-name="ce29" table:number-columns-repeated="2"/>
          <table:table-cell table:style-name="ce57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23" table:number-columns-repeated="7"/>
          <table:table-cell table:style-name="ce175"/>
          <table:table-cell table:style-name="ce197" table:number-columns-repeated="2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39" office:value-type="string" calcext:value-type="string">
            <text:p>1) These are the default values that define the MARGIN size:</text:p>
          </table:table-cell>
          <table:table-cell table:style-name="ce57" table:number-columns-repeated="6"/>
          <table:table-cell table:style-name="ce29"/>
          <table:table-cell table:style-name="ce197" table:number-columns-repeated="2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2"/>
          <table:table-cell table:style-name="ce1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57" office:value-type="string" calcext:value-type="string">
            <text:p>Note:</text:p>
          </table:table-cell>
          <table:table-cell table:style-name="ce57" table:number-columns-repeated="6"/>
          <table:table-cell table:style-name="ce29" table:number-columns-repeated="2"/>
          <table:table-cell table:style-name="ce57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office:value-type="string" calcext:value-type="string">
            <text:p><text:s/>Only ratio of MARGIN to image is important. Top and Bottom MARGINs are equal</text:p>
          </table:table-cell>
          <table:table-cell table:style-name="ce63" table:number-columns-repeated="2"/>
          <table:table-cell table:style-name="ce57" table:number-columns-repeated="3"/>
          <table:table-cell table:style-name="ce29" table:number-columns-repeated="2"/>
          <table:table-cell table:style-name="ce57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office:value-type="string" calcext:value-type="string">
            <text:p>Side MARGINs are proportional to the ratio of image H/V pixels </text:p>
          </table:table-cell>
          <table:table-cell table:style-name="ce63" table:number-columns-repeated="2"/>
          <table:table-cell table:style-name="ce57" table:number-columns-repeated="3"/>
          <table:table-cell table:style-name="ce29" table:number-columns-repeated="2"/>
          <table:table-cell table:style-name="ce57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3"/>
          <table:table-cell table:style-name="ce271"/>
          <table:table-cell table:style-name="ce13"/>
          <table:table-cell table:number-columns-repeated="6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41" office:value-type="string" calcext:value-type="string">
            <text:p>GIVE:</text:p>
          </table:table-cell>
          <table:table-cell table:style-name="ce93" office:value-type="string" calcext:value-type="string">
            <text:p>Top/ bottom MARGIN size as % of height <text:s/>(%) <text:s/>{DEFAULT = 1.8}</text:p>
          </table:table-cell>
          <table:table-cell table:style-name="ce94"/>
          <table:table-cell table:style-name="ce23" table:number-columns-repeated="3"/>
          <table:table-cell table:style-name="ce175"/>
          <table:table-cell table:style-name="ce198" office:value-type="float" office:value="1.8" calcext:value-type="float">
            <text:p>1.8</text:p>
          </table:table-cell>
          <table:table-cell table:style-name="ce231"/>
          <table:table-cell table:style-name="ce250"/>
          <table:table-cell table:style-name="ce256"/>
          <table:table-cell table:number-columns-repeated="3"/>
          <table:table-cell table:style-name="ce256"/>
          <table:table-cell table:style-name="ce257"/>
          <table:table-cell table:number-columns-repeated="11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41"/>
          <table:table-cell table:style-name="ce93"/>
          <table:table-cell table:style-name="ce94"/>
          <table:table-cell table:style-name="ce23" table:number-columns-repeated="3"/>
          <table:table-cell table:style-name="ce175"/>
          <table:table-cell table:style-name="ce199"/>
          <table:table-cell table:style-name="ce231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8"/>
          <table:table-cell table:style-name="ce13" table:number-columns-repeated="3"/>
          <table:table-cell table:number-columns-repeated="982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41"/>
          <table:table-cell table:style-name="ce94" table:number-columns-repeated="2"/>
          <table:table-cell table:style-name="ce23" table:number-columns-repeated="3"/>
          <table:table-cell table:style-name="ce175"/>
          <table:table-cell table:style-name="ce200"/>
          <table:table-cell table:style-name="ce201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39" office:value-type="string" calcext:value-type="string">
            <text:p>2) This default value defines the horizontal timing boundaries:</text:p>
          </table:table-cell>
          <table:table-cell table:style-name="ce63"/>
          <table:table-cell table:style-name="ce95"/>
          <table:table-cell table:style-name="ce63"/>
          <table:table-cell table:style-name="ce57" table:number-columns-repeated="3"/>
          <table:table-cell table:style-name="ce29"/>
          <table:table-cell table:style-name="ce201" table:number-columns-repeated="2"/>
          <table:table-cell table:style-name="ce250"/>
          <table:table-cell table:style-name="ce13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41" office:value-type="string" calcext:value-type="string">
            <text:p>GIVE:</text:p>
          </table:table-cell>
          <table:table-cell table:style-name="ce93" office:value-type="string" calcext:value-type="string">
            <text:p>Character cell horizontal granularity (pixels) <text:s/>{DEFAULT = 8}</text:p>
          </table:table-cell>
          <table:table-cell table:style-name="ce63"/>
          <table:table-cell table:style-name="ce57" table:number-columns-repeated="3"/>
          <table:table-cell table:style-name="ce29"/>
          <table:table-cell table:style-name="ce202" office:value-type="float" office:value="8.4999" calcext:value-type="float">
            <text:p>8</text:p>
          </table:table-cell>
          <table:table-cell table:style-name="ce23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table:number-columns-repeated="3"/>
          <table:table-cell table:style-name="ce57" table:number-columns-repeated="3"/>
          <table:table-cell table:style-name="ce29"/>
          <table:table-cell table:style-name="ce203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39" office:value-type="string" calcext:value-type="string">
            <text:p>3) These default values define analog system sync pulse width limitations:</text:p>
          </table:table-cell>
          <table:table-cell table:style-name="ce63" table:number-columns-repeated="3"/>
          <table:table-cell table:style-name="ce57" table:number-columns-repeated="3"/>
          <table:table-cell table:style-name="ce29"/>
          <table:table-cell table:style-name="ce203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 office:value-type="string" calcext:value-type="string">
            <text:p>Note:</text:p>
          </table:table-cell>
          <table:table-cell table:style-name="ce63" table:number-columns-repeated="3"/>
          <table:table-cell table:style-name="ce57" table:number-columns-repeated="3"/>
          <table:table-cell table:style-name="ce29"/>
          <table:table-cell table:style-name="ce203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office:value-type="string" calcext:value-type="string">
            <text:p>Vertical sync width (in lines) will be rounded down to nearest integer</text:p>
          </table:table-cell>
          <table:table-cell table:style-name="ce63" table:number-columns-repeated="2"/>
          <table:table-cell table:style-name="ce57" table:number-columns-repeated="3"/>
          <table:table-cell table:style-name="ce29"/>
          <table:table-cell table:style-name="ce203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office:value-type="string" calcext:value-type="string">
            <text:p>Horizontal sync width will be rounded to nearest char cell boundary</text:p>
          </table:table-cell>
          <table:table-cell table:style-name="ce63" table:number-columns-repeated="2"/>
          <table:table-cell table:style-name="ce57" table:number-columns-repeated="3"/>
          <table:table-cell table:style-name="ce29"/>
          <table:table-cell table:style-name="ce203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41" office:value-type="string" calcext:value-type="string">
            <text:p>GIVE:</text:p>
          </table:table-cell>
          <table:table-cell table:style-name="ce80" office:value-type="string" calcext:value-type="string">
            <text:p>Number of lines for vertical sync (lines) <text:s/>{Derived from table}</text:p>
          </table:table-cell>
          <table:table-cell table:style-name="ce41"/>
          <table:table-cell table:style-name="ce47" table:number-columns-repeated="3"/>
          <table:table-cell table:style-name="ce176"/>
          <table:table-cell table:style-name="ce202" table:formula="of:=IF(ASPECT_RATIO&lt;&gt;&quot;&quot;;VLOOKUP(ASPECT_RATIO;VSYNC_WIDTH_TABLE;2;FALSE());VLOOKUP(&quot;Custom&quot;;VSYNC_WIDTH_TABLE;2;FALSE()))" office:value-type="float" office:value="4" calcext:value-type="float">
            <text:p>4</text:p>
          </table:table-cell>
          <table:table-cell table:style-name="ce23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80" office:value-type="string" calcext:value-type="string">
            <text:p>GIVE:</text:p>
          </table:table-cell>
          <table:table-cell table:style-name="ce80" office:value-type="string" calcext:value-type="string">
            <text:p>Nominal H sync width (% of line period) <text:s/>{DEFAULT = 8}</text:p>
          </table:table-cell>
          <table:table-cell table:style-name="ce80"/>
          <table:table-cell table:style-name="ce110" table:number-columns-repeated="3"/>
          <table:table-cell table:style-name="ce177"/>
          <table:table-cell table:style-name="ce204" office:value-type="float" office:value="8" calcext:value-type="float">
            <text:p>8.000 </text:p>
          </table:table-cell>
          <table:table-cell table:style-name="ce211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 table:number-rows-repeated="2">
          <table:table-cell table:style-name="ce23"/>
          <table:table-cell table:style-name="ce52"/>
          <table:table-cell table:style-name="ce57"/>
          <table:table-cell table:style-name="ce63" table:number-columns-repeated="3"/>
          <table:table-cell table:style-name="ce57" table:number-columns-repeated="3"/>
          <table:table-cell table:style-name="ce29"/>
          <table:table-cell table:style-name="ce201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39" office:value-type="string" calcext:value-type="string">
            <text:p>4) These default values define analog scan system vertical blanking time limitations:</text:p>
          </table:table-cell>
          <table:table-cell table:style-name="ce63" table:number-columns-repeated="3"/>
          <table:table-cell table:style-name="ce57" table:number-columns-repeated="3"/>
          <table:table-cell table:style-name="ce29"/>
          <table:table-cell table:style-name="ce201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 office:value-type="string" calcext:value-type="string">
            <text:p>Note:</text:p>
          </table:table-cell>
          <table:table-cell table:style-name="ce63" table:number-columns-repeated="3"/>
          <table:table-cell table:style-name="ce57" table:number-columns-repeated="3"/>
          <table:table-cell table:style-name="ce29"/>
          <table:table-cell table:style-name="ce201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office:value-type="string" calcext:value-type="string">
            <text:p>Vertical blanking time will rounded to nearest integer number of lines </text:p>
          </table:table-cell>
          <table:table-cell table:style-name="ce63" table:number-columns-repeated="2"/>
          <table:table-cell table:style-name="ce57" table:number-columns-repeated="3"/>
          <table:table-cell table:style-name="ce29"/>
          <table:table-cell table:style-name="ce201" table:number-columns-repeated="2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41" office:value-type="string" calcext:value-type="string">
            <text:p>GIVE:</text:p>
          </table:table-cell>
          <table:table-cell table:style-name="ce80" office:value-type="string" calcext:value-type="string">
            <text:p>Minimum time of vertical sync+back porch interval (us)</text:p>
          </table:table-cell>
          <table:table-cell table:style-name="ce80"/>
          <table:table-cell table:style-name="ce110" table:number-columns-repeated="3"/>
          <table:table-cell table:style-name="ce177"/>
          <table:table-cell table:style-name="ce204" office:value-type="float" office:value="550" calcext:value-type="float">
            <text:p>550.000 </text:p>
          </table:table-cell>
          <table:table-cell table:style-name="ce211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8">
          <table:table-cell table:style-name="ce23"/>
          <table:table-cell table:style-name="ce52"/>
          <table:table-cell table:style-name="ce57"/>
          <table:table-cell table:style-name="ce23" table:number-columns-repeated="5"/>
          <table:table-cell table:style-name="ce93" office:value-type="string" calcext:value-type="string">
            <text:p>{DEFAULT = 550}</text:p>
          </table:table-cell>
          <table:table-cell table:style-name="ce23"/>
          <table:table-cell table:style-name="ce205"/>
          <table:table-cell table:style-name="ce233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8">
          <table:table-cell table:style-name="ce23"/>
          <table:table-cell table:style-name="ce52"/>
          <table:table-cell table:style-name="ce57"/>
          <table:table-cell table:style-name="ce41" office:value-type="string" calcext:value-type="string">
            <text:p>GIVE:</text:p>
          </table:table-cell>
          <table:table-cell table:style-name="ce80" office:value-type="string" calcext:value-type="string">
            <text:p>Minimum number of vertical back porch lines {DEFAULT = 6}</text:p>
          </table:table-cell>
          <table:table-cell table:style-name="ce23" table:number-columns-repeated="3"/>
          <table:table-cell table:style-name="ce93"/>
          <table:table-cell table:style-name="ce23"/>
          <table:table-cell table:style-name="ce206" office:value-type="float" office:value="6" calcext:value-type="float">
            <text:p>6 </text:p>
          </table:table-cell>
          <table:table-cell table:style-name="ce233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8">
          <table:table-cell table:style-name="ce23"/>
          <table:table-cell table:style-name="ce52"/>
          <table:table-cell table:style-name="ce57"/>
          <table:table-cell table:style-name="ce41" office:value-type="string" calcext:value-type="string">
            <text:p>GIVE:</text:p>
          </table:table-cell>
          <table:table-cell table:style-name="ce80" office:value-type="string" calcext:value-type="string">
            <text:p>Minimum vertical porch (no of lines) {DEFAULT = 3}</text:p>
          </table:table-cell>
          <table:table-cell table:style-name="ce63"/>
          <table:table-cell table:style-name="ce57" table:number-columns-repeated="3"/>
          <table:table-cell table:style-name="ce29"/>
          <table:table-cell table:style-name="ce202" office:value-type="float" office:value="3" calcext:value-type="float">
            <text:p>3</text:p>
          </table:table-cell>
          <table:table-cell table:style-name="ce233"/>
          <table:table-cell table:style-name="ce250"/>
          <table:table-cell table:style-name="ce256"/>
          <table:table-cell table:number-columns-repeated="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 table:number-columns-repeated="7"/>
          <table:table-cell table:style-name="ce29" table:number-columns-repeated="3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69" office:value-type="string" calcext:value-type="string">
            <text:p>5) Definition of Horizontal blanking time limitation:</text:p>
          </table:table-cell>
          <table:table-cell table:style-name="ce57" table:number-columns-repeated="6"/>
          <table:table-cell table:style-name="ce29" table:number-columns-repeated="3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 office:value-type="string" calcext:value-type="string">
            <text:p>Note:</text:p>
          </table:table-cell>
          <table:table-cell table:style-name="ce57" table:number-columns-repeated="6"/>
          <table:table-cell table:style-name="ce29" table:number-columns-repeated="3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office:value-type="string" calcext:value-type="string">
            <text:p>Generalized blanking limitation formula used of the form:</text:p>
          </table:table-cell>
          <table:table-cell table:style-name="ce63" table:number-columns-repeated="5"/>
          <table:table-cell table:style-name="ce178" table:number-columns-repeated="3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/>
          <table:table-cell table:style-name="ce256"/>
          <table:table-cell table:style-name="ce1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63" office:value-type="string" calcext:value-type="string">
            <text:p>&lt;H BLANKING TIME (%)&gt; =C - ( M / Fh) <text:s/></text:p>
          </table:table-cell>
          <table:table-cell table:style-name="ce63" table:number-columns-repeated="5"/>
          <table:table-cell table:style-name="ce179" table:number-columns-repeated="3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/>
          <table:table-cell table:style-name="ce256"/>
          <table:table-cell table:style-name="ce13"/>
          <table:table-cell table:number-columns-repeated="987"/>
        </table:table-row>
        <table:table-row table:style-name="ro5">
          <table:table-cell table:style-name="ce23"/>
          <table:table-cell table:style-name="ce52"/>
          <table:table-cell table:style-name="ce57"/>
          <table:table-cell table:style-name="ce81" office:value-type="string" calcext:value-type="string">
            <text:p>Where:</text:p>
          </table:table-cell>
          <table:table-cell table:style-name="ce63" table:number-columns-repeated="5"/>
          <table:table-cell table:style-name="ce178"/>
          <table:table-cell table:style-name="ce179" table:number-columns-repeated="2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/>
          <table:table-cell table:style-name="ce256"/>
          <table:table-cell table:number-columns-repeated="988"/>
        </table:table-row>
        <table:table-row table:style-name="ro5">
          <table:table-cell/>
          <table:table-cell table:style-name="ce52"/>
          <table:table-cell table:style-name="ce57"/>
          <table:table-cell table:style-name="ce41"/>
          <table:table-cell table:style-name="ce41" office:value-type="string" calcext:value-type="string">
            <text:p>M (gradient) (%/kHz) <text:s/>{DEFAULT = 600}</text:p>
          </table:table-cell>
          <table:table-cell table:style-name="ce41" table:number-columns-repeated="4"/>
          <table:table-cell table:style-name="ce180"/>
          <table:table-cell table:style-name="ce207" office:value-type="float" office:value="600" calcext:value-type="float">
            <text:p>600</text:p>
          </table:table-cell>
          <table:table-cell table:style-name="ce166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2"/>
          <table:table-cell table:number-columns-repeated="988"/>
        </table:table-row>
        <table:table-row table:style-name="ro5">
          <table:table-cell/>
          <table:table-cell table:style-name="ce52"/>
          <table:table-cell table:style-name="ce57"/>
          <table:table-cell table:style-name="ce80"/>
          <table:table-cell table:style-name="ce41" office:value-type="string" calcext:value-type="string">
            <text:p>C (offset) (%) <text:s/>{DEFAULT = 40}</text:p>
          </table:table-cell>
          <table:table-cell table:style-name="ce41" table:number-columns-repeated="4"/>
          <table:table-cell table:style-name="ce180"/>
          <table:table-cell table:style-name="ce207" office:value-type="float" office:value="40" calcext:value-type="float">
            <text:p>40</text:p>
          </table:table-cell>
          <table:table-cell table:style-name="ce166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2"/>
          <table:table-cell table:number-columns-repeated="988"/>
        </table:table-row>
        <table:table-row table:style-name="ro5">
          <table:table-cell/>
          <table:table-cell table:style-name="ce52"/>
          <table:table-cell table:style-name="ce57"/>
          <table:table-cell table:style-name="ce80"/>
          <table:table-cell table:style-name="ce41" office:value-type="string" calcext:value-type="string">
            <text:p>K (blanking time scaling factor) <text:s/>{DEFAULT = 128}</text:p>
          </table:table-cell>
          <table:table-cell table:style-name="ce63" table:number-columns-repeated="4"/>
          <table:table-cell table:style-name="ce178"/>
          <table:table-cell table:style-name="ce207" office:value-type="float" office:value="128" calcext:value-type="float">
            <text:p>128</text:p>
          </table:table-cell>
          <table:table-cell table:style-name="ce166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2"/>
          <table:table-cell table:number-columns-repeated="988"/>
        </table:table-row>
        <table:table-row table:style-name="ro9">
          <table:table-cell/>
          <table:table-cell table:style-name="ce52"/>
          <table:table-cell table:style-name="ce57"/>
          <table:table-cell table:style-name="ce80"/>
          <table:table-cell table:style-name="ce41" office:value-type="string" calcext:value-type="string">
            <text:p>J (scaling factor weighting) <text:s/>{DEFAULT = 20}</text:p>
          </table:table-cell>
          <table:table-cell table:style-name="ce63" table:number-columns-repeated="4"/>
          <table:table-cell table:style-name="ce178"/>
          <table:table-cell table:style-name="ce207" office:value-type="float" office:value="20" calcext:value-type="float">
            <text:p>20</text:p>
          </table:table-cell>
          <table:table-cell table:style-name="ce166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3"/>
          <table:table-cell table:style-name="ce13" table:number-columns-repeated="2"/>
          <table:table-cell table:number-columns-repeated="988"/>
        </table:table-row>
        <table:table-row table:style-name="ro10">
          <table:table-cell/>
          <table:table-cell table:style-name="ce52"/>
          <table:table-cell table:style-name="ce57"/>
          <table:table-cell table:style-name="ce80"/>
          <table:table-cell table:style-name="ce41"/>
          <table:table-cell table:style-name="ce63" table:number-columns-repeated="4"/>
          <table:table-cell table:style-name="ce178"/>
          <table:table-cell table:style-name="ce166" table:number-columns-repeated="2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1">
          <table:table-cell/>
          <table:table-cell table:style-name="ce52"/>
          <table:table-cell table:style-name="ce57"/>
          <table:table-cell table:style-name="ce80"/>
          <table:table-cell table:style-name="ce41" office:value-type="string" calcext:value-type="string">
            <text:p>M' = K / 256 * M</text:p>
          </table:table-cell>
          <table:table-cell table:style-name="ce63" table:number-columns-repeated="4"/>
          <table:table-cell table:style-name="ce178"/>
          <table:table-cell table:style-name="ce166" table:formula="of:=GTF_K_VAR/256*GTF_M_VAR" office:value-type="float" office:value="300" calcext:value-type="float">
            <text:p>300</text:p>
          </table:table-cell>
          <table:table-cell table:style-name="ce166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1">
          <table:table-cell/>
          <table:table-cell table:style-name="ce52"/>
          <table:table-cell table:style-name="ce57"/>
          <table:table-cell table:style-name="ce80"/>
          <table:table-cell table:style-name="ce41" office:value-type="string" calcext:value-type="string">
            <text:p>C' = ( ( C - J ) * K / 256 ) + J</text:p>
          </table:table-cell>
          <table:table-cell table:style-name="ce63" table:number-columns-repeated="4"/>
          <table:table-cell table:style-name="ce178"/>
          <table:table-cell table:style-name="ce166" table:formula="of:=((GTF_C_VAR-GTF_J_VAR)*GTF_K_VAR/256)+GTF_J_VAR" office:value-type="float" office:value="30" calcext:value-type="float">
            <text:p>30</text:p>
          </table:table-cell>
          <table:table-cell table:style-name="ce166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1" table:number-rows-repeated="2">
          <table:table-cell/>
          <table:table-cell table:style-name="ce52"/>
          <table:table-cell table:style-name="ce57"/>
          <table:table-cell table:style-name="ce80"/>
          <table:table-cell table:style-name="ce41"/>
          <table:table-cell table:style-name="ce63" table:number-columns-repeated="4"/>
          <table:table-cell table:style-name="ce178"/>
          <table:table-cell table:style-name="ce166" table:number-columns-repeated="2"/>
          <table:table-cell table:style-name="ce250"/>
          <table:table-cell/>
          <table:table-cell table:style-name="ce271"/>
          <table:table-cell table:style-name="ce287"/>
          <table:table-cell table:style-name="ce303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2">
          <table:table-cell/>
          <table:table-cell table:style-name="ce51" office:value-type="string" calcext:value-type="string">
            <text:p>REDUCED BLANKING TIMING:</text:p>
          </table:table-cell>
          <table:table-cell table:style-name="ce57"/>
          <table:table-cell table:style-name="ce80"/>
          <table:table-cell table:style-name="ce41"/>
          <table:table-cell table:style-name="ce63" table:number-columns-repeated="4"/>
          <table:table-cell table:style-name="ce178"/>
          <table:table-cell table:style-name="ce166" table:number-columns-repeated="2"/>
          <table:table-cell table:style-name="ce250"/>
          <table:table-cell table:number-columns-repeated="3"/>
          <table:table-cell table:style-name="ce30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8">
          <table:table-cell/>
          <table:table-cell table:style-name="ce52"/>
          <table:table-cell table:style-name="ce57"/>
          <table:table-cell table:style-name="ce80" office:value-type="string" calcext:value-type="string">
            <text:p>Fixed number of clocks for horizontal blanking <text:s/>{DEFAULT = 160}</text:p>
          </table:table-cell>
          <table:table-cell table:style-name="ce80"/>
          <table:table-cell table:style-name="ce23" table:number-columns-repeated="3"/>
          <table:table-cell table:style-name="ce93"/>
          <table:table-cell table:style-name="ce23"/>
          <table:table-cell table:style-name="ce206" office:value-type="float" office:value="160" calcext:value-type="float">
            <text:p>160 </text:p>
          </table:table-cell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8">
          <table:table-cell/>
          <table:table-cell table:style-name="ce52"/>
          <table:table-cell table:style-name="ce57"/>
          <table:table-cell table:style-name="ce80" office:value-type="string" calcext:value-type="string">
            <text:p>Fixed number of clocks for horizontal sync <text:s/>{DEFAULT = 32}</text:p>
          </table:table-cell>
          <table:table-cell table:style-name="ce80"/>
          <table:table-cell table:style-name="ce23" table:number-columns-repeated="3"/>
          <table:table-cell table:style-name="ce93"/>
          <table:table-cell table:style-name="ce23"/>
          <table:table-cell table:style-name="ce206" office:value-type="float" office:value="32" calcext:value-type="float">
            <text:p>32 </text:p>
          </table:table-cell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8">
          <table:table-cell/>
          <table:table-cell table:style-name="ce52"/>
          <table:table-cell table:style-name="ce57"/>
          <table:table-cell table:style-name="ce80" table:number-columns-repeated="2"/>
          <table:table-cell table:style-name="ce23" table:number-columns-repeated="3"/>
          <table:table-cell table:style-name="ce93"/>
          <table:table-cell table:style-name="ce23"/>
          <table:table-cell table:style-name="ce208"/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8">
          <table:table-cell/>
          <table:table-cell table:style-name="ce52"/>
          <table:table-cell table:style-name="ce57"/>
          <table:table-cell table:style-name="ce80" office:value-type="string" calcext:value-type="string">
            <text:p>Minimum vertical blanking interval time (us) <text:s/>{DEFAULT = 460}</text:p>
          </table:table-cell>
          <table:table-cell table:style-name="ce80"/>
          <table:table-cell table:style-name="ce23" table:number-columns-repeated="3"/>
          <table:table-cell table:style-name="ce93"/>
          <table:table-cell table:style-name="ce23"/>
          <table:table-cell table:style-name="ce204" office:value-type="float" office:value="460" calcext:value-type="float">
            <text:p>460.000 </text:p>
          </table:table-cell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8">
          <table:table-cell/>
          <table:table-cell table:style-name="ce52"/>
          <table:table-cell table:style-name="ce57"/>
          <table:table-cell table:style-name="ce80" office:value-type="string" calcext:value-type="string">
            <text:p>Fixed number of lines for vertical front porch <text:s/>{DEFAULT = 3}</text:p>
          </table:table-cell>
          <table:table-cell table:style-name="ce80"/>
          <table:table-cell table:style-name="ce23" table:number-columns-repeated="3"/>
          <table:table-cell table:style-name="ce93"/>
          <table:table-cell table:style-name="ce23"/>
          <table:table-cell table:style-name="ce206" office:value-type="float" office:value="3" calcext:value-type="float">
            <text:p>3 </text:p>
          </table:table-cell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8">
          <table:table-cell/>
          <table:table-cell table:style-name="ce52"/>
          <table:table-cell table:style-name="ce57"/>
          <table:table-cell table:style-name="ce80" office:value-type="string" calcext:value-type="string">
            <text:p>Minimum number of vertical back porch lines <text:s/>{DEFAULT = 6}</text:p>
          </table:table-cell>
          <table:table-cell table:style-name="ce80"/>
          <table:table-cell table:style-name="ce23" table:number-columns-repeated="3"/>
          <table:table-cell table:style-name="ce93"/>
          <table:table-cell table:style-name="ce23"/>
          <table:table-cell table:style-name="ce206" office:value-type="float" office:value="6" calcext:value-type="float">
            <text:p>6 </text:p>
          </table:table-cell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2">
          <table:table-cell/>
          <table:table-cell table:style-name="ce52"/>
          <table:table-cell table:style-name="ce57"/>
          <table:table-cell table:style-name="ce80" table:number-columns-repeated="2"/>
          <table:table-cell table:style-name="ce23" table:number-columns-repeated="3"/>
          <table:table-cell table:style-name="ce93"/>
          <table:table-cell table:style-name="ce23"/>
          <table:table-cell table:style-name="ce209"/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2">
          <table:table-cell/>
          <table:table-cell table:style-name="ce52"/>
          <table:table-cell table:style-name="ce57"/>
          <table:table-cell table:style-name="ce80" table:number-columns-repeated="2"/>
          <table:table-cell table:style-name="ce23" table:number-columns-repeated="3"/>
          <table:table-cell table:style-name="ce93"/>
          <table:table-cell table:style-name="ce23"/>
          <table:table-cell table:style-name="ce210"/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8">
          <table:table-cell/>
          <table:table-cell table:style-name="ce51" office:value-type="string" calcext:value-type="string">
            <text:p>PIXEL CLOCK STEP (MHz):</text:p>
          </table:table-cell>
          <table:table-cell table:style-name="ce57"/>
          <table:table-cell table:style-name="ce80" table:number-columns-repeated="2"/>
          <table:table-cell table:style-name="ce23" table:number-columns-repeated="3"/>
          <table:table-cell table:style-name="ce93"/>
          <table:table-cell table:style-name="ce23"/>
          <table:table-cell table:style-name="ce204" office:value-type="float" office:value="0.25" calcext:value-type="float">
            <text:p>0.250 </text:p>
          </table:table-cell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2">
          <table:table-cell/>
          <table:table-cell table:style-name="ce51"/>
          <table:table-cell table:style-name="ce57"/>
          <table:table-cell table:style-name="ce80" table:number-columns-repeated="2"/>
          <table:table-cell table:style-name="ce23" table:number-columns-repeated="3"/>
          <table:table-cell table:style-name="ce93"/>
          <table:table-cell table:style-name="ce23"/>
          <table:table-cell table:style-name="ce211"/>
          <table:table-cell table:style-name="ce166"/>
          <table:table-cell table:style-name="ce250"/>
          <table:table-cell table:number-columns-repeated="4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3">
          <table:table-cell/>
          <table:table-cell table:style-name="ce10"/>
          <table:table-cell table:style-name="ce70" table:number-columns-repeated="8"/>
          <table:table-cell table:style-name="ce151" table:number-columns-repeated="2"/>
          <table:table-cell table:style-name="ce251"/>
          <table:table-cell table:style-name="ce70"/>
          <table:table-cell table:style-name="ce24"/>
          <table:table-cell table:style-name="ce257"/>
          <table:table-cell table:style-name="ce273"/>
          <table:table-cell table:style-name="ce86"/>
          <table:table-cell table:style-name="ce24"/>
          <table:table-cell table:style-name="ce257"/>
          <table:table-cell table:number-columns-repeated="2"/>
          <table:table-cell table:style-name="ce24"/>
          <table:table-cell table:style-name="ce257"/>
          <table:table-cell table:number-columns-repeated="6"/>
          <table:table-cell table:style-name="ce24"/>
          <table:table-cell table:number-columns-repeated="993"/>
        </table:table-row>
        <table:table-row table:style-name="ro13">
          <table:table-cell/>
          <table:table-cell table:style-name="ce51" office:value-type="string" calcext:value-type="string">
            <text:p>ASPECT RATIO VARIABLES:</text:p>
          </table:table-cell>
          <table:table-cell table:style-name="ce70" table:number-columns-repeated="8"/>
          <table:table-cell table:style-name="ce151" table:number-columns-repeated="2"/>
          <table:table-cell table:style-name="ce251"/>
          <table:table-cell table:style-name="ce70"/>
          <table:table-cell table:style-name="ce24"/>
          <table:table-cell table:style-name="ce257"/>
          <table:table-cell table:style-name="ce273"/>
          <table:table-cell table:style-name="ce86"/>
          <table:table-cell table:style-name="ce24"/>
          <table:table-cell table:style-name="ce257"/>
          <table:table-cell table:number-columns-repeated="2"/>
          <table:table-cell table:style-name="ce24"/>
          <table:table-cell table:style-name="ce257"/>
          <table:table-cell table:number-columns-repeated="6"/>
          <table:table-cell table:style-name="ce24"/>
          <table:table-cell table:number-columns-repeated="993"/>
        </table:table-row>
        <table:table-row table:style-name="ro13">
          <table:table-cell table:style-name="ce25"/>
          <table:table-cell table:style-name="ce51"/>
          <table:table-cell table:style-name="ce71" table:number-columns-repeated="8"/>
          <table:table-cell table:style-name="ce212" table:number-columns-repeated="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1"/>
          <table:table-cell table:style-name="ce71"/>
          <table:table-cell table:style-name="ce69" office:value-type="string" calcext:value-type="string">
            <text:p>VSYNC WIDTH</text:p>
          </table:table-cell>
          <table:table-cell table:style-name="ce71" table:number-columns-repeated="2"/>
          <table:table-cell table:style-name="ce69" office:value-type="string" calcext:value-type="string">
            <text:p>HSYNC / VSYNC POLARITY</text:p>
          </table:table-cell>
          <table:table-cell table:style-name="ce71" table:number-columns-repeated="3"/>
          <table:table-cell table:style-name="ce212" table:number-columns-repeated="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 table:number-columns-repeated="2"/>
          <table:table-cell table:style-name="ce96" office:value-type="string" calcext:value-type="string">
            <text:p>Lines</text:p>
          </table:table-cell>
          <table:table-cell table:style-name="ce71" table:number-columns-repeated="5"/>
          <table:table-cell table:style-name="ce212" table:number-columns-repeated="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2" office:value-type="string" calcext:value-type="string">
            <text:p>4:3</text:p>
          </table:table-cell>
          <table:table-cell table:style-name="ce97" office:value-type="float" office:value="4" calcext:value-type="float">
            <text:p>4</text:p>
          </table:table-cell>
          <table:table-cell table:style-name="ce71"/>
          <table:table-cell table:style-name="ce127" office:value-type="string" calcext:value-type="string">
            <text:p>Hsync</text:p>
          </table:table-cell>
          <table:table-cell table:style-name="ce148" office:value-type="string" calcext:value-type="string">
            <text:p>Vsync</text:p>
          </table:table-cell>
          <table:table-cell table:style-name="ce158" office:value-type="string" calcext:value-type="string">
            <text:p>Description</text:p>
          </table:table-cell>
          <table:table-cell table:style-name="ce181"/>
          <table:table-cell table:style-name="ce213"/>
          <table:table-cell table:style-name="ce21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3" office:value-type="string" calcext:value-type="string">
            <text:p>16:9</text:p>
          </table:table-cell>
          <table:table-cell table:style-name="ce98" table:formula="of:=[.E145]+1" office:value-type="float" office:value="5" calcext:value-type="float">
            <text:p>5</text:p>
          </table:table-cell>
          <table:table-cell table:style-name="ce71"/>
          <table:table-cell table:style-name="ce128" office:value-type="string" calcext:value-type="string">
            <text:p>NEGATIVE</text:p>
          </table:table-cell>
          <table:table-cell table:style-name="ce149" office:value-type="string" calcext:value-type="string">
            <text:p>POSITIVE</text:p>
          </table:table-cell>
          <table:table-cell table:style-name="ce159" office:value-type="string" calcext:value-type="string">
            <text:p>Standard CRT Based Timing (CVT-GTF)</text:p>
          </table:table-cell>
          <table:table-cell table:style-name="ce182"/>
          <table:table-cell table:style-name="ce214"/>
          <table:table-cell table:style-name="ce21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3" office:value-type="string" calcext:value-type="string">
            <text:p>16:10</text:p>
          </table:table-cell>
          <table:table-cell table:style-name="ce98" table:formula="of:=[.E146]+1" office:value-type="float" office:value="6" calcext:value-type="float">
            <text:p>6</text:p>
          </table:table-cell>
          <table:table-cell table:style-name="ce114"/>
          <table:table-cell table:style-name="ce129" office:value-type="string" calcext:value-type="string">
            <text:p>POSITIVE</text:p>
          </table:table-cell>
          <table:table-cell table:style-name="ce150" office:value-type="string" calcext:value-type="string">
            <text:p>NEGATIVE</text:p>
          </table:table-cell>
          <table:table-cell table:style-name="ce160" office:value-type="string" calcext:value-type="string">
            <text:p>Reduced Blanking (CVT-RB)</text:p>
          </table:table-cell>
          <table:table-cell table:style-name="ce183"/>
          <table:table-cell table:style-name="ce215"/>
          <table:table-cell table:style-name="ce21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3" office:value-type="string" calcext:value-type="string">
            <text:p>5:4</text:p>
          </table:table-cell>
          <table:table-cell table:style-name="ce98" table:formula="of:=[.E147]+1" office:value-type="float" office:value="7" calcext:value-type="float">
            <text:p>7</text:p>
          </table:table-cell>
          <table:table-cell table:style-name="ce71" table:number-columns-repeated="5"/>
          <table:table-cell table:style-name="ce212" table:number-columns-repeated="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3" office:value-type="string" calcext:value-type="string">
            <text:p>15:9</text:p>
          </table:table-cell>
          <table:table-cell table:style-name="ce98" office:value-type="float" office:value="7" calcext:value-type="float">
            <text:p>7</text:p>
          </table:table-cell>
          <table:table-cell table:style-name="ce71" table:number-columns-repeated="5"/>
          <table:table-cell table:style-name="ce212" table:number-columns-repeated="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3" office:value-type="string" calcext:value-type="string">
            <text:p>Reserved</text:p>
          </table:table-cell>
          <table:table-cell table:style-name="ce98" table:formula="of:=[.E148]+1" office:value-type="float" office:value="8" calcext:value-type="float">
            <text:p>8</text:p>
          </table:table-cell>
          <table:table-cell table:style-name="ce71" table:number-columns-repeated="5"/>
          <table:table-cell table:style-name="ce212" table:number-columns-repeated="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4" office:value-type="string" calcext:value-type="string">
            <text:p>Reserved</text:p>
          </table:table-cell>
          <table:table-cell table:style-name="ce98" table:formula="of:=[.E150]+1" office:value-type="float" office:value="9" calcext:value-type="float">
            <text:p>9</text:p>
          </table:table-cell>
          <table:table-cell table:style-name="ce71" table:number-columns-repeated="5"/>
          <table:table-cell table:style-name="ce212" table:number-columns-repeated="2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3"/>
          <table:table-cell table:style-name="ce71"/>
          <table:table-cell table:style-name="ce85" office:value-type="string" calcext:value-type="string">
            <text:p>Custom</text:p>
          </table:table-cell>
          <table:table-cell table:style-name="ce99" table:formula="of:=[.E151]+1" office:value-type="float" office:value="10" calcext:value-type="float">
            <text:p>10</text:p>
          </table:table-cell>
          <table:table-cell table:style-name="ce71" table:number-columns-repeated="5"/>
          <table:table-cell table:style-name="ce212"/>
          <table:table-cell table:style-name="ce71"/>
          <table:table-cell table:style-name="ce25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54"/>
          <table:table-cell table:style-name="ce72" table:number-columns-repeated="2"/>
          <table:table-cell table:style-name="ce100"/>
          <table:table-cell table:style-name="ce72" table:number-columns-repeated="7"/>
          <table:table-cell table:style-name="ce253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 table:number-columns-repeated="13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3">
          <table:table-cell table:style-name="ce25"/>
          <table:table-cell table:style-name="ce26" table:number-columns-repeated="5"/>
          <table:table-cell table:style-name="ce25" table:number-columns-repeated="5"/>
          <table:table-cell table:style-name="ce26" table:number-columns-repeated="2"/>
          <table:table-cell table:style-name="ce71"/>
          <table:table-cell table:style-name="ce25"/>
          <table:table-cell table:style-name="ce288"/>
          <table:table-cell table:style-name="ce305"/>
          <table:table-cell table:style-name="ce307"/>
          <table:table-cell table:style-name="ce25"/>
          <table:table-cell table:style-name="ce288"/>
          <table:table-cell table:style-name="ce25" table:number-columns-repeated="3"/>
          <table:table-cell table:style-name="ce288"/>
          <table:table-cell table:style-name="ce25" table:number-columns-repeated="1000"/>
        </table:table-row>
        <table:table-row table:style-name="ro14">
          <table:table-cell table:style-name="ce26" table:number-columns-repeated="12"/>
          <table:table-cell table:style-name="ce70" table:number-columns-repeated="2"/>
          <table:table-cell table:style-name="ce26"/>
          <table:table-cell table:style-name="ce272"/>
          <table:table-cell table:style-name="ce289"/>
          <table:table-cell table:style-name="ce306"/>
          <table:table-cell table:style-name="ce26"/>
          <table:table-cell table:style-name="ce272"/>
          <table:table-cell table:style-name="ce26" table:number-columns-repeated="3"/>
          <table:table-cell table:style-name="ce272"/>
          <table:table-cell table:style-name="ce26" table:number-columns-repeated="1000"/>
        </table:table-row>
        <table:table-row table:style-name="ro14">
          <table:table-cell table:style-name="ce26"/>
          <table:table-cell table:number-columns-repeated="2"/>
          <table:table-cell table:style-name="ce26" table:number-columns-repeated="9"/>
          <table:table-cell table:style-name="ce70"/>
          <table:table-cell table:style-name="ce26"/>
          <table:table-cell table:style-name="ce272"/>
          <table:table-cell table:style-name="ce289"/>
          <table:table-cell table:style-name="ce306"/>
          <table:table-cell table:style-name="ce26"/>
          <table:table-cell table:style-name="ce272"/>
          <table:table-cell table:style-name="ce26" table:number-columns-repeated="3"/>
          <table:table-cell table:style-name="ce272"/>
          <table:table-cell table:style-name="ce26" table:number-columns-repeated="11"/>
          <table:table-cell table:style-name="ce70"/>
          <table:table-cell table:style-name="ce26" table:number-columns-repeated="989"/>
        </table:table-row>
        <table:table-row table:style-name="ro14">
          <table:table-cell table:style-name="ce26"/>
          <table:table-cell table:number-columns-repeated="5"/>
          <table:table-cell table:style-name="ce26" table:number-columns-repeated="5"/>
          <table:table-cell table:number-columns-repeated="2"/>
          <table:table-cell table:style-name="ce26"/>
          <table:table-cell table:style-name="ce272"/>
          <table:table-cell table:style-name="ce289"/>
          <table:table-cell table:style-name="ce306"/>
          <table:table-cell table:style-name="ce26"/>
          <table:table-cell table:style-name="ce272"/>
          <table:table-cell table:style-name="ce26" table:number-columns-repeated="3"/>
          <table:table-cell table:style-name="ce272"/>
          <table:table-cell table:style-name="ce26" table:number-columns-repeated="11"/>
          <table:table-cell table:style-name="ce101"/>
          <table:table-cell table:style-name="ce26" table:number-columns-repeated="989"/>
        </table:table-row>
        <table:table-row table:style-name="ro14">
          <table:table-cell table:style-name="ce27"/>
          <table:table-cell table:number-columns-repeated="12"/>
          <table:table-cell table:style-name="ce26"/>
          <table:table-cell table:style-name="ce272"/>
          <table:table-cell table:style-name="ce289"/>
          <table:table-cell table:style-name="ce306"/>
          <table:table-cell table:style-name="ce26"/>
          <table:table-cell table:style-name="ce272"/>
          <table:table-cell table:style-name="ce26" table:number-columns-repeated="3"/>
          <table:table-cell table:style-name="ce272"/>
          <table:table-cell table:style-name="ce26" table:number-columns-repeated="11"/>
          <table:table-cell table:style-name="ce101"/>
          <table:table-cell table:style-name="ce26" table:number-columns-repeated="989"/>
        </table:table-row>
        <table:table-row table:style-name="ro14">
          <table:table-cell table:style-name="ce26"/>
          <table:table-cell table:number-columns-repeated="12"/>
          <table:table-cell table:style-name="ce26"/>
          <table:table-cell table:style-name="ce272"/>
          <table:table-cell table:style-name="ce289"/>
          <table:table-cell table:style-name="ce306"/>
          <table:table-cell table:style-name="ce26"/>
          <table:table-cell table:style-name="ce272"/>
          <table:table-cell table:style-name="ce26" table:number-columns-repeated="3"/>
          <table:table-cell table:style-name="ce272"/>
          <table:table-cell table:style-name="ce26" table:number-columns-repeated="11"/>
          <table:table-cell table:style-name="ce101"/>
          <table:table-cell table:style-name="ce26" table:number-columns-repeated="989"/>
        </table:table-row>
        <table:table-row table:style-name="ro14">
          <table:table-cell table:style-name="ce26"/>
          <table:table-cell table:number-columns-repeated="12"/>
          <table:table-cell table:style-name="ce26"/>
          <table:table-cell table:style-name="ce272"/>
          <table:table-cell table:style-name="ce289"/>
          <table:table-cell table:style-name="ce306"/>
          <table:table-cell table:style-name="ce26"/>
          <table:table-cell table:style-name="ce272"/>
          <table:table-cell table:style-name="ce26" table:number-columns-repeated="3"/>
          <table:table-cell table:style-name="ce272"/>
          <table:table-cell table:style-name="ce26" table:number-columns-repeated="11"/>
          <table:table-cell table:style-name="ce70"/>
          <table:table-cell table:style-name="ce26" table:number-columns-repeated="989"/>
        </table:table-row>
        <table:table-row table:style-name="ro14" table:number-rows-repeated="2">
          <table:table-cell table:style-name="ce26"/>
          <table:table-cell table:number-columns-repeated="12"/>
          <table:table-cell table:style-name="ce26"/>
          <table:table-cell table:style-name="ce272"/>
          <table:table-cell table:style-name="ce289"/>
          <table:table-cell table:style-name="ce306"/>
          <table:table-cell table:style-name="ce26"/>
          <table:table-cell table:style-name="ce257"/>
          <table:table-cell table:number-columns-repeated="2"/>
          <table:table-cell table:style-name="ce26"/>
          <table:table-cell table:style-name="ce272"/>
          <table:table-cell table:style-name="ce26" table:number-columns-repeated="1001"/>
        </table:table-row>
        <table:table-row table:style-name="ro14" table:number-rows-repeated="2">
          <table:table-cell table:style-name="ce26"/>
          <table:table-cell table:number-columns-repeated="16"/>
          <table:table-cell table:style-name="ce24"/>
          <table:table-cell table:style-name="ce257"/>
          <table:table-cell table:number-columns-repeated="3"/>
          <table:table-cell table:style-name="ce272"/>
          <table:table-cell table:style-name="ce26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4" table:number-rows-repeated="2">
          <table:table-cell table:number-columns-repeated="17"/>
          <table:table-cell table:style-name="ce24"/>
          <table:table-cell table:style-name="ce257"/>
          <table:table-cell table:number-columns-repeated="3"/>
          <table:table-cell table:style-name="ce272"/>
          <table:table-cell table:style-name="ce26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 table:number-rows-repeated="70">
          <table:table-cell table:number-columns-repeated="17"/>
          <table:table-cell table:style-name="ce24"/>
          <table:table-cell table:style-name="ce257"/>
          <table:table-cell table:number-columns-repeated="11"/>
          <table:table-cell table:style-name="ce24"/>
          <table:table-cell table:number-columns-repeated="993"/>
        </table:table-row>
        <table:table-row table:style-name="ro15" table:number-rows-repeated="12">
          <table:table-cell table:number-columns-repeated="17"/>
          <table:table-cell table:style-name="ce24"/>
          <table:table-cell table:style-name="ce257"/>
          <table:table-cell table:number-columns-repeated="3"/>
          <table:table-cell table:style-name="ce314"/>
          <table:table-cell table:number-columns-repeated="7"/>
          <table:table-cell table:style-name="ce24"/>
          <table:table-cell table:number-columns-repeated="993"/>
        </table:table-row>
        <table:table-row table:style-name="ro15" table:number-rows-repeated="45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57"/>
          <table:table-cell table:number-columns-repeated="3"/>
          <table:table-cell table:style-name="ce314"/>
          <table:table-cell table:number-columns-repeated="7"/>
          <table:table-cell table:style-name="ce24"/>
          <table:table-cell table:number-columns-repeated="993"/>
        </table:table-row>
        <table:table-row table:style-name="ro15" table:number-rows-repeated="7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13" table:number-columns-repeated="2"/>
          <table:table-cell/>
          <table:table-cell table:style-name="ce314"/>
          <table:table-cell table:number-columns-repeated="7"/>
          <table:table-cell table:style-name="ce24"/>
          <table:table-cell table:number-columns-repeated="993"/>
        </table:table-row>
        <table:table-row table:style-name="ro15" table:number-rows-repeated="2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256"/>
          <table:table-cell table:style-name="ce319"/>
          <table:table-cell/>
          <table:table-cell table:style-name="ce314"/>
          <table:table-cell table:number-columns-repeated="7"/>
          <table:table-cell table:style-name="ce24"/>
          <table:table-cell table:number-columns-repeated="993"/>
        </table:table-row>
        <table:table-row table:style-name="ro15" table:number-rows-repeated="7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256" table:number-columns-repeated="2"/>
          <table:table-cell/>
          <table:table-cell table:style-name="ce314"/>
          <table:table-cell table:number-columns-repeated="7"/>
          <table:table-cell table:style-name="ce24"/>
          <table:table-cell table:number-columns-repeated="993"/>
        </table:table-row>
        <table:table-row table:style-name="ro15" table:number-rows-repeated="4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256" table:number-columns-repeated="2"/>
          <table:table-cell/>
          <table:table-cell table:style-name="ce313"/>
          <table:table-cell table:style-name="ce13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 table:number-rows-repeated="2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256"/>
          <table:table-cell table:style-name="ce287"/>
          <table:table-cell/>
          <table:table-cell table:style-name="ce313"/>
          <table:table-cell table:style-name="ce13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256" table:number-columns-repeated="2"/>
          <table:table-cell/>
          <table:table-cell table:style-name="ce313"/>
          <table:table-cell table:style-name="ce13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256"/>
          <table:table-cell table:style-name="ce319"/>
          <table:table-cell/>
          <table:table-cell table:style-name="ce313"/>
          <table:table-cell table:style-name="ce256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 table:number-rows-repeated="3">
          <table:table-cell table:number-columns-repeated="15"/>
          <table:table-cell table:style-name="ce131"/>
          <table:table-cell table:style-name="ce28"/>
          <table:table-cell table:style-name="ce24"/>
          <table:table-cell table:style-name="ce271"/>
          <table:table-cell table:style-name="ce256" table:number-columns-repeated="2"/>
          <table:table-cell/>
          <table:table-cell table:style-name="ce313"/>
          <table:table-cell table:style-name="ce256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 table:number-rows-repeated="2">
          <table:table-cell table:number-columns-repeated="15"/>
          <table:table-cell table:style-name="ce131"/>
          <table:table-cell table:style-name="ce28"/>
          <table:table-cell table:style-name="ce24"/>
          <table:table-cell table:style-name="ce312"/>
          <table:table-cell table:style-name="ce256" table:number-columns-repeated="2"/>
          <table:table-cell/>
          <table:table-cell table:style-name="ce313"/>
          <table:table-cell table:style-name="ce256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 table:number-rows-repeated="3">
          <table:table-cell table:number-columns-repeated="15"/>
          <table:table-cell table:style-name="ce131"/>
          <table:table-cell table:style-name="ce28"/>
          <table:table-cell table:style-name="ce24"/>
          <table:table-cell table:style-name="ce313"/>
          <table:table-cell table:style-name="ce13" table:number-columns-repeated="2"/>
          <table:table-cell/>
          <table:table-cell table:style-name="ce313"/>
          <table:table-cell table:style-name="ce256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>
          <table:table-cell table:number-columns-repeated="15"/>
          <table:table-cell table:style-name="ce131"/>
          <table:table-cell table:style-name="ce28"/>
          <table:table-cell table:style-name="ce24"/>
          <table:table-cell table:style-name="ce313"/>
          <table:table-cell table:style-name="ce13" table:number-columns-repeated="3"/>
          <table:table-cell table:style-name="ce313"/>
          <table:table-cell table:style-name="ce256" table:number-columns-repeated="2"/>
          <table:table-cell table:number-columns-repeated="5"/>
          <table:table-cell table:style-name="ce24"/>
          <table:table-cell table:number-columns-repeated="993"/>
        </table:table-row>
        <table:table-row table:style-name="ro15">
          <table:table-cell table:number-columns-repeated="15"/>
          <table:table-cell table:style-name="ce131"/>
          <table:table-cell table:style-name="ce28"/>
          <table:table-cell table:style-name="ce24"/>
          <table:table-cell table:style-name="ce313"/>
          <table:table-cell table:style-name="ce13" table:number-columns-repeated="3"/>
          <table:table-cell table:style-name="ce313"/>
          <table:table-cell table:style-name="ce256" table:number-columns-repeated="2"/>
          <table:table-cell table:style-name="ce13" table:number-columns-repeated="2"/>
          <table:table-cell/>
          <table:table-cell table:style-name="ce13" table:number-columns-repeated="21"/>
          <table:table-cell table:number-columns-repeated="975"/>
        </table:table-row>
        <table:table-row table:style-name="ro15" table:number-rows-repeated="3">
          <table:table-cell table:number-columns-repeated="15"/>
          <table:table-cell table:style-name="ce131"/>
          <table:table-cell table:style-name="ce28"/>
          <table:table-cell table:style-name="ce24"/>
          <table:table-cell table:style-name="ce313"/>
          <table:table-cell table:style-name="ce13" table:number-columns-repeated="3"/>
          <table:table-cell table:style-name="ce313"/>
          <table:table-cell table:style-name="ce256" table:number-columns-repeated="2"/>
          <table:table-cell table:style-name="ce13" table:number-columns-repeated="24"/>
          <table:table-cell table:number-columns-repeated="975"/>
        </table:table-row>
        <table:table-row table:style-name="ro15" table:number-rows-repeated="2">
          <table:table-cell table:number-columns-repeated="15"/>
          <table:table-cell table:style-name="ce131"/>
          <table:table-cell table:style-name="ce28"/>
          <table:table-cell table:style-name="ce308"/>
          <table:table-cell table:style-name="ce313"/>
          <table:table-cell table:style-name="ce13" table:number-columns-repeated="3"/>
          <table:table-cell table:style-name="ce313"/>
          <table:table-cell table:style-name="ce256" table:number-columns-repeated="2"/>
          <table:table-cell table:style-name="ce13" table:number-columns-repeated="24"/>
          <table:table-cell table:number-columns-repeated="975"/>
        </table:table-row>
        <table:table-row table:style-name="ro15">
          <table:table-cell table:number-columns-repeated="15"/>
          <table:table-cell table:style-name="ce131"/>
          <table:table-cell table:style-name="ce28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313"/>
          <table:table-cell table:style-name="ce256" table:number-columns-repeated="2"/>
          <table:table-cell table:style-name="ce13" table:number-columns-repeated="24"/>
          <table:table-cell table:number-columns-repeated="975"/>
        </table:table-row>
        <table:table-row table:style-name="ro15" table:number-rows-repeated="5">
          <table:table-cell table:number-columns-repeated="15"/>
          <table:table-cell table:style-name="ce131"/>
          <table:table-cell table:style-name="ce28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313"/>
          <table:table-cell table:style-name="ce256" table:number-columns-repeated="3"/>
          <table:table-cell table:style-name="ce13" table:number-columns-repeated="23"/>
          <table:table-cell table:number-columns-repeated="975"/>
        </table:table-row>
        <table:table-row table:style-name="ro15" table:number-rows-repeated="6">
          <table:table-cell table:number-columns-repeated="15"/>
          <table:table-cell table:style-name="ce131"/>
          <table:table-cell table:style-name="ce28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271"/>
          <table:table-cell table:style-name="ce13"/>
          <table:table-cell table:style-name="ce256" table:number-columns-repeated="2"/>
          <table:table-cell table:style-name="ce13" table:number-columns-repeated="23"/>
          <table:table-cell table:number-columns-repeated="975"/>
        </table:table-row>
        <table:table-row table:style-name="ro15">
          <table:table-cell table:number-columns-repeated="3"/>
          <table:table-cell table:style-name="ce86"/>
          <table:table-cell table:number-columns-repeated="11"/>
          <table:table-cell table:style-name="ce131"/>
          <table:table-cell table:style-name="ce28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271"/>
          <table:table-cell table:style-name="ce13"/>
          <table:table-cell table:style-name="ce256" table:number-columns-repeated="2"/>
          <table:table-cell table:style-name="ce13" table:number-columns-repeated="23"/>
          <table:table-cell table:number-columns-repeated="975"/>
        </table:table-row>
        <table:table-row table:style-name="ro15">
          <table:table-cell table:number-columns-repeated="10"/>
          <table:table-cell table:style-name="ce86"/>
          <table:table-cell table:number-columns-repeated="4"/>
          <table:table-cell table:style-name="ce131"/>
          <table:table-cell table:style-name="ce28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271"/>
          <table:table-cell table:style-name="ce13"/>
          <table:table-cell table:style-name="ce256" table:number-columns-repeated="2"/>
          <table:table-cell table:style-name="ce13" table:number-columns-repeated="23"/>
          <table:table-cell table:number-columns-repeated="975"/>
        </table:table-row>
        <table:table-row table:style-name="ro15" table:number-rows-repeated="2">
          <table:table-cell table:number-columns-repeated="15"/>
          <table:table-cell table:style-name="ce131"/>
          <table:table-cell table:style-name="ce28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271"/>
          <table:table-cell table:style-name="ce13"/>
          <table:table-cell table:style-name="ce256" table:number-columns-repeated="2"/>
          <table:table-cell table:style-name="ce13" table:number-columns-repeated="23"/>
          <table:table-cell table:number-columns-repeated="975"/>
        </table:table-row>
        <table:table-row table:style-name="ro15" table:number-rows-repeated="3">
          <table:table-cell table:number-columns-repeated="17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271"/>
          <table:table-cell table:style-name="ce13"/>
          <table:table-cell table:style-name="ce256" table:number-columns-repeated="2"/>
          <table:table-cell table:style-name="ce13" table:number-columns-repeated="23"/>
          <table:table-cell table:number-columns-repeated="975"/>
        </table:table-row>
        <table:table-row table:style-name="ro15" table:number-rows-repeated="3">
          <table:table-cell table:number-columns-repeated="17"/>
          <table:table-cell table:style-name="ce308"/>
          <table:table-cell table:style-name="ce313"/>
          <table:table-cell table:style-name="ce13" table:number-columns-repeated="2"/>
          <table:table-cell table:style-name="ce256"/>
          <table:table-cell table:style-name="ce271"/>
          <table:table-cell table:style-name="ce13"/>
          <table:table-cell table:style-name="ce256"/>
          <table:table-cell table:style-name="ce319"/>
          <table:table-cell table:style-name="ce13" table:number-columns-repeated="23"/>
          <table:table-cell table:number-columns-repeated="975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 table:number-columns-repeated="2"/>
          <table:table-cell table:style-name="ce13" table:number-columns-repeated="23"/>
          <table:table-cell table:number-columns-repeated="975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/>
          <table:table-cell table:style-name="ce325"/>
          <table:table-cell table:style-name="ce256"/>
          <table:table-cell table:style-name="ce13"/>
          <table:table-cell table:style-name="ce256" table:number-columns-repeated="2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/>
          <table:table-cell table:style-name="ce325"/>
          <table:table-cell table:style-name="ce256" table:number-columns-repeated="4"/>
          <table:table-cell table:style-name="ce303"/>
          <table:table-cell table:style-name="ce256" table:number-columns-repeated="3"/>
          <table:table-cell table:style-name="ce319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/>
          <table:table-cell table:style-name="ce325"/>
          <table:table-cell table:style-name="ce256" table:number-columns-repeated="4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 table:number-columns-repeated="6"/>
          <table:table-cell table:style-name="ce303"/>
          <table:table-cell table:style-name="ce256" table:number-columns-repeated="3"/>
          <table:table-cell table:style-name="ce319"/>
          <table:table-cell table:style-name="ce13" table:number-columns-repeated="23"/>
          <table:table-cell table:number-columns-repeated="966"/>
        </table:table-row>
        <table:table-row table:style-name="ro15" table:number-rows-repeated="4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 table:number-columns-repeated="6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 table:number-columns-repeated="5"/>
          <table:table-cell table:style-name="ce319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 table:number-rows-repeated="3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 table:number-columns-repeated="6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 table:number-columns-repeated="4"/>
          <table:table-cell table:style-name="ce319"/>
          <table:table-cell table:style-name="ce256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/>
          <table:table-cell table:style-name="ce256" table:number-columns-repeated="6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 table:number-rows-repeated="2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2"/>
          <table:table-cell table:style-name="ce256" table:number-columns-repeated="3"/>
          <table:table-cell table:style-name="ce319"/>
          <table:table-cell table:style-name="ce256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 table:number-rows-repeated="3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2"/>
          <table:table-cell table:style-name="ce256" table:number-columns-repeated="5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2"/>
          <table:table-cell table:style-name="ce256" table:number-columns-repeated="5"/>
          <table:table-cell table:style-name="ce303"/>
          <table:table-cell table:style-name="ce256"/>
          <table:table-cell table:style-name="ce325"/>
          <table:table-cell table:style-name="ce256" table:number-columns-repeated="2"/>
          <table:table-cell table:style-name="ce13" table:number-columns-repeated="23"/>
          <table:table-cell table:number-columns-repeated="966"/>
        </table:table-row>
        <table:table-row table:style-name="ro15" table:number-rows-repeated="6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2"/>
          <table:table-cell table:style-name="ce256" table:number-columns-repeated="5"/>
          <table:table-cell table:style-name="ce303"/>
          <table:table-cell table:style-name="ce13"/>
          <table:table-cell table:style-name="ce325"/>
          <table:table-cell table:style-name="ce256" table:number-columns-repeated="2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2"/>
          <table:table-cell table:style-name="ce256" table:number-columns-repeated="5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 table:number-rows-repeated="3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2"/>
          <table:table-cell table:style-name="ce256" table:number-columns-repeated="5"/>
          <table:table-cell table:style-name="ce338"/>
          <table:table-cell table:style-name="ce319"/>
          <table:table-cell table:style-name="ce256" table:number-columns-repeated="3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2"/>
          <table:table-cell table:style-name="ce256" table:number-columns-repeated="5"/>
          <table:table-cell table:style-name="ce303"/>
          <table:table-cell table:style-name="ce256" table:number-columns-repeated="4"/>
          <table:table-cell table:style-name="ce13" table:number-columns-repeated="23"/>
          <table:table-cell table:number-columns-repeated="966"/>
        </table:table-row>
        <table:table-row table:style-name="ro15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4"/>
          <table:table-cell table:style-name="ce256"/>
          <table:table-cell table:style-name="ce13" table:number-columns-repeated="2"/>
          <table:table-cell table:style-name="ce28"/>
          <table:table-cell table:style-name="ce13" table:number-columns-repeated="27"/>
          <table:table-cell table:number-columns-repeated="966"/>
        </table:table-row>
        <table:table-row table:style-name="ro15" table:number-rows-repeated="11">
          <table:table-cell table:number-columns-repeated="17"/>
          <table:table-cell table:style-name="ce308"/>
          <table:table-cell table:style-name="ce313"/>
          <table:table-cell table:style-name="ce13" table:number-columns-repeated="3"/>
          <table:table-cell table:style-name="ce271"/>
          <table:table-cell table:style-name="ce13" table:number-columns-repeated="7"/>
          <table:table-cell table:style-name="ce28"/>
          <table:table-cell table:style-name="ce13" table:number-columns-repeated="27"/>
          <table:table-cell table:number-columns-repeated="966"/>
        </table:table-row>
        <table:table-row table:style-name="ro15" table:number-rows-repeated="16">
          <table:table-cell table:number-columns-repeated="17"/>
          <table:table-cell table:style-name="ce308"/>
          <table:table-cell table:number-columns-repeated="3"/>
          <table:table-cell table:style-name="ce13"/>
          <table:table-cell table:style-name="ce271"/>
          <table:table-cell table:style-name="ce13" table:number-columns-repeated="7"/>
          <table:table-cell table:style-name="ce28"/>
          <table:table-cell table:style-name="ce13" table:number-columns-repeated="27"/>
          <table:table-cell table:number-columns-repeated="966"/>
        </table:table-row>
        <table:table-row table:style-name="ro15" table:number-rows-repeated="16">
          <table:table-cell table:number-columns-repeated="17"/>
          <table:table-cell table:style-name="ce308"/>
          <table:table-cell table:number-columns-repeated="3"/>
          <table:table-cell table:style-name="ce13"/>
          <table:table-cell table:number-columns-repeated="3"/>
          <table:table-cell table:style-name="ce13" table:number-columns-repeated="5"/>
          <table:table-cell table:style-name="ce28"/>
          <table:table-cell table:style-name="ce13" table:number-columns-repeated="27"/>
          <table:table-cell table:number-columns-repeated="966"/>
        </table:table-row>
        <table:table-row table:style-name="ro15">
          <table:table-cell table:number-columns-repeated="25"/>
          <table:table-cell table:style-name="ce13" table:number-columns-repeated="5"/>
          <table:table-cell table:style-name="ce28"/>
          <table:table-cell table:style-name="ce13" table:number-columns-repeated="27"/>
          <table:table-cell table:number-columns-repeated="966"/>
        </table:table-row>
        <table:table-row table:style-name="ro15">
          <table:table-cell table:number-columns-repeated="27"/>
          <table:table-cell table:style-name="ce13"/>
          <table:table-cell table:number-columns-repeated="996"/>
        </table:table-row>
        <table:table-row table:style-name="ro15" table:number-rows-repeated="104814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CVT_Draft6.$A$1" table:cell-range-address="$CVT_Draft6.$A$33:.$M$83" table:range-usable-as="print-range"/>
          <table:named-range table:name="Excel_BuiltIn_Print_Titles" table:base-cell-address="$CVT_Draft6.$A$1" table:cell-range-address="$CVT_Draft6.$A$1:.$AMJ$15" table:range-usable-as="repeat-column repeat-row"/>
        </table:named-expressions>
      </table:table>
      <table:named-expressions>
        <table:named-range table:name="ACT_FIELD_RATE" table:base-cell-address="$CVT_Draft6.$A$1" table:cell-range-address="$CVT_Draft6.$Q$53"/>
        <table:named-range table:name="ACT_FRAME_RATE" table:base-cell-address="$CVT_Draft6.$A$1" table:cell-range-address="$CVT_Draft6.$Q$54"/>
        <table:named-range table:name="ACT_H_FREQ" table:base-cell-address="$CVT_Draft6.$A$1" table:cell-range-address="$CVT_Draft6.$Q$51"/>
        <table:named-range table:name="ACT_PIXEL_FREQ" table:base-cell-address="$CVT_Draft6.$A$1" table:cell-range-address="$CVT_Draft6.$Q$56"/>
        <table:named-range table:name="ACT_VBI_LINES" table:base-cell-address="$CVT_Draft6.$A$1" table:cell-range-address="$CVT_Draft6.$Y$31"/>
        <table:named-range table:name="ASPECT_RATIO" table:base-cell-address="$CVT_Draft6.$A$1" table:cell-range-address="$CVT_Draft6.$F$46"/>
        <table:named-range table:name="BOT_MARGIN" table:base-cell-address="$CVT_Draft6.$A$1" table:cell-range-address="$CVT_Draft6.$Q$40"/>
        <table:named-range table:name="CELL_GRAN" table:base-cell-address="$CVT_Draft6.$A$1" table:cell-range-address="$CVT_Draft6.$K$97"/>
        <table:named-range table:name="CELL_GRAN_RND" table:base-cell-address="$CVT_Draft6.$A$1" table:cell-range-address="$CVT_Draft6.$Q$18"/>
        <table:named-range table:name="CLOCK_STEP" table:base-cell-address="$CVT_Draft6.$A$1" table:cell-range-address="$CVT_Draft6.$K$138"/>
        <table:named-range table:name="C_PRIME" table:base-cell-address="$CVT_Draft6.$A$1" table:cell-range-address="$CVT_Draft6.$K$126"/>
        <table:named-range table:name="GTF_C_VAR" table:base-cell-address="$CVT_Draft6.$A$1" table:cell-range-address="$CVT_Draft6.$K$121"/>
        <table:named-range table:name="GTF_J_VAR" table:base-cell-address="$CVT_Draft6.$A$1" table:cell-range-address="$CVT_Draft6.$K$123"/>
        <table:named-range table:name="GTF_K_VAR" table:base-cell-address="$CVT_Draft6.$A$1" table:cell-range-address="$CVT_Draft6.$K$122"/>
        <table:named-range table:name="GTF_M_VAR" table:base-cell-address="$CVT_Draft6.$A$1" table:cell-range-address="$CVT_Draft6.$K$120"/>
        <table:named-range table:name="H_BACK_PORCH" table:base-cell-address="$CVT_Draft6.$A$1" table:cell-range-address="$CVT_Draft6.$Q$67"/>
        <table:named-range table:name="H_BLANK" table:base-cell-address="$CVT_Draft6.$A$1" table:cell-range-address="$CVT_Draft6.$Q$61"/>
        <table:named-range table:name="H_FRONT_PORCH" table:base-cell-address="$CVT_Draft6.$A$1" table:cell-range-address="$CVT_Draft6.$Q$63"/>
        <table:named-range table:name="H_PERIOD" table:base-cell-address="$CVT_Draft6.$A$1" table:cell-range-address="$CVT_Draft6.$#REF!$#REF!"/>
        <table:named-range table:name="H_PERIOD_EST" table:base-cell-address="$CVT_Draft6.$A$1" table:cell-range-address="$CVT_Draft6.$Q$48"/>
        <table:named-range table:name="H_PIXELS" table:base-cell-address="$CVT_Draft6.$A$1" table:cell-range-address="$CVT_Draft6.$K$18"/>
        <table:named-range table:name="H_PIXELS_RND" table:base-cell-address="$CVT_Draft6.$A$1" table:cell-range-address="$CVT_Draft6.$Q$26"/>
        <table:named-range table:name="H_SYNC_PER" table:base-cell-address="$CVT_Draft6.$A$1" table:cell-range-address="$CVT_Draft6.$U$19"/>
        <table:named-range table:name="H_SYNC_RND" table:base-cell-address="$CVT_Draft6.$A$1" table:cell-range-address="$CVT_Draft6.$Q$65"/>
        <table:named-range table:name="IDEAL_DUTY_CYCLE" table:base-cell-address="$CVT_Draft6.$A$1" table:cell-range-address="$CVT_Draft6.$U$37"/>
        <table:named-range table:name="INTERLACE" table:base-cell-address="$CVT_Draft6.$A$1" table:cell-range-address="$CVT_Draft6.$Q$43"/>
        <table:named-range table:name="INT_RQD?" table:base-cell-address="$CVT_Draft6.$A$1" table:cell-range-address="$CVT_Draft6.$K$21"/>
        <table:named-range table:name="IP_FREQ_RQD" table:base-cell-address="$CVT_Draft6.$A$1" table:cell-range-address="$CVT_Draft6.$K$22"/>
        <table:named-range table:name="LEFT_MARGIN" table:base-cell-address="$CVT_Draft6.$A$1" table:cell-range-address="$CVT_Draft6.$Q$29"/>
        <table:named-range table:name="MARGINS_RQD?" table:base-cell-address="$CVT_Draft6.$A$1" table:cell-range-address="$CVT_Draft6.$K$20"/>
        <table:named-range table:name="MARGIN_PER" table:base-cell-address="$CVT_Draft6.$A$1" table:cell-range-address="$CVT_Draft6.$Q$19"/>
        <table:named-range table:name="MIN_VSYNC_BP" table:base-cell-address="$CVT_Draft6.$A$1" table:cell-range-address="$CVT_Draft6.$U$18"/>
        <table:named-range table:name="MIN_V_BPORCH" table:base-cell-address="$CVT_Draft6.$A$1" table:cell-range-address="$CVT_Draft6.$K$112"/>
        <table:named-range table:name="MIN_V_PORCH" table:base-cell-address="$CVT_Draft6.$A$1" table:cell-range-address="$CVT_Draft6.$K$113"/>
        <table:named-range table:name="MIN_V_PORCH_RND" table:base-cell-address="$CVT_Draft6.$A$1" table:cell-range-address="$CVT_Draft6.$Q$20"/>
        <table:named-range table:name="M_PRIME" table:base-cell-address="$CVT_Draft6.$A$1" table:cell-range-address="$CVT_Draft6.$K$125"/>
        <table:named-range table:name="PIXEL_FREQ" table:base-cell-address="$CVT_Draft6.$A$1" table:cell-range-address="$CVT_Draft6.$#REF!$#REF!"/>
        <table:named-range table:name="RB_H_BLANK" table:base-cell-address="$CVT_Draft6.$A$1" table:cell-range-address="$CVT_Draft6.$Y$20"/>
        <table:named-range table:name="RB_H_SYNC" table:base-cell-address="$CVT_Draft6.$A$1" table:cell-range-address="$CVT_Draft6.$Y$19"/>
        <table:named-range table:name="RB_MIN_VBI" table:base-cell-address="$CVT_Draft6.$A$1" table:cell-range-address="$CVT_Draft6.$Y$30"/>
        <table:named-range table:name="RB_MIN_V_BLANK" table:base-cell-address="$CVT_Draft6.$A$1" table:cell-range-address="$CVT_Draft6.$Y$18"/>
        <table:named-range table:name="RB_MIN_V_BPORCH" table:base-cell-address="$CVT_Draft6.$A$1" table:cell-range-address="$CVT_Draft6.$K$135"/>
        <table:named-range table:name="RB_V_FPORCH" table:base-cell-address="$CVT_Draft6.$A$1" table:cell-range-address="$CVT_Draft6.$K$134"/>
        <table:named-range table:name="RB_V_SYNC" table:base-cell-address="$CVT_Draft6.$A$1" table:cell-range-address="$CVT_Draft6.$#REF!$#REF!"/>
        <table:named-range table:name="RED_BLANK_RQD?" table:base-cell-address="$CVT_Draft6.$A$1" table:cell-range-address="$CVT_Draft6.$K$23"/>
        <table:named-range table:name="RIGHT_MARGIN" table:base-cell-address="$CVT_Draft6.$A$1" table:cell-range-address="$CVT_Draft6.$Q$30"/>
        <table:named-range table:name="TOP_MARGIN" table:base-cell-address="$CVT_Draft6.$A$1" table:cell-range-address="$CVT_Draft6.$Q$39"/>
        <table:named-range table:name="TOTAL_ACTIVE_PIXELS" table:base-cell-address="$CVT_Draft6.$A$1" table:cell-range-address="$CVT_Draft6.$Q$33"/>
        <table:named-range table:name="TOTAL_PIXELS" table:base-cell-address="$CVT_Draft6.$A$1" table:cell-range-address="$CVT_Draft6.$Q$59"/>
        <table:named-range table:name="TOTAL_V_LINES" table:base-cell-address="$CVT_Draft6.$A$1" table:cell-range-address="$CVT_Draft6.$Q$70"/>
        <table:named-range table:name="VBI_LINES" table:base-cell-address="$CVT_Draft6.$A$1" table:cell-range-address="$CVT_Draft6.$Y$26"/>
        <table:named-range table:name="VSYNC_WIDTH_TABLE" table:base-cell-address="$CVT_Draft6.$A$1" table:cell-range-address="$CVT_Draft6.$D$145:.$E$152"/>
        <table:named-range table:name="V_BACK_PORCH" table:base-cell-address="$CVT_Draft6.$A$1" table:cell-range-address="$CVT_Draft6.$Q$78"/>
        <table:named-range table:name="V_BLANK" table:base-cell-address="$CVT_Draft6.$A$1" table:cell-range-address="$CVT_Draft6.$Q$72"/>
        <table:named-range table:name="V_FIELD_RATE" table:base-cell-address="$CVT_Draft6.$A$1" table:cell-range-address="$CVT_Draft6.$#REF!$#REF!"/>
        <table:named-range table:name="V_FIELD_RATE_EST" table:base-cell-address="$CVT_Draft6.$A$1" table:cell-range-address="$CVT_Draft6.$#REF!$#REF!"/>
        <table:named-range table:name="V_FIELD_RATE_RQD" table:base-cell-address="$CVT_Draft6.$A$1" table:cell-range-address="$CVT_Draft6.$Q$23"/>
        <table:named-range table:name="V_FRAME_RATE" table:base-cell-address="$CVT_Draft6.$A$1" table:cell-range-address="$CVT_Draft6.$#REF!$#REF!"/>
        <table:named-range table:name="V_FRONT_PORCH" table:base-cell-address="$CVT_Draft6.$A$1" table:cell-range-address="$CVT_Draft6.$Q$74"/>
        <table:named-range table:name="V_LINES" table:base-cell-address="$CVT_Draft6.$A$1" table:cell-range-address="$CVT_Draft6.$K$19"/>
        <table:named-range table:name="V_LINES_RND" table:base-cell-address="$CVT_Draft6.$A$1" table:cell-range-address="$CVT_Draft6.$Q$36"/>
        <table:named-range table:name="V_SYNC" table:base-cell-address="$CVT_Draft6.$A$1" table:cell-range-address="$CVT_Draft6.$K$103"/>
        <table:named-range table:name="V_SYNC_BP" table:base-cell-address="$CVT_Draft6.$A$1" table:cell-range-address="$CVT_Draft6.$U$28"/>
        <table:named-range table:name="V_SYNC_RND" table:base-cell-address="$CVT_Draft6.$A$1" table:cell-range-address="$CVT_Draft6.$Q$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1" svg:font-family="'MS Sans Serif'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3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32P0"/>
    </number:number-style>
    <number:number-style style:name="N133">
      <number:number number:decimal-places="1" number:min-integer-digits="1"/>
    </number:number-style>
    <number:number-style style:name="N134P0" style:volatile="true">
      <number:number number:decimal-places="1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/>
      <number:text> </number:text>
    </number:number-style>
    <number:number-style style:name="N135">
      <style:text-properties fo:color="#ff0000"/>
      <number:text>(</number:text>
      <number:number number:decimal-places="0" number:min-integer-digits="1"/>
      <number:text>)</number:text>
      <style:map style:condition="value()&gt;=0" style:apply-style-name="N135P0"/>
    </number:number-style>
    <number:number-style style:name="N136">
      <number:number number:decimal-places="3" number:min-integer-digits="1"/>
    </number:number-style>
    <number:number-style style:name="N137">
      <number:number number:decimal-places="0" number:min-integer-digits="0"/>
      <number:text>  Hz</number:text>
    </number:number-style>
    <number:number-style style:name="N138">
      <number:number number:decimal-places="3" number:min-integer-digits="1" number:grouping="true"/>
    </number:number-style>
    <number:number-style style:name="N139P0" style:volatile="true">
      <number:number number:decimal-places="4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39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40.31pt" fo:margin-bottom="36pt" fo:margin-left="36pt" fo:margin-right="36pt" style:first-page-number="continue" style:scale-to-X="1" style:scale-to-Y="1" style:table-centering="both" style:writing-mode="lr-tb"/>
      <style:header-style>
        <style:header-footer-properties fo:min-height="21.26pt" fo:margin-left="17.86pt" fo:margin-right="17.86pt" fo:margin-bottom="0pt"/>
      </style:header-style>
      <style:footer-style>
        <style:header-footer-properties svg:height="4.31pt" fo:margin-left="17.86pt" fo:margin-right="17.86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VT_5f_Draft6" style:display-name="PageStyle_CVT_Draft6" style:page-layout-name="Mpm3">
      <style:header style:display="false"/>
      <style:header-left style:display="false"/>
      <style:footer>
        <style:region-left>
          <text:p><text:span text:style-name="MT1">VESA Coordinated Video Timing Generator</text:span></text:p>
          <text:p><text:span text:style-name="MT1">(c) Copyright 2002 Video Electronics Standards Association</text:span></text:p>
        </style:region-left>
      </style:footer>
      <style:footer-left style:display="false">
        <style:region-left>
          <text:p><text:span text:style-name="MT1">VESA Coordinated Video Timing Generator</text:span></text:p>
          <text:p><text:span text:style-name="MT1">(c) Copyright 2002 Video Electronics Standards Association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SA Coordinated Video Timing Generator</dc:title>
    <dc:subject>CVT Timing</dc:subject>
    <meta:keyword>CVT Timing Generator</meta:keyword>
    <meta:initial-creator>Graham Loveridge</meta:initial-creator>
    <meta:creation-date>2002-01-07T20:37:55</meta:creation-date>
    <dc:creator>Steve Spano</dc:creator>
    <dc:date>2007-02-28T19:53:58</dc:date>
    <meta:print-date>2003-03-04T02:34:15</meta:print-date>
    <meta:document-statistic meta:table-count="1" meta:cell-count="530" meta:object-count="0"/>
    <meta:generator>LibreOffice/4.4.2.2$Linux_X86_64 LibreOffice_project/40m0$Build-2</meta:generator>
  </office:meta>
</office:document-meta>
</file>